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6pt solid #b2b2b2" fo:border-right="none" fo:border-top="none" fo:border-bottom="none"/>
    </style:style>
    <style:style style:name="P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1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2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2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2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7" style:family="paragraph" style:parent-style-name="Footer">
      <style:text-properties officeooo:rsid="011350d1" officeooo:paragraph-rsid="011350d1"/>
    </style:style>
    <style:style style:name="P28" style:family="paragraph" style:parent-style-name="Footer">
      <style:text-properties officeooo:rsid="001f8a2d" officeooo:paragraph-rsid="00bd36bc"/>
    </style:style>
    <style:style style:name="P29" style:family="paragraph" style:parent-style-name="Footer">
      <style:text-properties officeooo:rsid="001f8a2d" officeooo:paragraph-rsid="002b33ed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4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4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63" style:family="paragraph" style:parent-style-name="Footer">
      <style:text-properties officeooo:paragraph-rsid="00c384cf"/>
    </style:style>
    <style:style style:name="P64" style:family="paragraph" style:parent-style-name="Header">
      <style:paragraph-properties fo:text-align="start" style:justify-single-word="false"/>
      <style:text-properties officeooo:paragraph-rsid="0211dd7e"/>
    </style:style>
    <style:style style:name="P65" style:family="paragraph" style:parent-style-name="Footer">
      <style:paragraph-properties fo:text-align="start" style:justify-single-word="false"/>
      <style:text-properties officeooo:paragraph-rsid="0211dd7e"/>
    </style:style>
    <style:style style:name="P66" style:family="paragraph" style:parent-style-name="Footer">
      <style:paragraph-properties fo:text-align="start" style:justify-single-word="false"/>
      <style:text-properties officeooo:paragraph-rsid="00d4df5c"/>
    </style:style>
    <style:style style:name="P67" style:family="paragraph" style:parent-style-name="_5f_Header_20_N_20_page_20_impaire_20__28_D_29_">
      <style:paragraph-properties fo:text-align="start" style:justify-single-word="false"/>
    </style:style>
    <style:style style:name="P6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89fb01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2" style:family="paragraph" style:parent-style-name="_5f_Header_20_G_20_page_20_paire_20__28_G_29_">
      <style:paragraph-properties fo:text-align="start" style:justify-single-word="false"/>
    </style:style>
    <style:style style:name="P73" style:family="paragraph" style:parent-style-name="Header">
      <style:paragraph-properties fo:text-align="start" style:justify-single-word="false"/>
      <style:text-properties officeooo:paragraph-rsid="02a56131"/>
    </style:style>
    <style:style style:name="P74" style:family="paragraph" style:parent-style-name="Footer">
      <style:text-properties officeooo:rsid="0242edd8" officeooo:paragraph-rsid="0242edd8"/>
    </style:style>
    <style:style style:name="P75" style:family="paragraph" style:parent-style-name="Footer">
      <style:text-properties officeooo:paragraph-rsid="008d016c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Header">
      <style:paragraph-properties fo:margin-left="0cm" fo:margin-right="0cm" fo:text-indent="0cm" style:auto-text-indent="false"/>
    </style:style>
    <style:style style:name="P79" style:family="paragraph" style:parent-style-name="Footer">
      <style:text-properties officeooo:paragraph-rsid="010f7046"/>
    </style:style>
    <style:style style:name="P80" style:family="paragraph" style:parent-style-name="Footer">
      <style:text-properties officeooo:paragraph-rsid="01120261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Footer">
      <style:paragraph-properties fo:text-align="end" style:justify-single-word="false"/>
      <style:text-properties officeooo:paragraph-rsid="00d4df5c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Footer">
      <style:text-properties officeooo:paragraph-rsid="00d4df5c"/>
    </style:style>
    <style:style style:name="P85" style:family="paragraph" style:parent-style-name="Footer">
      <style:text-properties officeooo:paragraph-rsid="00863005"/>
    </style:style>
    <style:style style:name="P86" style:family="paragraph" style:parent-style-name="_5f_Header_20_N_20_page_20_impaire_20__28_D_29_">
      <style:text-properties officeooo:rsid="0277791e" officeooo:paragraph-rsid="0277791e"/>
    </style:style>
    <style:style style:name="P87" style:family="paragraph" style:parent-style-name="_5f_Header_20_N_20_page_20_impaire_20__28_D_29_">
      <style:text-properties officeooo:rsid="027aa87d" officeooo:paragraph-rsid="027aa87d"/>
    </style:style>
    <style:style style:name="P88" style:family="paragraph" style:parent-style-name="_5f_Header_20_G_20_page_20_impaire_20__28_D_29_">
      <style:text-properties officeooo:paragraph-rsid="00c87b35"/>
    </style:style>
    <style:style style:name="P89" style:family="paragraph" style:parent-style-name="Footer">
      <style:text-properties officeooo:paragraph-rsid="00a59a60"/>
    </style:style>
    <style:style style:name="P90" style:family="paragraph" style:parent-style-name="Footer">
      <style:text-properties officeooo:paragraph-rsid="004274bc"/>
    </style:style>
    <style:style style:name="P91" style:family="paragraph" style:parent-style-name="Footer">
      <style:text-properties officeooo:paragraph-rsid="002aa84d"/>
    </style:style>
    <style:style style:name="P92" style:family="paragraph" style:parent-style-name="_5f_Header_20_G_20_page_20_paire_20__28_G_29_">
      <style:text-properties officeooo:paragraph-rsid="0334a5be"/>
    </style:style>
    <style:style style:name="P93" style:family="paragraph" style:parent-style-name="Footer">
      <style:text-properties officeooo:paragraph-rsid="030c4d7d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rsid="0096b4e2" officeooo:paragraph-rsid="0096b4e2"/>
    </style:style>
    <style:style style:name="P96" style:family="paragraph" style:parent-style-name="Footer">
      <style:text-properties officeooo:paragraph-rsid="0096b4e2"/>
    </style:style>
    <style:style style:name="P97" style:family="paragraph" style:parent-style-name="Footer">
      <style:text-properties officeooo:paragraph-rsid="02a682f9"/>
    </style:style>
    <style:style style:name="P98" style:family="paragraph" style:parent-style-name="Footer">
      <style:text-properties officeooo:rsid="00178920" officeooo:paragraph-rsid="00178920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0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10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0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6" style:family="paragraph" style:parent-style-name="Header">
      <style:paragraph-properties fo:text-align="start" style:justify-single-word="false"/>
      <style:text-properties officeooo:paragraph-rsid="0211dd7e"/>
    </style:style>
    <style:style style:name="P107" style:family="paragraph" style:parent-style-name="Header">
      <style:paragraph-properties fo:text-align="center" style:justify-single-word="false"/>
      <style:text-properties officeooo:paragraph-rsid="00ab054e"/>
    </style:style>
    <style:style style:name="P108" style:family="paragraph" style:parent-style-name="Header">
      <style:paragraph-properties fo:text-align="center" style:justify-single-word="false"/>
      <style:text-properties officeooo:paragraph-rsid="00c10aa6"/>
    </style:style>
    <style:style style:name="P10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11" style:family="paragraph" style:parent-style-name="_5f_Footer_20_page_20_impaire_20__28_D_29_"/>
    <style:style style:name="P112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paire_20__28_G_29_"/>
    <style:style style:name="P114" style:family="paragraph" style:parent-style-name="_5f_Footer_20_page_20_paire_20__28_G_29_">
      <style:text-properties fo:font-size="9pt" style:font-size-asian="9pt" style:font-size-complex="9pt"/>
    </style:style>
    <style:style style:name="P11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16" style:family="paragraph" style:parent-style-name="_5f_Header_20_G_20_page_20_paire_20__28_G_29_">
      <style:text-properties officeooo:paragraph-rsid="00eb2abc"/>
    </style:style>
    <style:style style:name="P117" style:family="paragraph" style:parent-style-name="_5f_Header_20_N_20_page_20_impaire_20__28_D_29_">
      <style:paragraph-properties fo:text-align="start" style:justify-single-word="false"/>
    </style:style>
    <style:style style:name="P11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1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27" style:family="paragraph" style:parent-style-name="_5f_Paragraphe_5f_Réponse_5f_Elève" style:list-style-name="_5f_Numérotation_20_des_20_exercices">
      <style:text-properties officeooo:paragraph-rsid="01389da8"/>
    </style:style>
    <style:style style:name="P128" style:family="paragraph" style:parent-style-name="_5f_Paragraphe_5f_Réponse_5f_Elève" style:list-style-name="_5f_Numérotation_20_des_20_exercices">
      <style:text-properties officeooo:paragraph-rsid="013977df"/>
    </style:style>
    <style:style style:name="P129" style:family="paragraph" style:parent-style-name="_5f_Paragraphe_5f_Réponse_5f_Elève" style:list-style-name="_5f_Numérotation_20_des_20_exercices">
      <style:text-properties officeooo:paragraph-rsid="013a2549"/>
    </style:style>
    <style:style style:name="P13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1" style:family="paragraph" style:parent-style-name="_5f_Paragraphe_5f_avec_5f_Num_5f_Question" style:list-style-name="_5f_Numérotation_20_des_20_exercices"/>
    <style:style style:name="P132" style:family="paragraph" style:parent-style-name="_5f_Premier_5f_Titre_5f_Exercices_5f_avec_5f_Num_5f_Exo_5f_sans_5f_Titre" style:list-style-name="_5f_Numérotation_20_des_20_exercices" style:master-page-name="_34__5f_2_5f_SERIE_5f_G_5f_GAUCHE_5f_ET_5f_DROITE_5f_2COL">
      <style:paragraph-properties style:page-number="246" fo:break-before="auto" fo:break-after="auto"/>
    </style:style>
    <style:style style:name="P133" style:family="paragraph" style:parent-style-name="_5f_Titre_5f_Exercices_5f_sans_5f_Titre" style:list-style-name="_5f_Numérotation_20_des_20_exercices"/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13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8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3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cm" fo:margin-right="0cm" fo:margin-top="0cm" fo:margin-bottom="0cm" fo:line-height="100%" fo:text-indent="0cm" style:writing-mode="lr-tb"/>
    </style:style>
    <style:style style:name="P14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text-align="center"/>
    </style:style>
    <style:style style:name="P150" style:family="paragraph">
      <loext:graphic-properties draw:fill="solid" draw:fill-color="#d7e12c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660d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margin-left="0cm" fo:margin-right="0cm" fo:margin-top="0cm" fo:margin-bottom="0cm" fo:line-height="100%" fo:text-indent="0cm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57" style:family="paragraph">
      <loext:graphic-properties draw:fill="solid" draw:fill-color="#7fb241"/>
    </style:style>
    <style:style style:name="P158" style:family="paragraph">
      <loext:graphic-properties draw:fill="solid" draw:fill-color="#1ca2b8"/>
    </style:style>
    <style:style style:name="P15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6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cm" fo:margin-right="0cm" fo:margin-top="0cm" fo:margin-bottom="0cm" fo:line-height="100%" fo:text-align="center" fo:text-indent="0cm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P16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d62e4e"/>
    </style:style>
    <style:style style:name="T1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3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4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7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8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0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1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6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9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20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22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48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4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50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5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5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5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5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5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5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57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58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59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60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63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64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65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66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0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8" style:family="text">
      <style:text-properties fo:font-variant="small-caps" fo:color="#9d0f89" loext:opacity="100%" style:font-name="Bitstream Vera Sans6" fo:font-size="16pt" fo:font-weight="bold" officeooo:rsid="01a13e78"/>
    </style:style>
    <style:style style:name="T109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1" fo:font-size="16pt" fo:font-style="normal" fo:text-shadow="none" fo:font-weight="bold" officeooo:rsid="012d9d2e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4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4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4" style:family="text">
      <style:text-properties fo:font-variant="small-caps" officeooo:rsid="0054f64f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096b4e2"/>
    </style:style>
    <style:style style:name="T150" style:family="text">
      <style:text-properties officeooo:rsid="008d016c"/>
    </style:style>
    <style:style style:name="T151" style:family="text">
      <style:text-properties officeooo:rsid="01fe03f2"/>
    </style:style>
    <style:style style:name="T152" style:family="text">
      <style:text-properties officeooo:rsid="010c4d3a"/>
    </style:style>
    <style:style style:name="T153" style:family="text">
      <style:text-properties officeooo:rsid="00b6801f"/>
    </style:style>
    <style:style style:name="T154" style:family="text">
      <style:text-properties fo:font-size="16pt" style:font-size-asian="16pt" style:font-size-complex="16pt"/>
    </style:style>
    <style:style style:name="T155" style:family="text">
      <style:text-properties officeooo:rsid="01f8729d"/>
    </style:style>
    <style:style style:name="T156" style:family="text">
      <style:text-properties officeooo:rsid="01b6dc57"/>
    </style:style>
    <style:style style:name="T157" style:family="text">
      <style:text-properties officeooo:rsid="00b5d2d1"/>
    </style:style>
    <style:style style:name="T158" style:family="text">
      <style:text-properties officeooo:rsid="015f088a"/>
    </style:style>
    <style:style style:name="T159" style:family="text">
      <style:text-properties officeooo:rsid="0160d7ef"/>
    </style:style>
    <style:style style:name="T160" style:family="text">
      <style:text-properties officeooo:rsid="02735980"/>
    </style:style>
    <style:style style:name="T161" style:family="text">
      <style:text-properties officeooo:rsid="02757f12"/>
    </style:style>
    <style:style style:name="T162" style:family="text">
      <style:text-properties officeooo:rsid="0272f9e5"/>
    </style:style>
    <style:style style:name="T163" style:family="text">
      <style:text-properties officeooo:rsid="026ec296"/>
    </style:style>
    <style:style style:name="T164" style:family="text">
      <style:text-properties officeooo:rsid="0268e0aa"/>
    </style:style>
    <style:style style:name="T165" style:family="text">
      <style:text-properties officeooo:rsid="0072f07f"/>
    </style:style>
    <style:style style:name="T16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67" style:family="text">
      <style:text-properties officeooo:rsid="014407b5"/>
    </style:style>
    <style:style style:name="T168" style:family="text">
      <style:text-properties officeooo:rsid="00a59a60"/>
    </style:style>
    <style:style style:name="T169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officeooo:rsid="0334a5be"/>
    </style:style>
    <style:style style:name="T175" style:family="text">
      <style:text-properties officeooo:rsid="0315af39"/>
    </style:style>
    <style:style style:name="T176" style:family="text">
      <style:text-properties officeooo:rsid="00a4cf55"/>
    </style:style>
    <style:style style:name="T177" style:family="text">
      <style:text-properties officeooo:rsid="009e3fdd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1389da8" style:font-weight-asian="normal" style:font-weight-complex="normal"/>
    </style:style>
    <style:style style:name="T183" style:family="text">
      <style:text-properties officeooo:rsid="01389da8"/>
    </style:style>
    <style:style style:name="T184" style:family="text">
      <style:text-properties fo:color="#000000" loext:opacity="100%" style:font-name="Bitstream Vera Sans6" fo:font-size="10pt" fo:language="fr" fo:country="FR" fo:font-weight="normal" officeooo:rsid="01389da8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language-complex="hi" style:country-complex="IN" style:font-weight-complex="normal"/>
    </style:style>
    <style:style style:name="T185" style:family="text">
      <style:text-properties fo:color="#000000" loext:opacity="100%" style:font-name="Bitstream Vera Sans6" fo:font-size="10pt" fo:language="fr" fo:country="FR" fo:font-weight="normal" officeooo:rsid="013977df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language-complex="hi" style:country-complex="IN" style:font-weight-complex="normal"/>
    </style:style>
    <style:style style:name="T186" style:family="text">
      <style:text-properties fo:color="#000000" loext:opacity="100%" style:font-name="Bitstream Vera Sans6" fo:font-size="10pt" fo:language="fr" fo:country="FR" fo:font-weight="normal" officeooo:rsid="013a2549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language-complex="hi" style:country-complex="IN" style:font-weight-complex="normal"/>
    </style:style>
    <style:style style:name="T187" style:family="text">
      <style:text-properties fo:language="fr" fo:country="FR" fo:font-weight="normal" officeooo:rsid="01389da8" style:letter-kerning="true" style:font-name-asian="Bitstream Vera Sans2" style:font-size-asian="10pt" style:language-asian="zh" style:country-asian="CN" style:font-weight-asian="normal" style:font-name-complex="Bitstream Vera Sans2" style:language-complex="hi" style:country-complex="IN" style:font-weight-complex="normal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ff660d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ff0000" loext:opacity="10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Bitstream Ver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4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draw:stroke-dash="Dashed_20__28_var_29__20_611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" style:family="graphic">
      <style:graphic-properties draw:stroke="solid" draw:stroke-dash="Dashed_20__28_var_29__20_611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" style:family="graphic">
      <style:graphic-properties draw:stroke="solid" draw:stroke-dash="Dashed_20__28_var_29__20_612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" style:family="graphic">
      <style:graphic-properties draw:stroke="solid" draw:stroke-dash="Dashed_20__28_var_29__20_612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draw:stroke="solid" draw:stroke-dash="Dashed_20__28_var_29__20_612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612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none" draw:stroke-dash="Dashed_20__28_var_29__20_612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1.48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" style:family="graphic">
      <style:graphic-properties draw:stroke="solid" draw:stroke-dash="Dashed_20__28_var_29__20_612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612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613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none" draw:stroke-dash="Dashed_20__28_var_29__20_613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1.78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1" style:family="graphic">
      <style:graphic-properties style:writing-mode="lr-tb" loext:decorative="false" style:run-through="foreground"/>
    </style:style>
    <style:style style:name="gr22" style:family="graphic">
      <style:graphic-properties draw:stroke="solid" draw:stroke-dash="Dashed_20__28_var_29__20_613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loext:decorative="false" style:run-through="foreground"/>
    </style:style>
    <style:style style:name="gr25" style:family="graphic">
      <style:graphic-properties draw:stroke="solid" draw:stroke-dash="Dashed_20__28_var_29__20_613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613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613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613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613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none" draw:stroke-dash="Dashed_20__28_var_29__20_614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9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1" style:family="graphic">
      <style:graphic-properties draw:stroke="solid" draw:stroke-dash="Dashed_20__28_var_29__20_614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611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0.552cm" fo:min-width="1.718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34" style:family="graphic">
      <style:graphic-properties draw:stroke="none" draw:stroke-dash="Dashed_20__28_var_29__20_614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2.75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5" style:family="graphic">
      <style:graphic-properties draw:stroke="solid" draw:stroke-dash="Dashed_20__28_var_29__20_614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49cm" fo:min-width="1.496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36" style:family="graphic">
      <style:graphic-properties draw:stroke="solid" draw:stroke-dash="Dashed_20__28_var_29__20_614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339cm" fo:min-width="1.339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37" style:family="graphic">
      <style:graphic-properties draw:stroke="solid" draw:stroke-dash="Dashed_20__28_var_29__20_614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solid" draw:stroke-dash="Dashed_20__28_var_29__20_6144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49cm" fo:min-width="1.494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61" style:family="graphic">
      <style:graphic-properties draw:stroke="solid" draw:stroke-dash="Dashed_20__28_var_29__20_6144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339cm" fo:min-width="1.339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62" style:family="graphic">
      <style:graphic-properties draw:stroke="solid" draw:stroke-dash="Dashed_20__28_var_29__20_6143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" style:family="graphic">
      <style:graphic-properties draw:stroke="solid" draw:stroke-dash="Dashed_20__28_var_29__20_612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draw:stroke="solid" draw:stroke-dash="Dashed_20__28_var_29__20_612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solid" draw:stroke-dash="Dashed_20__28_var_29__20_614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" style:family="graphic">
      <style:graphic-properties draw:stroke="solid" draw:stroke-dash="Dashed_20__28_var_29__20_6126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" style:family="graphic">
      <style:graphic-properties draw:stroke="solid" draw:stroke-dash="Dashed_20__28_var_29__20_612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draw:stroke-dash="Dashed_20__28_var_29__20_614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6126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612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614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6126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solid" draw:stroke-dash="Dashed_20__28_var_29__20_612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draw:stroke="solid" draw:stroke-dash="Dashed_20__28_var_29__20_614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5" style:family="graphic">
      <style:graphic-properties draw:stroke="solid" draw:stroke-dash="Dashed_20__28_var_29__20_612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6" style:family="graphic">
      <style:graphic-properties draw:stroke="solid" draw:stroke-dash="Dashed_20__28_var_29__20_614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7" style:family="graphic">
      <style:graphic-properties draw:stroke="solid" draw:stroke-dash="Dashed_20__28_var_29__20_612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8" style:family="graphic">
      <style:graphic-properties draw:stroke="solid" draw:stroke-dash="Dashed_20__28_var_29__20_6143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solid" draw:stroke-dash="Dashed_20__28_var_29__20_612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0" style:family="graphic">
      <style:graphic-properties draw:stroke="solid" draw:stroke-dash="Dashed_20__28_var_29__20_6143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1" style:family="graphic">
      <style:graphic-properties draw:stroke="solid" draw:stroke-dash="Dashed_20__28_var_29__20_612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solid" draw:stroke-dash="Dashed_20__28_var_29__20_6143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3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4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5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6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7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8" style:family="graphic">
      <style:graphic-properties draw:stroke="solid" draw:stroke-dash="Dashed_20__28_var_29__20_613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9" style:family="graphic">
      <style:graphic-properties draw:stroke="solid" draw:stroke-dash="Dashed_20__28_var_29__20_6134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0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solid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91" style:family="graphic">
      <style:graphic-properties draw:stroke="solid" draw:stroke-dash="Dashed_20__28_var_29__20_6134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2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solid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93" style:family="graphic">
      <style:graphic-properties draw:stroke="solid" draw:stroke-dash="Dashed_20__28_var_29__20_6134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4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solid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4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6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07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8" style:family="graphic">
      <style:graphic-properties draw:stroke="solid" draw:stroke-dash="Dashed_20__28_var_29__20_6141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9" style:family="graphic">
      <style:graphic-properties draw:stroke="solid" svg:stroke-width="0.011cm" svg:stroke-color="#c9211e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loext:decorative="false" style:run-through="foreground"/>
    </style:style>
    <style:style style:name="gr110" style:family="graphic">
      <style:graphic-properties draw:stroke="solid" svg:stroke-width="0.011cm" svg:stroke-color="#c9211e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loext:decorative="false" style:run-through="foreground"/>
    </style:style>
    <style:style style:name="gr111" style:family="graphic">
      <style:graphic-properties draw:stroke="solid" draw:stroke-dash="Dashed_20__28_var_29__20_609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2" style:family="graphic">
      <style:graphic-properties draw:stroke="solid" draw:stroke-dash="Dashed_20__28_var_29__20_609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3" style:family="graphic">
      <style:graphic-properties draw:stroke="solid" draw:stroke-dash="Dashed_20__28_var_29__20_609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4" style:family="graphic">
      <style:graphic-properties draw:stroke="solid" draw:stroke-dash="Dashed_20__28_var_29__20_609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5" style:family="graphic">
      <style:graphic-properties draw:stroke="solid" draw:stroke-dash="Dashed_20__28_var_29__20_956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6" style:family="graphic">
      <style:graphic-properties draw:stroke="solid" draw:stroke-dash="Dashed_20__28_var_29__20_609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7" style:family="graphic">
      <style:graphic-properties draw:stroke="solid" draw:stroke-dash="Dashed_20__28_var_29__20_609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8" style:family="graphic">
      <style:graphic-properties draw:stroke="solid" draw:stroke-dash="Dashed_20__28_var_29__20_609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9" style:family="graphic">
      <style:graphic-properties draw:stroke="solid" draw:stroke-dash="Dashed_20__28_var_29__20_609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0" style:family="graphic">
      <style:graphic-properties draw:stroke="solid" draw:stroke-dash="Dashed_20__28_var_29__20_610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1" style:family="graphic">
      <style:graphic-properties draw:stroke="none" draw:stroke-dash="Dashed_20__28_var_29__20_610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1.48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22" style:family="graphic">
      <style:graphic-properties draw:stroke="solid" draw:stroke-dash="Dashed_20__28_var_29__20_610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3" style:family="graphic">
      <style:graphic-properties draw:stroke="solid" draw:stroke-dash="Dashed_20__28_var_29__20_610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4" style:family="graphic">
      <style:graphic-properties draw:stroke="solid" draw:stroke-dash="Dashed_20__28_var_29__20_610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5" style:family="graphic">
      <style:graphic-properties draw:stroke="solid" draw:stroke-dash="Dashed_20__28_var_29__20_610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6" style:family="graphic">
      <style:graphic-properties draw:stroke="none" draw:stroke-dash="Dashed_20__28_var_29__20_221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27cm" fo:min-width="0.97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7" style:family="graphic">
      <style:graphic-properties draw:stroke="solid" draw:stroke-dash="Dashed_20__28_var_29__20_610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8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29" style:family="graphic">
      <style:graphic-properties draw:stroke="solid" draw:stroke-dash="Dashed_20__28_var_29__20_6089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.554cm" fo:min-width="1.718cm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none" draw:stroke-dash="Dashed_20__28_var_29__20_611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2.75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1" style:family="graphic">
      <style:graphic-properties draw:stroke="solid" draw:stroke-dash="Dashed_20__28_var_29__20_6090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.051cm" fo:min-width="0.064cm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32" style:family="graphic">
      <style:graphic-properties draw:stroke="solid" draw:stroke-dash="Dashed_20__28_var_29__20_610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3" style:family="graphic">
      <style:graphic-properties draw:stroke="solid" draw:stroke-dash="Dashed_20__28_var_29__20_610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4" style:family="graphic">
      <style:graphic-properties draw:stroke="solid" draw:stroke-dash="Dashed_20__28_var_29__20_611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5" style:family="graphic">
      <style:graphic-properties draw:stroke="solid" draw:stroke-dash="Dashed_20__28_var_29__20_611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6" style:family="graphic">
      <style:graphic-properties draw:stroke="none" draw:stroke-dash="Dashed_20__28_var_29__20_611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1.78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7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draw:stroke-dash="Dashed_20__28_var_29__20_609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0" style:family="graphic">
      <style:graphic-properties draw:stroke="solid" draw:stroke-dash="Dashed_20__28_var_29__20_609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1" style:family="graphic">
      <style:graphic-properties draw:stroke="solid" draw:stroke-dash="Dashed_20__28_var_29__20_6097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2" style:family="graphic">
      <style:graphic-properties draw:stroke="solid" draw:stroke-dash="Dashed_20__28_var_29__20_6100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3" style:family="graphic">
      <style:graphic-properties draw:stroke="solid" draw:stroke-dash="Dashed_20__28_var_29__20_609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4" style:family="graphic">
      <style:graphic-properties draw:stroke="solid" draw:stroke-dash="Dashed_20__28_var_29__20_609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5" style:family="graphic">
      <style:graphic-properties draw:stroke="solid" draw:stroke-dash="Dashed_20__28_var_29__20_6098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6" style:family="graphic">
      <style:graphic-properties draw:stroke="solid" draw:stroke-dash="Dashed_20__28_var_29__20_6099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7" style:family="graphic">
      <style:graphic-properties draw:stroke="solid" draw:stroke-dash="Dashed_20__28_var_29__20_6098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8" style:family="graphic">
      <style:graphic-properties draw:stroke="solid" draw:stroke-dash="Dashed_20__28_var_29__20_6099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9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50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1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2" style:family="graphic">
      <style:graphic-properties draw:stroke="solid" draw:stroke-dash="Dashed_20__28_var_29__20_6090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.051cm" fo:min-width="0.064cm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53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54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55" style:family="graphic">
      <style:graphic-properties draw:stroke="solid" draw:stroke-dash="Dashed_20__28_var_29__20_611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6" style:family="graphic">
      <style:graphic-properties draw:stroke="solid" draw:stroke-dash="Dashed_20__28_var_29__20_611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7" style:family="graphic">
      <style:graphic-properties draw:stroke="solid" draw:stroke-dash="Dashed_20__28_var_29__20_6112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8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9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0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1" style:family="graphic">
      <style:graphic-properties draw:stroke="solid" draw:stroke-dash="Dashed_20__28_var_29__20_6105" svg:stroke-width="0.03cm" svg:stroke-color="#ff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2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svg:stroke-width="0.03cm" svg:stroke-color="#ff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16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6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0" style:family="graphic">
      <style:graphic-properties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1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3cm" fo:min-width="0.36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2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5cm" fo:min-width="0.25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714cm" fo:min-width="1.161cm" fo:padding-top="0.141cm" fo:padding-bottom="0.141cm" fo:padding-left="0.266cm" fo:padding-right="0.266cm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5cm" fo:min-width="0.3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17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49cm" fo:min-width="0.298cm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176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solid" draw:stroke-dash="Dashed_20__28_var_29__20_6794" svg:stroke-width="0.019cm" svg:stroke-color="#ff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78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5cm" fo:min-width="0.36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9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5cm" fo:min-width="0.2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0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5cm" fo:min-width="0.27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536cm" fo:min-width="3.099cm" fo:padding-top="0.141cm" fo:padding-bottom="0.141cm" fo:padding-left="0.266cm" fo:padding-right="0.266cm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0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4" style:family="graphic">
      <style:graphic-properties draw:stroke="none" draw:fill="solid" draw:fill-color="#7fb241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5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7" style:family="graphic">
      <style:graphic-properties draw:stroke="none" svg:stroke-color="#000000" draw:fill="none" draw:fill-color="#ffffff" fo:min-height="1.03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9" style:family="graphic">
      <style:graphic-properties draw:stroke="solid" draw:stroke-dash="Dashed_20__28_var_29__20_6792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0" style:family="graphic">
      <style:graphic-properties draw:stroke="solid" draw:stroke-dash="Dashed_20__28_var_29__20_6793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91" style:family="graphic">
      <style:graphic-properties draw:stroke="solid" draw:stroke-dash="Dashed_20__28_var_29__20_6794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92" style:family="graphic">
      <style:graphic-properties draw:stroke="solid" draw:stroke-dash="Dashed_20__28_var_29__20_6795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93" style:family="graphic">
      <style:graphic-properties draw:stroke="solid" draw:stroke-dash="Dashed_20__28_var_29__20_6796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94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cm" fo:min-width="0.3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5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6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4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7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8" style:family="graphic">
      <style:graphic-properties draw:stroke="solid" svg:stroke-width="0.041cm" svg:stroke-color="#9d0f89" draw:marker-start="" draw:marker-start-width="0.362cm" draw:marker-start-center="false" draw:marker-end="" draw:marker-end-width="0.362cm" draw:marker-end-center="false" draw:fill="none" draw:fill-color="#99ccff" draw:textarea-horizontal-align="justify" draw:textarea-vertical-align="middle" draw:auto-grow-height="false" fo:min-height="0.945cm" fo:min-width="0.695cm" fo:padding-top="0.145cm" fo:padding-bottom="0.145cm" fo:padding-left="0.27cm" fo:padding-right="0.27cm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svg:stroke-width="0.019cm" svg:stroke-color="#9d0f89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svg:stroke-width="0.019cm" svg:stroke-color="#9d0f8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2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2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cm" fo:min-width="0.20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3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4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cm" fo:min-width="0.27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5" style:family="graphic">
      <style:graphic-properties draw:stroke="solid" svg:stroke-width="0.041cm" svg:stroke-color="#1ca2b8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draw:auto-grow-height="false" fo:min-height="0.374cm" fo:min-width="0.822cm" fo:padding-top="0.146cm" fo:padding-bottom="0.146cm" fo:padding-left="0.27cm" fo:padding-right="0.27cm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solid" svg:stroke-width="0.019cm" svg:stroke-color="#1ca2b8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207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8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8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3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9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33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1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2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5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3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4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5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6" style:family="graphic">
      <style:graphic-properties draw:stroke="solid" svg:stroke-width="0cm" svg:stroke-color="#d3802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17" style:family="graphic">
      <style:graphic-properties draw:stroke="solid" svg:stroke-width="0.03cm" svg:stroke-color="#d3802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18" style:family="graphic">
      <style:graphic-properties draw:stroke="dash" draw:stroke-dash="Dashed_20__28_var_29_" svg:stroke-width="0.041cm" svg:stroke-color="#d3802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219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6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0" style:family="graphic">
      <style:graphic-properties draw:stroke="solid" svg:stroke-width="0.03cm" svg:stroke-color="#d3802c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22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2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5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6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7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8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229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0" style:family="graphic">
      <style:graphic-properties style:writing-mode="lr-tb" loext:decorative="false" fo:margin-left="0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1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2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loext:decorative="false" style:run-through="foreground"/>
    </style:style>
    <style:style style:name="gr233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4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5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0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6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7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8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6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80" draw:name="Shape2_4" draw:style-name="gr187" draw:text-style-name="P159" svg:width="3.918cm" svg:height="1.031cm" draw:transform="rotate (0.0876155284501154) translate (0.137583333333333cm 0.342194444444444cm)">
        <draw:text-box>
          <text:p text:style-name="P149"><text:span text:style-name="T194">Fiche supplémentaire</text:span></text:p>
        </draw:text-box>
      </draw:frame>
      <draw:frame text:anchor-type="page" text:anchor-page-number="1" draw:z-index="275" draw:name="Shape8_0" draw:style-name="gr237" draw:text-style-name="P156" svg:width="2.703cm" svg:height="0.715cm" draw:transform="rotate (0.0872664625997165) translate (1.32644444444444cm 1.21884722222222cm)">
        <draw:text-box>
          <text:p text:style-name="P149"><text:span text:style-name="T193">Série 2</text:span></text:p>
        </draw:text-box>
      </draw:frame>
      <draw:path text:anchor-type="page" text:anchor-page-number="1" draw:z-index="274" draw:name="Shape7_1" draw:style-name="gr238" draw:text-style-name="P15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273" draw:name="Shape3" draw:style-name="gr239" draw:text-style-name="P149" svg:x1="6.507cm" svg:y1="1.419cm" svg:x2="21.997cm" svg:y2="1.341cm">
        <text:p/>
      </draw:line>
      <text:list text:style-name="_5f_Numérotation_20_des_20_exercices">
        <text:list-item text:start-value="1">
          <text:h text:style-name="P132" text:outline-level="1" text:restart-numbering="true" text:start-value="1"><draw:g text:anchor-type="paragraph" draw:z-index="303" draw:name="Forme1" draw:style-name="gr170"><draw:custom-shape draw:style-name="gr177" draw:text-style-name="P141" svg:width="0.214cm" svg:height="0.214cm" draw:transform="skewX (0.00820304748437332) rotate (-0.408232512041473) translate (4.82952777777778cm 2.24819444444444cm)"><text:p/><draw:enhanced-geometry svg:viewBox="0 0 21600 21600" draw:type="rectangle" draw:enhanced-path="M 0 0 L 21600 0 21600 21600 0 21600 0 0 Z N"/></draw:custom-shape><draw:frame draw:style-name="gr178" draw:text-style-name="P151" svg:width="0.362cm" svg:height="0.426cm" svg:x="5.265cm" svg:y="0.332cm"><draw:text-box><text:p text:style-name="P146"><text:span text:style-name="T190">A</text:span><text:span text:style-name="T191"> </text:span></text:p></draw:text-box></draw:frame><draw:frame draw:style-name="gr172" draw:text-style-name="P152" svg:width="0.257cm" svg:height="0.426cm" svg:x="8.082cm" svg:y="3.745cm"><draw:text-box><text:p text:style-name="P146"><text:span text:style-name="T190">C</text:span></text:p></draw:text-box></draw:frame><draw:frame draw:style-name="gr179" draw:text-style-name="P152" svg:width="0.258cm" svg:height="0.426cm" svg:x="8.831cm" svg:y="1.755cm"><draw:text-box><text:p text:style-name="P146"><text:span text:style-name="T190">B</text:span></text:p></draw:text-box></draw:frame><draw:frame draw:style-name="gr180" draw:text-style-name="P152" svg:width="0.279cm" svg:height="0.426cm" svg:x="4.374cm" svg:y="2.304cm"><draw:text-box><text:p text:style-name="P146"><text:span text:style-name="T190">D</text:span></text:p></draw:text-box></draw:frame><draw:custom-shape draw:name="Shape1_0" draw:style-name="gr181" draw:text-style-name="P153" svg:width="3.633cm" svg:height="1.819cm" draw:transform="rotate (-0.370707933123596) translate (5.40984722222222cm 0.762cm)"><text:p/><draw:enhanced-geometry svg:viewBox="0 0 21600 21600" draw:mirror-horizontal="false" draw:mirror-vertical="false" draw:type="rectangle" draw:enhanced-path="M 0 0 L 21600 0 21600 21600 0 21600 0 0 Z N"/></draw:custom-shape><draw:custom-shape draw:style-name="gr177" draw:text-style-name="P141" svg:width="0.214cm" svg:height="0.214cm" draw:transform="skewX (0.0165806278939461) rotate (-0.400553063332699) translate (8.02116666666667cm 3.49073611111111cm)"><text:p/><draw:enhanced-geometry svg:viewBox="0 0 21600 21600" draw:type="rectangle" draw:enhanced-path="M 0 0 L 21600 0 21600 21600 0 21600 0 0 Z N"/></draw:custom-shape><draw:custom-shape draw:style-name="gr177" draw:text-style-name="P141" svg:width="0.214cm" svg:height="0.214cm" draw:transform="skewX (0.00820304748437332) rotate (-0.408232512041473) translate (5.413375cm 0.772583333333333cm)"><text:p/><draw:enhanced-geometry svg:viewBox="0 0 21600 21600" draw:type="rectangle" draw:enhanced-path="M 0 0 L 21600 0 21600 21600 0 21600 0 0 Z N"/></draw:custom-shape><draw:custom-shape draw:style-name="gr177" draw:text-style-name="P141" svg:width="0.214cm" svg:height="0.214cm" draw:transform="skewX (0.0165806278939461) rotate (-0.400553063332699) translate (8.588375cm 2.00906944444444cm)"><text:p/><draw:enhanced-geometry svg:viewBox="0 0 21600 21600" draw:type="rectangle" draw:enhanced-path="M 0 0 L 21600 0 21600 21600 0 21600 0 0 Z N"/></draw:custom-shape><draw:line draw:style-name="gr176" draw:text-style-name="P134" svg:x1="5.023cm" svg:y1="1.46cm" svg:x2="5.131cm" svg:y2="1.714cm"><text:p/></draw:line><draw:line draw:style-name="gr176" draw:text-style-name="P134" svg:x1="8.426cm" svg:y1="2.771cm" svg:x2="8.534cm" svg:y2="3.025cm"><text:p/></draw:line><draw:line draw:style-name="gr176" draw:text-style-name="P134" svg:x1="6.932cm" svg:y1="1.249cm" svg:x2="7.04cm" svg:y2="1.503cm"><text:p/></draw:line><draw:line draw:style-name="gr176" draw:text-style-name="P134" svg:x1="7.036cm" svg:y1="1.279cm" svg:x2="7.144cm" svg:y2="1.533cm"><text:p/></draw:line><draw:line draw:style-name="gr176" draw:text-style-name="P134" svg:x1="6.276cm" svg:y1="2.951cm" svg:x2="6.384cm" svg:y2="3.205cm"><text:p/></draw:line><draw:line draw:style-name="gr176" draw:text-style-name="P134" svg:x1="6.38cm" svg:y1="2.981cm" svg:x2="6.488cm" svg:y2="3.235cm"><text:p/></draw:line><draw:frame draw:style-name="gr182" draw:text-style-name="P155" svg:width="3.525cm" svg:height="1.853cm" draw:transform="rotate (-0.361632221013226) translate (5.36045833333333cm 0.971138888888889cm)"><draw:text-box><text:p text:style-name="P154"><text:span text:style-name="T192">On peut faire d’autres choix pour les sommets. L’important est de respecter l’ordre ABCD.</text:span></text:p></draw:text-box></draw:frame></draw:g><text:span text:style-name="_5f_Caractères">La figure suivante est un rectangle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pointillés_20_gris"/></text:h>
      <text:list text:continue-numbering="true" text:style-name="_5f_Numérotation_20_des_20_exercices">
        <text:list-item>
          <text:list>
            <text:list-item>
              <text:p text:style-name="P131"><text:span text:style-name="_5f_Caractères">Ce rectangle s’appelle ABCD. Mets les noms des points sur la figure.</text:span></text:p>
            </text:list-item>
            <text:list-item>
              <text:p text:style-name="P131"><draw:g text:anchor-type="paragraph" draw:z-index="304" draw:name="Forme2" draw:style-name="gr170"><draw:frame draw:style-name="gr171" draw:text-style-name="P151" svg:width="0.362cm" svg:height="0.424cm" svg:x="6.166cm" svg:y="5.007cm"><draw:text-box><text:p text:style-name="P146"><text:span text:style-name="T190">A</text:span><text:span text:style-name="T191"> </text:span></text:p></draw:text-box></draw:frame><draw:frame draw:style-name="gr172" draw:text-style-name="P152" svg:width="0.257cm" svg:height="0.426cm" svg:x="5.588cm" svg:y="1.314cm"><draw:text-box><text:p text:style-name="P146"><text:span text:style-name="T190">C</text:span></text:p></draw:text-box></draw:frame><draw:frame draw:style-name="gr172" draw:text-style-name="P152" svg:width="0.257cm" svg:height="0.426cm" svg:x="9.181cm" svg:y="2.697cm"><draw:text-box><text:p text:style-name="P146"><text:span text:style-name="T190">B</text:span></text:p></draw:text-box></draw:frame><draw:custom-shape draw:name="Shape2" draw:style-name="gr173" draw:text-style-name="P153" svg:width="3.387cm" svg:height="2.991cm" draw:transform="skewX (0.000523598775598203) rotate (0.663225115757845) translate (4.58434722222222cm 2.6211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74" draw:text-style-name="P134" svg:width="0.83cm" svg:height="0.83cm" svg:x="6.022cm" svg:y="4.549cm"><text:p/><draw:enhanced-geometry draw:glue-point-type="segments" draw:type="mso-spt100" draw:modifiers="-37.451776812987 -98.561626940114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5" draw:text-style-name="P134" svg:width="0.828cm" svg:height="0.828cm" draw:transform="rotate (2.07833807327485) translate (8.90411111111111cm 3.45545833333333cm)"><text:p/><draw:enhanced-geometry draw:glue-point-type="segments" draw:type="mso-spt100" draw:modifiers="-37.451776812987 -98.561626940114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5" draw:text-style-name="P134" svg:width="0.828cm" svg:height="0.828cm" draw:transform="skewX (0.00209439510239311) rotate (-2.07170582211727) translate (6.48658333333333cm 1.43756944444444cm)"><text:p/><draw:enhanced-geometry draw:glue-point-type="segments" draw:type="mso-spt100" draw:modifiers="-37.451776812987 -98.561626940114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76" draw:text-style-name="P134" svg:x1="7.641cm" svg:y1="3.833cm" svg:x2="7.853cm" svg:y2="4.066cm"><text:p/></draw:line><draw:line draw:style-name="gr176" draw:text-style-name="P134" svg:x1="5.968cm" svg:y1="3.123cm" svg:x2="6.317cm" svg:y2="3.303cm"><text:p/></draw:line><draw:line draw:style-name="gr176" draw:text-style-name="P134" svg:x1="7.606cm" svg:y1="2.138cm" svg:x2="7.553cm" svg:y2="2.446cm"><text:p/></draw:line></draw:g><text:span text:style-name="_5f_Caractères">Code les côtés égaux et les angles droits.</text:span></text:p>
            </text:list-item>
          </text:list>
        </text:list-item>
        <text:list-item>
          <text:h text:style-name="P133" text:outline-level="1"><text:span text:style-name="_5f_Caractères">La figure suivante est un triangle équilatéral ABC. Indique les noms des points sur la figure, les côtés égaux, et les angles de même mesure :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h text:style-name="P133" text:outline-level="1"><text:span text:style-name="_5f_Caractères">Pour chaque figure, code les segments ayant la même longueur que les segments déjà codés.</text:span></text:h>
        </text:list-item>
      </text:list>
      <text:h text:style-name="_5f_Paragraphe" text:outline-level="1"><draw:g text:anchor-type="paragraph" draw:z-index="346" draw:name="Objet de groupe 1" draw:style-name="gr1"><draw:line draw:style-name="gr111" draw:text-style-name="P144" svg:x1="0.012cm" svg:y1="1.192cm" svg:x2="1.986cm" svg:y2="0.202cm"><text:p/></draw:line><draw:line draw:style-name="gr112" draw:text-style-name="P144" svg:x1="-0.001cm" svg:y1="1.194cm" svg:x2="1.983cm" svg:y2="2.196cm"><text:p/></draw:line><draw:line draw:style-name="gr113" draw:text-style-name="P144" svg:x1="1.994cm" svg:y1="0.202cm" svg:x2="4cm" svg:y2="1.213cm"><text:p/></draw:line><draw:line draw:style-name="gr114" draw:text-style-name="P144" svg:x1="1.977cm" svg:y1="2.183cm" svg:x2="3.981cm" svg:y2="1.202cm"><text:p/></draw:line><draw:line draw:style-name="gr115" draw:text-style-name="P144" svg:x1="-0.001cm" svg:y1="1.194cm" svg:x2="3.978cm" svg:y2="1.194cm"><text:p/></draw:line><draw:line draw:style-name="gr116" draw:text-style-name="P144" svg:x1="1.984cm" svg:y1="0.215cm" svg:x2="1.984cm" svg:y2="2.206cm"><text:p/></draw:line><draw:line draw:style-name="gr117" draw:text-style-name="P144" svg:x1="0.961cm" svg:y1="0.613cm" svg:x2="1.192cm" svg:y2="0.77cm"><text:p/></draw:line><draw:line draw:style-name="gr118" draw:text-style-name="P144" svg:x1="1.85cm" svg:y1="0.733cm" svg:x2="2.12cm" svg:y2="0.901cm"><text:p/></draw:line><draw:line draw:style-name="gr119" draw:text-style-name="P144" svg:x1="1.86cm" svg:y1="0.844cm" svg:x2="2.121cm" svg:y2="1.012cm"><text:p/></draw:line><draw:ellipse draw:style-name="gr120" draw:text-style-name="P145" svg:width="0.161cm" svg:height="0.235cm" svg:x="1.177cm" svg:y="1.067cm"><text:p/></draw:ellipse><draw:frame draw:style-name="gr121" draw:text-style-name="P147" svg:width="1.486cm" svg:height="0.428cm" svg:x="1.244cm" svg:y="2.38cm"><draw:text-box><text:p text:style-name="P146"><text:span text:style-name="T189">Losange</text:span></text:p></draw:text-box></draw:frame><draw:rect draw:style-name="gr122" draw:text-style-name="P145" svg:width="1.93cm" svg:height="1.925cm" svg:x="4.835cm" svg:y="0.446cm"><text:p/></draw:rect><draw:line draw:style-name="gr123" draw:text-style-name="P144" svg:x1="4.835cm" svg:y1="0.455cm" svg:x2="6.762cm" svg:y2="2.355cm"><text:p/></draw:line><draw:line draw:style-name="gr124" draw:text-style-name="P144" svg:x1="4.835cm" svg:y1="2.359cm" svg:x2="6.762cm" svg:y2="0.438cm"><text:p/></draw:line><draw:line draw:style-name="gr125" draw:text-style-name="P144" svg:x1="4.753cm" svg:y1="1.454cm" svg:x2="4.925cm" svg:y2="1.604cm"><text:p/></draw:line><draw:frame draw:style-name="gr126" draw:text-style-name="P148" svg:width="0.976cm" svg:height="0.426cm" svg:x="5.424cm" svg:y="2.471cm"><draw:text-box><text:p text:style-name="P146"><text:span text:style-name="T189">Carré</text:span></text:p></draw:text-box></draw:frame><draw:line draw:style-name="gr127" draw:text-style-name="P144" svg:x1="4.753cm" svg:y1="1.604cm" svg:x2="4.925cm" svg:y2="1.454cm"><text:p/></draw:line><draw:custom-shape draw:style-name="gr128" draw:text-style-name="P140" svg:width="0.138cm" svg:height="0.138cm" draw:transform="skewX (-0.0127409035395587) rotate (0.776322451287078) translate (5.25109722222222cm 0.95955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29" draw:text-style-name="P140" svg:width="3.5cm" svg:height="1.754cm" svg:x="0.155cm" svg:y="3.359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30" draw:text-style-name="P147" svg:width="2.754cm" svg:height="0.428cm" svg:x="0.545cm" svg:y="5.19cm"><draw:text-box><text:p text:style-name="P146"><text:span text:style-name="T189">Triangle isocèle</text:span></text:p></draw:text-box></draw:frame><draw:custom-shape draw:style-name="gr131" draw:text-style-name="P140" svg:width="0.251cm" svg:height="0.249cm" svg:x="0.903cm" svg:y="4.10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rect draw:style-name="gr132" draw:text-style-name="P145" svg:width="3.895cm" svg:height="1.295cm" svg:x="4.337cm" svg:y="3.736cm"><text:p/></draw:rect><draw:line draw:style-name="gr133" draw:text-style-name="P144" svg:x1="4.339cm" svg:y1="3.737cm" svg:x2="8.246cm" svg:y2="5.028cm"><text:p/></draw:line><draw:line draw:style-name="gr134" draw:text-style-name="P144" svg:x1="4.339cm" svg:y1="5.027cm" svg:x2="8.223cm" svg:y2="3.745cm"><text:p/></draw:line><draw:circle draw:style-name="gr135" draw:text-style-name="P145" svg:width="0.198cm" svg:height="0.198cm" svg:x="5.503cm" svg:y="4.055cm"><text:p/></draw:circle><draw:frame draw:style-name="gr136" draw:text-style-name="P147" svg:width="1.782cm" svg:height="0.428cm" svg:x="5.398cm" svg:y="5.165cm"><draw:text-box><text:p text:style-name="P146"><text:span text:style-name="T189">Rectangle</text:span></text:p></draw:text-box></draw:frame><draw:custom-shape draw:style-name="gr137" draw:text-style-name="P140" svg:width="0.2cm" svg:height="0.204cm" svg:x="6.219cm" svg:y="3.621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38" draw:text-style-name="P140" svg:width="0.202cm" svg:height="0.204cm" svg:x="4.239cm" svg:y="4.292cm"><text:p/><draw:enhanced-geometry svg:viewBox="0 0 21600 21600" draw:glue-points="10800 0 0 10800 10800 21600 21600 10800" draw:path-stretchpoint-x="10800" draw:path-stretchpoint-y="10800" draw:text-areas="?f1 ?f1 ?f2 ?f3" draw:type="cross" draw:modifiers="6985.074626865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39" draw:text-style-name="P144" svg:x1="2.857cm" svg:y1="1.619cm" svg:x2="3.088cm" svg:y2="1.776cm"><text:p/></draw:line><draw:line draw:style-name="gr140" draw:text-style-name="P144" svg:x1="2.852cm" svg:y1="0.777cm" svg:x2="3.083cm" svg:y2="0.62cm"><text:p/></draw:line><draw:line draw:style-name="gr141" draw:text-style-name="P144" svg:x1="1.106cm" svg:y1="1.921cm" svg:x2="1.337cm" svg:y2="1.764cm"><text:p/></draw:line><draw:ellipse draw:style-name="gr142" draw:text-style-name="P145" svg:width="0.161cm" svg:height="0.237cm" svg:x="2.669cm" svg:y="1.058cm"><text:p/></draw:ellipse><draw:line draw:style-name="gr143" draw:text-style-name="P144" svg:x1="1.851cm" svg:y1="0.734cm" svg:x2="2.121cm" svg:y2="0.902cm"><text:p/></draw:line><draw:line draw:style-name="gr144" draw:text-style-name="P144" svg:x1="1.861cm" svg:y1="0.845cm" svg:x2="2.122cm" svg:y2="1.013cm"><text:p/></draw:line><draw:line draw:style-name="gr145" draw:text-style-name="P144" svg:x1="1.85cm" svg:y1="1.507cm" svg:x2="2.12cm" svg:y2="1.675cm"><text:p/></draw:line><draw:line draw:style-name="gr146" draw:text-style-name="P144" svg:x1="1.86cm" svg:y1="1.618cm" svg:x2="2.121cm" svg:y2="1.786cm"><text:p/></draw:line><draw:line draw:style-name="gr147" draw:text-style-name="P144" svg:x1="1.851cm" svg:y1="1.508cm" svg:x2="2.121cm" svg:y2="1.676cm"><text:p/></draw:line><draw:line draw:style-name="gr148" draw:text-style-name="P144" svg:x1="1.861cm" svg:y1="1.619cm" svg:x2="2.122cm" svg:y2="1.787cm"><text:p/></draw:line><draw:custom-shape draw:style-name="gr149" draw:text-style-name="P140" svg:width="0.138cm" svg:height="0.138cm" draw:transform="skewX (-0.0127409035395587) rotate (0.794473875507819) translate (6.15244444444445cm 1.860902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4"><draw:line draw:style-name="gr150" draw:text-style-name="P144" svg:x1="6.669cm" svg:y1="1.366cm" svg:x2="6.841cm" svg:y2="1.516cm"><text:p/></draw:line><draw:line draw:style-name="gr151" draw:text-style-name="P144" svg:x1="6.669cm" svg:y1="1.516cm" svg:x2="6.841cm" svg:y2="1.366cm"><text:p/></draw:line></draw:g><draw:custom-shape draw:style-name="gr152" draw:text-style-name="P140" svg:width="0.251cm" svg:height="0.249cm" svg:x="2.646cm" svg:y="4.0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153" draw:text-style-name="P140" svg:width="0.202cm" svg:height="0.205cm" svg:x="8.124cm" svg:y="4.301cm"><text:p/><draw:enhanced-geometry svg:viewBox="0 0 21600 21600" draw:glue-points="10800 0 0 10800 10800 21600 21600 10800" draw:path-stretchpoint-x="10800" draw:path-stretchpoint-y="10800" draw:text-areas="?f1 ?f1 ?f2 ?f3" draw:type="cross" draw:modifiers="6985.074626865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154" draw:text-style-name="P140" svg:width="0.204cm" svg:height="0.205cm" svg:x="6.181cm" svg:y="4.902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ircle draw:style-name="gr155" draw:text-style-name="P145" svg:width="0.198cm" svg:height="0.198cm" svg:x="7.015cm" svg:y="4.027cm"><text:p/></draw:circle><draw:ellipse draw:style-name="gr156" draw:text-style-name="P145" svg:width="0.2cm" svg:height="0.198cm" svg:x="7.026cm" svg:y="4.546cm"><text:p/></draw:ellipse><draw:ellipse draw:style-name="gr157" draw:text-style-name="P145" svg:width="0.198cm" svg:height="0.2cm" svg:x="5.487cm" svg:y="4.526cm"><text:p/></draw:ellipse><draw:g draw:style-name="gr24"><draw:line draw:style-name="gr158" draw:text-style-name="P144" svg:x1="5.708cm" svg:y1="0.348cm" svg:x2="5.88cm" svg:y2="0.498cm"><text:p/></draw:line><draw:line draw:style-name="gr159" draw:text-style-name="P144" svg:x1="5.708cm" svg:y1="0.498cm" svg:x2="5.88cm" svg:y2="0.348cm"><text:p/></draw:line></draw:g><draw:g draw:style-name="gr24"><draw:line draw:style-name="gr160" draw:text-style-name="P144" svg:x1="5.728cm" svg:y1="2.277cm" svg:x2="5.9cm" svg:y2="2.427cm"><text:p/></draw:line><draw:line draw:style-name="gr161" draw:text-style-name="P144" svg:x1="5.728cm" svg:y1="2.427cm" svg:x2="5.9cm" svg:y2="2.277cm"><text:p/></draw:line></draw:g><draw:custom-shape draw:style-name="gr162" draw:text-style-name="P140" svg:width="0.138cm" svg:height="0.138cm" draw:transform="skewX (-0.0127409035395587) rotate (0.794473875507819) translate (5.28284722222222cm 1.8168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63" draw:text-style-name="P140" svg:width="0.138cm" svg:height="0.138cm" draw:transform="skewX (-0.0127409035395587) rotate (0.794473875507819) translate (6.14186111111111cm 0.9711388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h text:style-name="P133" text:outline-level="1"><text:span text:style-name="_5f_Caractères">Pour chaque figure, code les angles ayant la même mesure que les angles déjà codés ainsi que les angles droits.</text:span></text:h>
        </text:list-item>
      </text:list>
      <text:h text:style-name="_5f_Paragraphe" text:outline-level="1"><draw:g text:anchor-type="paragraph" draw:z-index="347" draw:name="Objet de groupe 2" draw:style-name="gr1"><draw:custom-shape draw:style-name="gr2" draw:text-style-name="P134" svg:width="0.205cm" svg:height="0.188cm" svg:x="1.51cm" svg:y="1.05cm"><text:p/><draw:enhanced-geometry svg:viewBox="0 0 21600 21600" draw:type="rectangle" draw:enhanced-path="M 0 0 L 21600 0 21600 21600 0 21600 0 0 Z N"/></draw:custom-shape><draw:custom-shape draw:style-name="gr3" draw:text-style-name="P134" svg:width="0.204cm" svg:height="0.188cm" svg:x="1.304cm" svg:y="1.05cm"><text:p/><draw:enhanced-geometry svg:viewBox="0 0 21600 21600" draw:type="rectangle" draw:enhanced-path="M 0 0 L 21600 0 21600 21600 0 21600 0 0 Z N"/></draw:custom-shape><draw:custom-shape draw:style-name="gr4" draw:text-style-name="P134" svg:width="0.205cm" svg:height="0.19cm" svg:x="1.291cm" svg:y="1.24cm"><text:p/><draw:enhanced-geometry svg:viewBox="0 0 21600 21600" draw:type="rectangle" draw:enhanced-path="M 0 0 L 21600 0 21600 21600 0 21600 0 0 Z N"/></draw:custom-shape><draw:custom-shape draw:style-name="gr5" draw:text-style-name="P134" svg:width="0.205cm" svg:height="0.19cm" svg:x="1.512cm" svg:y="1.24cm"><text:p/><draw:enhanced-geometry svg:viewBox="0 0 21600 21600" draw:type="rectangle" draw:enhanced-path="M 0 0 L 21600 0 21600 21600 0 21600 0 0 Z N"/></draw:custom-shape><draw:custom-shape draw:style-name="gr6" draw:text-style-name="P134" svg:width="0.204cm" svg:height="0.19cm" draw:transform="skewX (-0.00942477796076931) rotate (-0.803724120543389) translate (1.61395833333333cm 3.62479166666667cm)"><text:p/><draw:enhanced-geometry svg:viewBox="0 0 21600 21600" draw:type="rectangle" draw:enhanced-path="M 0 0 L 21600 0 21600 21600 0 21600 0 0 Z N"/></draw:custom-shape><draw:custom-shape draw:style-name="gr7" draw:text-style-name="P134" svg:width="0.205cm" svg:height="0.168cm" draw:transform="rotate (-0.797615468161409) translate (1.34055555555556cm 3.61773611111111cm)"><text:p/><draw:enhanced-geometry svg:viewBox="0 0 21600 21600" draw:type="rectangle" draw:enhanced-path="M 0 0 L 21600 0 21600 21600 0 21600 0 0 Z N"/></draw:custom-shape><draw:custom-shape draw:style-name="gr8" draw:text-style-name="P134" svg:width="0.197cm" svg:height="0.191cm" draw:transform="rotate (-0.804422252244186) translate (1.49754166666667cm 3.48191666666667cm)"><text:p/><draw:enhanced-geometry svg:viewBox="0 0 21600 21600" draw:type="rectangle" draw:enhanced-path="M 0 0 L 21600 0 21600 21600 0 21600 0 0 Z N"/></draw:custom-shape><draw:custom-shape draw:style-name="gr9" draw:text-style-name="P134" svg:width="0.186cm" svg:height="0.19cm" draw:transform="skewX (0.00942477796076931) rotate (-0.792030414555027) translate (1.49754166666667cm 3.763375cm)"><text:p/><draw:enhanced-geometry svg:viewBox="0 0 21600 21600" draw:type="rectangle" draw:enhanced-path="M 0 0 L 21600 0 21600 21600 0 21600 0 0 Z N"/></draw:custom-shape><draw:line draw:style-name="gr10" draw:text-style-name="P135" svg:x1="0.001cm" svg:y1="1.232cm" svg:x2="1.5cm" svg:y2="0.232cm"><text:p/></draw:line><draw:line draw:style-name="gr11" draw:text-style-name="P135" svg:x1="0.001cm" svg:y1="1.232cm" svg:x2="1.5cm" svg:y2="2.232cm"><text:p/></draw:line><draw:line draw:style-name="gr12" draw:text-style-name="P135" svg:x1="1.498cm" svg:y1="0.232cm" svg:x2="2.999cm" svg:y2="1.232cm"><text:p/></draw:line><draw:line draw:style-name="gr13" draw:text-style-name="P135" svg:x1="1.498cm" svg:y1="2.232cm" svg:x2="2.999cm" svg:y2="1.232cm"><text:p/></draw:line><draw:line draw:style-name="gr14" draw:text-style-name="P135" svg:x1="0.001cm" svg:y1="1.232cm" svg:x2="3.001cm" svg:y2="1.232cm"><text:p/></draw:line><draw:line draw:style-name="gr15" draw:text-style-name="P135" svg:x1="1.498cm" svg:y1="0.232cm" svg:x2="1.498cm" svg:y2="2.232cm"><text:p/></draw:line><draw:frame draw:style-name="gr16" draw:text-style-name="P137" svg:width="1.486cm" svg:height="0.428cm" svg:x="0.76cm" svg:y="2.247cm"><draw:text-box><text:p text:style-name="P136"><text:span text:style-name="T188">Losange</text:span></text:p></draw:text-box></draw:frame><draw:rect draw:style-name="gr17" draw:text-style-name="P138" svg:width="3.985cm" svg:height="1.325cm" svg:x="3.978cm" svg:y="0.219cm"><text:p/></draw:rect><draw:line draw:style-name="gr18" draw:text-style-name="P135" svg:x1="3.977cm" svg:y1="0.217cm" svg:x2="7.978cm" svg:y2="1.538cm"><text:p/></draw:line><draw:line draw:style-name="gr19" draw:text-style-name="P135" svg:x1="3.978cm" svg:y1="1.537cm" svg:x2="7.954cm" svg:y2="0.228cm"><text:p/></draw:line><draw:frame draw:style-name="gr20" draw:text-style-name="P137" svg:width="1.782cm" svg:height="0.426cm" svg:x="5.073cm" svg:y="1.685cm"><draw:text-box><text:p text:style-name="P136"><text:span text:style-name="T188">Rectangle</text:span></text:p></draw:text-box></draw:frame><draw:g draw:style-name="gr21"><draw:circle draw:style-name="gr22" draw:text-style-name="P135" svg:width="0.655cm" svg:height="0.653cm" svg:x="3.662cm" svg:y="1.231cm" draw:kind="arc" draw:start-angle="24.01" draw:end-angle="91.95"><text:p/></draw:circle><draw:custom-shape draw:style-name="gr23" draw:text-style-name="P139" svg:width="0.202cm" svg:height="0.202cm" svg:x="4.087cm" svg:y="1.198cm"><text:p/>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draw:g draw:style-name="gr24"><draw:ellipse draw:style-name="gr25" draw:text-style-name="P135" svg:width="1.327cm" svg:height="1.318cm" svg:x="3.318cm" svg:y="-0.415cm" draw:kind="arc" draw:start-angle="343.55" draw:end-angle="1.45"><text:p/></draw:ellipse><draw:ellipse draw:style-name="gr26" draw:text-style-name="P135" svg:width="1.329cm" svg:height="1.318cm" svg:x="3.277cm" svg:y="-0.427cm" draw:kind="arc" draw:start-angle="343.55" draw:end-angle="1.45"><text:p/></draw:ellipse></draw:g><draw:rect draw:style-name="gr27" draw:text-style-name="P138" svg:width="2.073cm" svg:height="2.072cm" svg:x="0.464cm" svg:y="2.734cm"><text:p/></draw:rect><draw:line draw:style-name="gr28" draw:text-style-name="P135" svg:x1="0.462cm" svg:y1="2.743cm" svg:x2="2.531cm" svg:y2="4.78cm"><text:p/></draw:line><draw:line draw:style-name="gr29" draw:text-style-name="P135" svg:x1="0.462cm" svg:y1="4.78cm" svg:x2="2.531cm" svg:y2="2.72cm"><text:p/></draw:line><draw:frame draw:style-name="gr30" draw:text-style-name="P137" svg:width="0.98cm" svg:height="0.426cm" svg:x="1.013cm" svg:y="4.958cm"><draw:text-box><text:p text:style-name="P136"><text:span text:style-name="T188">Carré</text:span></text:p></draw:text-box></draw:frame><draw:g draw:style-name="gr21"><draw:ellipse draw:style-name="gr31" draw:text-style-name="P135" svg:width="1.034cm" svg:height="1.031cm" svg:x="-0.035cm" svg:y="2.25cm" draw:kind="arc" draw:start-angle="315.8" draw:end-angle="1.92"><text:p/></draw:ellipse><draw:custom-shape draw:style-name="gr32" draw:text-style-name="P140" svg:width="0.101cm" svg:height="0.103cm" svg:x="0.914cm" svg:y="2.90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33" draw:text-style-name="P141" svg:width="3.5cm" svg:height="1.752cm" svg:x="4.126cm" svg:y="2.362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4" draw:text-style-name="P137" svg:width="2.758cm" svg:height="0.426cm" svg:x="4.516cm" svg:y="4.292cm"><draw:text-box><text:p text:style-name="P136"><text:span text:style-name="T188">Triangle isocèle</text:span></text:p></draw:text-box></draw:frame><draw:g draw:style-name="gr21"><draw:custom-shape draw:style-name="gr35" draw:text-style-name="P142" svg:width="1.528cm" svg:height="1.523cm" draw:transform="skewX (-0.00349065850398873) rotate (-1.1686724671354) translate (4.53419444444444cm 3.12384722222222cm)"><text:p/><draw:enhanced-geometry svg:viewBox="0 0 21600 21600" draw:type="block-arc" draw:modifiers="-112.559035001563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36" draw:text-style-name="P142" svg:width="1.371cm" svg:height="1.371cm" draw:transform="rotate (-1.16762526958421) translate (4.50320833333333cm 3.21380555555556cm)"><text:p/><draw:enhanced-geometry svg:viewBox="0 0 21600 21600" draw:type="block-arc" draw:modifiers="-112.49017802713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37" draw:text-style-name="P143" svg:x1="4.713cm" svg:y1="3.888cm" svg:x2="4.895cm" svg:y2="3.796cm"><text:p/></draw:line></draw:g><draw:g draw:style-name="gr21"><draw:ellipse draw:style-name="gr38" draw:text-style-name="P135" svg:width="1.034cm" svg:height="1.031cm" draw:transform="rotate (-0.629191195343956) translate (0.261055555555556cm 2.0955cm)" draw:kind="arc" draw:start-angle="315.8" draw:end-angle="1.92"><text:p/></draw:ellipse><draw:custom-shape draw:style-name="gr39" draw:text-style-name="P140" svg:width="0.103cm" svg:height="0.107cm" draw:transform="skewX (0.0165806278939462) rotate (-0.626224135615566) translate (0.644819444444445cm 3.18205555555556cm)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21"><draw:g draw:style-name="gr21"><draw:ellipse draw:style-name="gr40" draw:text-style-name="P135" svg:width="1.034cm" svg:height="1.033cm" draw:transform="rotate (-3.12797908542424) translate (3.05605555555556cm 5.2705cm)" draw:kind="arc" draw:start-angle="315.86" draw:end-angle="1.88"><text:p/></draw:ellipse><draw:custom-shape draw:style-name="gr41" draw:text-style-name="P140" svg:width="0.101cm" svg:height="0.107cm" draw:transform="rotate (0.0176278254451426) translate (1.99495833333333cm 4.52084722222222cm)"><text:p/>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21"><draw:ellipse draw:style-name="gr42" draw:text-style-name="P135" svg:width="1.036cm" svg:height="1.029cm" draw:transform="skewX (-0.00174532925199451) rotate (2.34170825740079) translate (2.53294444444444cm 5.49980555555556cm)" draw:kind="arc" draw:start-angle="315.86" draw:end-angle="1.88"><text:p/></draw:ellipse><draw:custom-shape draw:style-name="gr43" draw:text-style-name="P140" svg:width="0.101cm" svg:height="0.105cm" draw:transform="skewX (-0.0169296937443449) rotate (-0.797790001086609) translate (2.34068055555556cm 4.20963888888889cm)"><text:p/>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</draw:custom-shape></draw:g></draw:g><draw:g draw:style-name="gr21"><draw:g draw:style-name="gr21"><draw:ellipse draw:style-name="gr44" draw:text-style-name="P135" svg:width="1.034cm" svg:height="1.031cm" draw:transform="skewX (0.00174532925199433) rotate (1.57760311087767) translate (-0.0246944444444444cm 5.30048611111111cm)" draw:kind="arc" draw:start-angle="315.86" draw:end-angle="1.88"><text:p/></draw:ellipse><draw:custom-shape draw:style-name="gr45" draw:text-style-name="P140" svg:width="0.105cm" svg:height="0.105cm" draw:transform="rotate (-1.55386663305055) translate (0.722430555555556cm 4.23686111111111cm)"><text:p/>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21"><draw:ellipse draw:style-name="gr46" draw:text-style-name="P135" svg:width="1.034cm" svg:height="1.033cm" draw:transform="rotate (0.762534350196323) translate (-0.249472222222222cm 4.77661111111111cm)" draw:kind="arc" draw:start-angle="315.86" draw:end-angle="1.88"><text:p/></draw:ellipse><draw:custom-shape draw:style-name="gr47" draw:text-style-name="P140" svg:width="0.105cm" svg:height="0.105cm" draw:transform="skewX (-0.0165806278939461) rotate (-2.39232280570863) translate (1.02758333333333cm 4.59493055555556cm)"><text:p/>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</draw:custom-shape></draw:g></draw:g><draw:g draw:style-name="gr21"><draw:g draw:style-name="gr21"><draw:ellipse draw:style-name="gr48" draw:text-style-name="P135" svg:width="1.034cm" svg:height="1.029cm" draw:transform="rotate (-1.56573487196411) translate (3.01977777777778cm 2.22073611111111cm)" draw:kind="arc" draw:start-angle="315.86" draw:end-angle="1.88"><text:p/></draw:ellipse><draw:custom-shape draw:style-name="gr49" draw:text-style-name="P140" svg:width="0.103cm" svg:height="0.105cm" draw:transform="rotate (-1.55351756720015) translate (2.37066666666667cm 3.17323611111111cm)"><text:p/>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21"><draw:ellipse draw:style-name="gr50" draw:text-style-name="P135" svg:width="1.034cm" svg:height="1.029cm" draw:transform="skewX (-0.00174532925199423) rotate (-2.37905830339347) translate (3.24479166666667cm 2.74461111111111cm)" draw:kind="arc" draw:start-angle="316.02" draw:end-angle="1.88"><text:p/></draw:ellipse><draw:custom-shape draw:style-name="gr51" draw:text-style-name="P140" svg:width="0.101cm" svg:height="0.101cm" draw:transform="skewX (0.035081117965086) rotate (-2.35619449019235) translate (2.10431944444444cm 2.92805555555556cm)"><text:p/>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</draw:custom-shape></draw:g></draw:g><draw:g draw:style-name="gr24"><draw:line draw:style-name="gr52" draw:text-style-name="P134" svg:x1="0.469cm" svg:y1="3.401cm" svg:x2="1.134cm" svg:y2="3.399cm"><text:p/></draw:line><draw:line draw:style-name="gr53" draw:text-style-name="P134" svg:x1="1.12cm" svg:y1="3.404cm" svg:x2="1.12cm" svg:y2="2.739cm"><text:p/></draw:line></draw:g><draw:g draw:style-name="gr24"><draw:line draw:style-name="gr54" draw:text-style-name="P134" svg:x1="0.472cm" svg:y1="4.147cm" svg:x2="1.137cm" svg:y2="4.149cm"><text:p/></draw:line><draw:line draw:style-name="gr55" draw:text-style-name="P134" svg:x1="1.121cm" svg:y1="4.145cm" svg:x2="1.121cm" svg:y2="4.81cm"><text:p/></draw:line></draw:g><draw:g draw:style-name="gr24"><draw:line draw:style-name="gr56" draw:text-style-name="P134" svg:x1="2.541cm" svg:y1="4.135cm" svg:x2="1.876cm" svg:y2="4.137cm"><text:p/></draw:line><draw:line draw:style-name="gr57" draw:text-style-name="P134" svg:x1="1.892cm" svg:y1="4.131cm" svg:x2="1.892cm" svg:y2="4.796cm"><text:p/></draw:line></draw:g><draw:g draw:style-name="gr24"><draw:line draw:style-name="gr58" draw:text-style-name="P134" svg:x1="2.534cm" svg:y1="3.392cm" svg:x2="1.847cm" svg:y2="3.39cm"><text:p/></draw:line><draw:line draw:style-name="gr59" draw:text-style-name="P134" svg:x1="1.865cm" svg:y1="3.394cm" svg:x2="1.865cm" svg:y2="2.736cm"><text:p/></draw:line></draw:g><draw:g draw:style-name="gr21"><draw:custom-shape draw:style-name="gr60" draw:text-style-name="P142" svg:width="1.527cm" svg:height="1.523cm" draw:transform="rotate (-1.16814886835981) translate (7.98336111111111cm 3.128375cm)"><text:p/><draw:enhanced-geometry svg:viewBox="0 0 21600 21600" draw:mirror-horizontal="true" draw:type="block-arc" draw:modifiers="-112.559035001563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61" draw:text-style-name="P142" svg:width="1.371cm" svg:height="1.371cm" draw:transform="rotate (-1.16762526958421) translate (7.93573611111111cm 3.21733333333333cm)"><text:p/><draw:enhanced-geometry svg:viewBox="0 0 21600 21600" draw:mirror-horizontal="true" draw:type="block-arc" draw:modifiers="-112.49017802713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62" draw:text-style-name="P143" svg:x1="7.008cm" svg:y1="3.89cm" svg:x2="6.826cm" svg:y2="3.798cm"><text:p/></draw:line></draw:g><draw:g draw:style-name="gr21"><draw:g draw:style-name="gr24"><draw:ellipse draw:style-name="gr63" draw:text-style-name="P143" svg:width="1.004cm" svg:height="0.999cm" svg:x="1.001cm" svg:y="-0.265cm" draw:kind="arc" draw:start-angle="212.87" draw:end-angle="269.07"><text:p/></draw:ellipse><draw:line draw:style-name="gr64" draw:text-style-name="P143" svg:x1="1.316cm" svg:y1="0.536cm" svg:x2="1.117cm" svg:y2="0.735cm"><text:p/></draw:line><draw:line draw:style-name="gr65" draw:text-style-name="P143" svg:x1="1.382cm" svg:y1="0.58cm" svg:x2="1.181cm" svg:y2="0.781cm"><text:p/></draw:line></draw:g><draw:g draw:style-name="gr24"><draw:ellipse draw:style-name="gr66" draw:text-style-name="P143" svg:width="1.003cm" svg:height="1.001cm" draw:transform="rotate (0.916472390222222) translate (0.843138888888889cm 0.313972222222222cm)" draw:kind="arc" draw:start-angle="212.87" draw:end-angle="269.07"><text:p/></draw:ellipse><draw:line draw:style-name="gr67" draw:text-style-name="P143" svg:x1="1.672cm" svg:y1="0.553cm" svg:x2="1.708cm" svg:y2="0.832cm"><text:p/></draw:line><draw:line draw:style-name="gr68" draw:text-style-name="P143" svg:x1="1.746cm" svg:y1="0.529cm" svg:x2="1.783cm" svg:y2="0.811cm"><text:p/></draw:line></draw:g></draw:g><draw:g draw:style-name="gr21"><draw:g draw:style-name="gr24"><draw:ellipse draw:style-name="gr69" draw:text-style-name="P143" svg:width="1.003cm" svg:height="0.999cm" draw:transform="rotate (-3.14159265358979) translate (2.00730555555556cm 2.75166666666667cm)" draw:kind="arc" draw:start-angle="271.02" draw:end-angle="327.26"><text:p/></draw:ellipse><draw:line draw:style-name="gr70" draw:text-style-name="P143" svg:x1="1.321cm" svg:y1="1.949cm" svg:x2="1.122cm" svg:y2="1.75cm"><text:p/></draw:line><draw:line draw:style-name="gr71" draw:text-style-name="P143" svg:x1="1.388cm" svg:y1="1.905cm" svg:x2="1.187cm" svg:y2="1.704cm"><text:p/></draw:line></draw:g><draw:g draw:style-name="gr24"><draw:circle draw:style-name="gr72" draw:text-style-name="P143" svg:width="1.003cm" svg:height="1.003cm" draw:transform="skewX (-0.00174532925199425) rotate (2.22512026336757) translate (1.45873611111111cm 2.96686111111111cm)" draw:kind="arc" draw:start-angle="271.02" draw:end-angle="327.35"><text:p/></draw:circle><draw:line draw:style-name="gr73" draw:text-style-name="P143" svg:x1="1.678cm" svg:y1="1.932cm" svg:x2="1.714cm" svg:y2="1.653cm"><text:p/></draw:line><draw:line draw:style-name="gr74" draw:text-style-name="P143" svg:x1="1.752cm" svg:y1="1.958cm" svg:x2="1.789cm" svg:y2="1.676cm"><text:p/></draw:line></draw:g></draw:g><draw:g draw:style-name="gr21"><draw:g draw:style-name="gr24"><draw:ellipse draw:style-name="gr75" draw:text-style-name="P135" svg:width="0.87cm" svg:height="0.863cm" svg:x="-0.562cm" svg:y="0.827cm" draw:kind="arc" draw:start-angle="3" draw:end-angle="27.19"><text:p/></draw:ellipse><draw:line draw:style-name="gr76" draw:text-style-name="P143" svg:x1="0.191cm" svg:y1="1.189cm" svg:x2="0.373cm" svg:y2="1.097cm"><text:p/></draw:line></draw:g><draw:g draw:style-name="gr24"><draw:ellipse draw:style-name="gr77" draw:text-style-name="P135" svg:width="0.869cm" svg:height="0.867cm" draw:transform="rotate (-0.509112542806746) translate (-0.290041666666667cm 0.610305555555556cm)" draw:kind="arc" draw:start-angle="3" draw:end-angle="27.19"><text:p/></draw:ellipse><draw:line draw:style-name="gr78" draw:text-style-name="P143" svg:x1="0.191cm" svg:y1="1.292cm" svg:x2="0.395cm" svg:y2="1.3cm"><text:p/></draw:line></draw:g></draw:g><draw:g draw:style-name="gr21"><draw:g draw:style-name="gr24"><draw:ellipse draw:style-name="gr79" draw:text-style-name="P135" svg:width="0.869cm" svg:height="0.863cm" svg:x="2.71cm" svg:y="0.833cm" draw:kind="arc" draw:start-angle="152.78" draw:end-angle="176.95"><text:p/></draw:ellipse><draw:line draw:style-name="gr80" draw:text-style-name="P143" svg:x1="2.823cm" svg:y1="1.196cm" svg:x2="2.641cm" svg:y2="1.104cm"><text:p/></draw:line></draw:g><draw:g draw:style-name="gr24"><draw:ellipse draw:style-name="gr81" draw:text-style-name="P135" svg:width="0.87cm" svg:height="0.865cm" draw:transform="skewX (-0.00209439510239325) rotate (0.506320016003555) translate (2.54705555555556cm 1.03540277777778cm)" draw:kind="arc" draw:start-angle="152.78" draw:end-angle="176.96"><text:p/></draw:ellipse><draw:line draw:style-name="gr82" draw:text-style-name="P143" svg:x1="2.824cm" svg:y1="1.298cm" svg:x2="2.62cm" svg:y2="1.306cm"><text:p/></draw:line></draw:g></draw:g><draw:g draw:style-name="gr24"><draw:ellipse draw:style-name="gr83" draw:text-style-name="P135" svg:width="1.327cm" svg:height="1.318cm" draw:transform="rotate (-3.14159265358979) translate (8.56544444444444cm 2.16252777777778cm)" draw:kind="arc" draw:start-angle="343.58" draw:end-angle="1.46"><text:p/></draw:ellipse><draw:ellipse draw:style-name="gr84" draw:text-style-name="P135" svg:width="1.325cm" svg:height="1.318cm" draw:transform="rotate (-3.14159265358979) translate (8.60701388888889cm 2.174875cm)" draw:kind="arc" draw:start-angle="343.56" draw:end-angle="1.47"><text:p/></draw:ellipse></draw:g><draw:g draw:style-name="gr24"><draw:ellipse draw:style-name="gr85" draw:text-style-name="P135" svg:width="1.327cm" svg:height="1.318cm" draw:transform="rotate (-3.14159265358979) translate (4.63726388888889cm 2.174875cm)" draw:kind="arc" draw:start-angle="178.53" draw:end-angle="196.47"><text:p/></draw:ellipse><draw:ellipse draw:style-name="gr86" draw:text-style-name="P135" svg:width="1.327cm" svg:height="1.318cm" draw:transform="rotate (-3.14159265358979) translate (4.59593055555556cm 2.18898611111111cm)" draw:kind="arc" draw:start-angle="178.53" draw:end-angle="196.49"><text:p/></draw:ellipse></draw:g><draw:g draw:style-name="gr24"><draw:ellipse draw:style-name="gr87" draw:text-style-name="P135" svg:width="1.31cm" svg:height="1.528cm" svg:x="7.19cm" svg:y="-0.513cm" draw:kind="arc" draw:start-angle="178.53" draw:end-angle="196.47"><text:p/></draw:ellipse><draw:ellipse draw:style-name="gr88" draw:text-style-name="P135" svg:width="1.31cm" svg:height="1.527cm" svg:x="7.23cm" svg:y="-0.527cm" draw:kind="arc" draw:start-angle="178.53" draw:end-angle="196.49"><text:p/></draw:ellipse></draw:g><draw:g draw:style-name="gr21"><draw:circle draw:style-name="gr89" draw:text-style-name="P135" svg:width="0.655cm" svg:height="0.653cm" draw:transform="rotate (-3.14159265358979) translate (4.32605555555556cm 0.529166666666667cm)" draw:kind="arc" draw:start-angle="87.9" draw:end-angle="156.02"><text:p/></draw:circle><draw:custom-shape draw:style-name="gr90" draw:text-style-name="P139" svg:width="0.204cm" svg:height="0.202cm" svg:x="4.098cm" svg:y="0.362cm"><text:p/><draw:enhanced-geometry svg:viewBox="0 0 21600 21600" draw:mirror-vertic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draw:g draw:style-name="gr21"><draw:circle draw:style-name="gr91" draw:text-style-name="P135" svg:width="0.655cm" svg:height="0.653cm" draw:transform="rotate (-3.14159265358979) translate (8.26911111111111cm 0.536222222222222cm)" draw:kind="arc" draw:start-angle="23.84" draw:end-angle="91.92"><text:p/></draw:circle><draw:custom-shape draw:style-name="gr92" draw:text-style-name="P139" svg:width="0.205cm" svg:height="0.202cm" svg:x="7.636cm" svg:y="0.367cm"><text:p/><draw:enhanced-geometry svg:viewBox="0 0 21600 21600" draw:mirror-vertical="true" draw:mirror-horizont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draw:g draw:style-name="gr21"><draw:ellipse draw:style-name="gr93" draw:text-style-name="P135" svg:width="0.657cm" svg:height="0.653cm" svg:x="7.612cm" svg:y="1.23cm" draw:kind="arc" draw:start-angle="87.9" draw:end-angle="156.02"><text:p/></draw:ellipse><draw:custom-shape draw:style-name="gr94" draw:text-style-name="P139" svg:width="0.204cm" svg:height="0.202cm" svg:x="7.639cm" svg:y="1.196cm"><text:p/><draw:enhanced-geometry svg:viewBox="0 0 21600 21600" draw:mirror-vertical="false" draw:mirror-horizont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draw:g draw:style-name="gr21"><draw:g draw:style-name="gr24"><draw:line draw:style-name="gr95" draw:text-style-name="P134" svg:x1="7.968cm" svg:y1="0.689cm" svg:x2="7.464cm" svg:y2="0.688cm"><text:p/></draw:line><draw:line draw:style-name="gr96" draw:text-style-name="P134" svg:x1="7.477cm" svg:y1="0.693cm" svg:x2="7.477cm" svg:y2="0.205cm"><text:p/></draw:line></draw:g><draw:g draw:style-name="gr24"><draw:line draw:style-name="gr97" draw:text-style-name="P134" svg:x1="7.977cm" svg:y1="1.074cm" svg:x2="7.464cm" svg:y2="1.075cm"><text:p/></draw:line><draw:line draw:style-name="gr98" draw:text-style-name="P134" svg:x1="7.477cm" svg:y1="1.074cm" svg:x2="7.477cm" svg:y2="1.562cm"><text:p/></draw:line></draw:g></draw:g><draw:g draw:style-name="gr21"><draw:g draw:style-name="gr24"><draw:line draw:style-name="gr99" draw:text-style-name="P134" svg:x1="3.962cm" svg:y1="0.688cm" svg:x2="4.466cm" svg:y2="0.687cm"><text:p/></draw:line><draw:line draw:style-name="gr100" draw:text-style-name="P134" svg:x1="4.454cm" svg:y1="0.691cm" svg:x2="4.454cm" svg:y2="0.203cm"><text:p/></draw:line></draw:g><draw:g draw:style-name="gr24"><draw:line draw:style-name="gr101" draw:text-style-name="P134" svg:x1="3.953cm" svg:y1="1.074cm" svg:x2="4.466cm" svg:y2="1.075cm"><text:p/></draw:line><draw:line draw:style-name="gr102" draw:text-style-name="P134" svg:x1="4.454cm" svg:y1="1.071cm" svg:x2="4.454cm" svg:y2="1.559cm"><text:p/></draw:line></draw:g></draw:g><draw:g draw:style-name="gr21"><draw:ellipse draw:style-name="gr103" draw:text-style-name="P135" svg:width="1.551cm" svg:height="1.313cm" draw:transform="skewX (0.00139626340159548) rotate (-1.89141331038625) translate (6.87211111111111cm 0.966611111111111cm)" draw:kind="arc" draw:start-angle="178.11" draw:end-angle="224.13"><text:p/></draw:ellipse><draw:custom-shape draw:style-name="gr104" draw:text-style-name="P140" svg:width="0.133cm" svg:height="0.135cm" draw:transform="skewX (0.0130899693899575) rotate (-1.55753182447974) translate (6.08641666666667cm 0.670277777777778cm)"><text:p/><draw:enhanced-geometry svg:viewBox="0 0 21600 21600" draw:mirror-vertical="true" draw:mirror-horizont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21"><draw:ellipse draw:style-name="gr105" draw:text-style-name="P135" svg:width="1.549cm" svg:height="1.313cm" draw:transform="skewX (-0.00261799387799156) rotate (-1.25087747490434) translate (6.41173611111111cm -0.659694444444445cm)" draw:kind="arc" draw:start-angle="315.68" draw:end-angle="1.93"><text:p/></draw:ellipse><draw:custom-shape draw:style-name="gr106" draw:text-style-name="P140" svg:width="0.131cm" svg:height="0.135cm" draw:transform="skewX (0.0130899693899575) rotate (-1.55735729155454) translate (6.111875cm 0.971902777777778cm)"><text:p/>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</draw:custom-shape></draw:g><draw:ellipse draw:style-name="gr107" draw:text-style-name="P135" svg:width="0.585cm" svg:height="0.219cm" draw:transform="skewX (-1.2000883936713) rotate (1.76522600546706) translate (6.31119444444444cm 1.19591666666667cm)" draw:kind="arc" draw:start-angle="158.84" draw:end-angle="204.7"><text:p/></draw:ellipse><draw:ellipse draw:style-name="gr108" draw:text-style-name="P135" svg:width="0.47cm" svg:height="0.376cm" draw:transform="skewX (0.66497044500984) rotate (-2.03941723095537) translate (5.94077777777778cm 0.772583333333333cm)" draw:kind="arc" draw:start-angle="316.02" draw:end-angle="1.88"><text:p/></draw:ellipse><draw:line draw:style-name="gr109" draw:text-style-name="P134" svg:x1="5.524cm" svg:y1="0.879cm" svg:x2="5.67cm" svg:y2="0.864cm"><text:p/></draw:line><draw:line draw:style-name="gr110" draw:text-style-name="P134" svg:x1="6.301cm" svg:y1="0.895cm" svg:x2="6.447cm" svg:y2="0.88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h text:style-name="P133" text:outline-level="1"><text:span text:style-name="_5f_Caractères">Observe les figures puis indique la nature des quadrilatères en justifiant tes réponses.</text:span></text:h>
        </text:list-item>
      </text:list>
      <text:h text:style-name="_5f_Paragraphe" text:outline-level="1"><draw:g text:anchor-type="paragraph" draw:z-index="279" draw:name="Shape11" draw:style-name="gr188"><draw:g draw:style-name="gr21"><draw:g draw:style-name="gr21"><draw:rect draw:style-name="gr189" draw:text-style-name="P160" svg:width="1.766cm" svg:height="1.061cm" draw:transform="rotate (0.143291531588734) translate (0.633236111111111cm 0.6985cm)"><text:p/></draw:rect><draw:custom-shape draw:style-name="gr190" draw:text-style-name="P141" svg:width="0.214cm" svg:height="0.219cm" draw:transform="skewX (-0.0242600766027212) rotate (0.143291531588734) translate (0.751416666666667cm 1.53634722222222cm)"><text:p/><draw:enhanced-geometry svg:viewBox="0 0 21600 21600" draw:type="rectangle" draw:enhanced-path="M 0 0 L 21600 0 21600 21600 0 21600 0 0 Z N"/></draw:custom-shape><draw:custom-shape draw:style-name="gr191" draw:text-style-name="P141" svg:width="0.214cm" svg:height="0.214cm" draw:transform="skewX (0.00820304748437331) rotate (0.143291531588734) translate (0.633236111111111cm 0.703791666666667cm)"><text:p/><draw:enhanced-geometry svg:viewBox="0 0 21600 21600" draw:type="rectangle" draw:enhanced-path="M 0 0 L 21600 0 21600 21600 0 21600 0 0 Z N"/></draw:custom-shape><draw:custom-shape draw:style-name="gr192" draw:text-style-name="P141" svg:width="0.219cm" svg:height="0.219cm" draw:transform="skewX (-0.00802851455917395) rotate (0.143291531588734) translate (2.29129166666667cm 1.31409722222222cm)"><text:p/><draw:enhanced-geometry svg:viewBox="0 0 21600 21600" draw:type="rectangle" draw:enhanced-path="M 0 0 L 21600 0 21600 21600 0 21600 0 0 Z N"/></draw:custom-shape><draw:custom-shape draw:style-name="gr193" draw:text-style-name="P141" svg:width="0.219cm" svg:height="0.219cm" draw:transform="skewX (-0.0242600766027212) rotate (0.143291531588734) translate (2.16429166666667cm 0.478013888888889cm)"><text:p/><draw:enhanced-geometry svg:viewBox="0 0 21600 21600" draw:type="rectangle" draw:enhanced-path="M 0 0 L 21600 0 21600 21600 0 21600 0 0 Z N"/></draw:custom-shape></draw:g><draw:frame draw:style-name="gr194" draw:text-style-name="P151" svg:width="0.359cm" svg:height="0.421cm" svg:x="0.275cm" svg:y="0.257cm"><draw:text-box><text:p text:style-name="P146"><text:span text:style-name="T195">A</text:span><text:span text:style-name="T191"> </text:span></text:p></draw:text-box></draw:frame><draw:frame draw:style-name="gr195" draw:text-style-name="P161" svg:width="0.251cm" svg:height="0.422cm" svg:x="2.61cm" svg:y="1.506cm"><draw:text-box><text:p text:style-name="P146"><text:span text:style-name="T196">C</text:span></text:p></draw:text-box></draw:frame><draw:frame draw:style-name="gr196" draw:text-style-name="P162" svg:width="0.248cm" svg:height="0.422cm" svg:x="2.411cm" svg:y="0.028cm"><draw:text-box><text:p text:style-name="P146"><text:span text:style-name="T195">B</text:span></text:p></draw:text-box></draw:frame><draw:frame draw:style-name="gr197" draw:text-style-name="P161" svg:width="0.278cm" svg:height="0.422cm" svg:x="0.476cm" svg:y="1.771cm"><draw:text-box><text:p text:style-name="P146"><text:span text:style-name="T196">D</text:span></text:p></draw:text-box></draw:frame></draw:g><draw:g draw:style-name="gr21"><draw:custom-shape draw:style-name="gr198" draw:text-style-name="P140" svg:width="1.235cm" svg:height="1.235cm" draw:transform="rotate (0.785398163397448) translate (6.82801388888889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199" draw:text-style-name="P140" svg:width="0.218cm" svg:height="0.219cm" draw:transform="skewX (-0.0322885911618953) rotate (0.785398163397448) translate (7.55297222222222cm 2.05140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199" draw:text-style-name="P140" svg:width="0.218cm" svg:height="0.216cm" draw:transform="skewX (-0.0246091424531201) rotate (0.785398163397448) translate (8.27440277777778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199" draw:text-style-name="P140" svg:width="0.218cm" svg:height="0.216cm" draw:transform="skewX (-0.00820304748437336) rotate (0.785398163397448) translate (6.82801388888889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199" draw:text-style-name="P140" svg:width="0.218cm" svg:height="0.218cm" draw:transform="skewX (-0.00820304748437338) rotate (0.785398163397448) translate (7.55297222222222cm 0.608541666666667cm)"><text:p/><draw:enhanced-geometry svg:viewBox="0 0 21600 21600" draw:mirror-horizontal="false" draw:mirror-vertical="false" draw:type="rectangle" draw:enhanced-path="M 0 0 L 21600 0 21600 21600 0 21600 0 0 Z N"/></draw:custom-shape><draw:line draw:style-name="gr200" draw:text-style-name="P139" svg:x1="8.12cm" svg:y1="1.908cm" svg:x2="8.121cm" svg:y2="1.687cm"><text:p/></draw:line><draw:line draw:style-name="gr200" draw:text-style-name="P139" svg:x1="7.255cm" svg:y1="1.029cm" svg:x2="7.256cm" svg:y2="0.808cm"><text:p/></draw:line><draw:line draw:style-name="gr200" draw:text-style-name="P139" svg:x1="8.175cm" svg:y1="1.045cm" svg:x2="8.174cm" svg:y2="0.824cm"><text:p/></draw:line><draw:line draw:style-name="gr200" draw:text-style-name="P139" svg:x1="7.286cm" svg:y1="1.918cm" svg:x2="7.285cm" svg:y2="1.697cm"><text:p/></draw:line><draw:line draw:style-name="gr200" draw:text-style-name="P139" svg:x1="7.316cm" svg:y1="1.946cm" svg:x2="7.315cm" svg:y2="1.725cm"><text:p/></draw:line><draw:line draw:style-name="gr200" draw:text-style-name="P139" svg:x1="7.283cm" svg:y1="1.004cm" svg:x2="7.284cm" svg:y2="0.783cm"><text:p/></draw:line><draw:line draw:style-name="gr200" draw:text-style-name="P139" svg:x1="8.203cm" svg:y1="1.071cm" svg:x2="8.202cm" svg:y2="0.85cm"><text:p/></draw:line><draw:line draw:style-name="gr200" draw:text-style-name="P139" svg:x1="8.151cm" svg:y1="1.878cm" svg:x2="8.152cm" svg:y2="1.657cm"><text:p/></draw:line><draw:frame draw:style-name="gr201" draw:text-style-name="P161" svg:width="0.227cm" svg:height="0.422cm" svg:x="7.609cm" svg:y="0.039cm"><draw:text-box><text:p text:style-name="P146"><text:span text:style-name="T196">E</text:span></text:p></draw:text-box></draw:frame><draw:frame draw:style-name="gr202" draw:text-style-name="P161" svg:width="0.209cm" svg:height="0.421cm" svg:x="8.671cm" svg:y="1.134cm"><draw:text-box><text:p text:style-name="P146"><text:span text:style-name="T196">F</text:span></text:p></draw:text-box></draw:frame><draw:frame draw:style-name="gr203" draw:text-style-name="P161" svg:width="0.278cm" svg:height="0.422cm" svg:x="7.583cm" svg:y="2.272cm"><draw:text-box><text:p text:style-name="P146"><text:span text:style-name="T196">G</text:span></text:p></draw:text-box></draw:frame><draw:frame draw:style-name="gr204" draw:text-style-name="P161" svg:width="0.272cm" svg:height="0.421cm" svg:x="6.477cm" svg:y="1.127cm"><draw:text-box><text:p text:style-name="P146"><text:span text:style-name="T196">H</text:span></text:p></draw:text-box></draw:frame></draw:g><draw:g draw:style-name="gr21"><draw:custom-shape draw:style-name="gr205" draw:text-style-name="P163" svg:width="2.722cm" svg:height="1.334cm" draw:transform="skewX (-0.00261799387799148) rotate (-0.440695636128569) translate (3.83822222222222cm 0.0211666666666667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206" draw:text-style-name="P163" svg:x1="4.346cm" svg:y1="0.521cm" svg:x2="4.43cm" svg:y2="0.717cm"><text:p/></draw:line><draw:line draw:style-name="gr206" draw:text-style-name="P163" svg:x1="5.102cm" svg:y1="1.708cm" svg:x2="5.186cm" svg:y2="1.904cm"><text:p/></draw:line><draw:line draw:style-name="gr206" draw:text-style-name="P163" svg:x1="5.546cm" svg:y1="1.055cm" svg:x2="5.332cm" svg:y2="1.167cm"><text:p/></draw:line><draw:line draw:style-name="gr206" draw:text-style-name="P163" svg:x1="4.112cm" svg:y1="1.175cm" svg:x2="3.898cm" svg:y2="1.287cm"><text:p/></draw:line><draw:frame draw:style-name="gr207" draw:text-style-name="P161" svg:width="0.287cm" svg:height="0.422cm" svg:x="5.06cm" svg:y="0.243cm"><draw:text-box><text:p text:style-name="P146"><text:span text:style-name="T196">N</text:span></text:p></draw:text-box></draw:frame><draw:frame draw:style-name="gr208" draw:text-style-name="P161" svg:width="0.311cm" svg:height="0.422cm" svg:x="3.177cm" svg:y="0.282cm"><draw:text-box><text:p text:style-name="P146"><text:span text:style-name="T196">M</text:span></text:p></draw:text-box></draw:frame><draw:frame draw:style-name="gr209" draw:text-style-name="P161" svg:width="0.332cm" svg:height="0.422cm" svg:x="4.265cm" svg:y="1.75cm"><draw:text-box><text:p text:style-name="P146"><text:span text:style-name="T196">P</text:span></text:p></draw:text-box></draw:frame><draw:frame draw:style-name="gr209" draw:text-style-name="P161" svg:width="0.332cm" svg:height="0.422cm" svg:x="6.073cm" svg:y="1.697cm"><draw:text-box><text:p text:style-name="P146"><text:span text:style-name="T196">O</text:span></text:p></draw:text-box></draw:frame></draw:g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section text:style-name="Sect1" text:name="Section3">
        <text:list text:continue-numbering="true" text:style-name="_5f_Numérotation_20_des_20_exercices">
          <text:list-item>
            <text:list>
              <text:list-item>
                <text:p text:style-name="P127"><text:span text:style-name="_5f_Caractères">Le quadrilatère ABCD est </text:span><text:span text:style-name="_5f_Caractères_5f_correction"><text:span text:style-name="T184">un rectangle </text:span></text:span><text:span text:style-name="_5f_pointillés_20_gris"><text:s/></text:span><text:span text:style-name="_5f_Caractères">car </text:span><text:span text:style-name="_5f_Caractères"><text:span text:style-name="T183">i</text:span></text:span><text:span text:style-name="_5f_Caractères_5f_correction"><text:span text:style-name="T184">l a quatre angles droits.</text:span></text:span><text:span text:style-name="_5f_Caractères_5f_correction"><text:span text:style-name="T181"> </text:span></text:span></text:p>
              </text:list-item>
              <text:list-item>
                <text:p text:style-name="P127"><text:span text:style-name="_5f_Caractères">Le quadrilatère MNOP est </text:span><text:span text:style-name="_5f_Caractères_5f_correction"><text:span text:style-name="T184">un losange </text:span></text:span><text:span text:style-name="_5f_pointillés_20_gris">. </text:span><text:span text:style-name="_5f_Caractères">car </text:span><text:span text:style-name="_5f_Caractères"><text:span text:style-name="T183">i</text:span></text:span><text:span text:style-name="_5f_Caractères_5f_correction"><text:span text:style-name="T184">l a quatre côtés de même longueur.</text:span></text:span></text:p>
              </text:list-item>
              <text:list-item>
                <text:p text:style-name="P127"><text:span text:style-name="_5f_Caractères">Le quadrilatère EFGH est </text:span><text:span text:style-name="_5f_Caractères_5f_correction"><text:span text:style-name="T184">un carré</text:span></text:span><text:span text:style-name="_5f_pointillés_20_gris"><text:span text:style-name="T187"> </text:span></text:span><text:span text:style-name="_5f_Caractères">car </text:span><text:span text:style-name="_5f_Caractères"><text:span text:style-name="T183">i</text:span></text:span><text:span text:style-name="_5f_Caractères_5f_correction"><text:span text:style-name="T184">l a quatre angles droits et quatre côtés de même longueur.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133" text:outline-level="1"><text:span text:style-name="_5f_Caractères">Amina était absente au cours de mathématiques. </text:span></text:h>
        </text:list-item>
      </text:list>
      <text:h text:style-name="_5f_Paragraphe" text:outline-level="1"><text:span text:style-name="_5f_Caractères">Tu dois lui expliquer en une phrase au téléphone chacune des trois figures suivantes, qui sont à tracer pour le prochain cours. Rédige ce que tu lui dis ci‑dessous. <text:s text:c="3"/></text:span>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h text:style-name="_5f_Tableau_5f_Centré_5f_Gras" text:outline-level="1"><draw:g text:anchor-type="char" draw:z-index="277" draw:name="Shape16" draw:style-name="gr221"><draw:path draw:style-name="gr222" draw:text-style-name="P140" svg:width="2.135cm" svg:height="2.149cm" svg:x="0.549cm" svg:y="0.617cm" svg:viewBox="0 0 2136 2150" svg:d="M443 5c-73 408-271 870-271 870 0 0-89 678-88 590 0-88-31 243-82 230-51-14 911 238 911 238l786 217 195-912 190-563 52-239-658-204-651-105-404-127z"><text:p/></draw:path><draw:path draw:style-name="gr223" draw:text-style-name="P140" svg:width="0.184cm" svg:height="0.259cm" svg:x="0.629cm" svg:y="2.104cm" svg:viewBox="0 0 185 260" svg:d="M0 0c134 35 185 48 185 48l-48 141-19 71"><text:p/></draw:path><draw:path draw:style-name="gr223" draw:text-style-name="P140" svg:width="0.232cm" svg:height="0.187cm" svg:x="0.96cm" svg:y="0.689cm" svg:viewBox="0 0 233 188" svg:d="M0 136c205 54 195 52 195 52l38-188"><text:p/></draw:path><draw:path draw:style-name="gr223" draw:text-style-name="P140" svg:width="0.232cm" svg:height="0.199cm" svg:x="2.055cm" svg:y="2.515cm" svg:viewBox="0 0 233 200" svg:d="M0 200c14-95 31-200 31-200l112 30 90 34"><text:p/></draw:path><draw:path draw:style-name="gr223" draw:text-style-name="P140" svg:width="0.245cm" svg:height="0.302cm" svg:x="2.381cm" svg:y="0.973cm" svg:viewBox="0 0 246 303" svg:d="M61 0c-27 146-64 246-61 235 3-10 179 68 179 68l67-4"><text:p/></draw:path><draw:frame draw:style-name="gr224" draw:text-style-name="P161" svg:width="0.249cm" svg:height="0.414cm" svg:x="0.789cm" svg:y="0.157cm"><draw:text-box><text:p text:style-name="P154"><text:span text:style-name="T196">R</text:span></text:p></draw:text-box></draw:frame><draw:frame draw:style-name="gr225" draw:text-style-name="P161" svg:width="0.246cm" svg:height="0.414cm" svg:x="2.759cm" svg:y="0.7cm"><draw:text-box><text:p text:style-name="P154"><text:span text:style-name="T196">A</text:span></text:p></draw:text-box></draw:frame><draw:frame draw:style-name="gr226" draw:text-style-name="P161" svg:width="0.219cm" svg:height="0.414cm" svg:x="2.242cm" svg:y="2.783cm"><draw:text-box><text:p text:style-name="P154"><text:span text:style-name="T196">T</text:span></text:p></draw:text-box></draw:frame><draw:frame draw:style-name="gr227" draw:text-style-name="P161" svg:width="0.218cm" svg:height="0.414cm" svg:x="0.277cm" svg:y="2.263cm"><draw:text-box><text:p text:style-name="P154"><text:span text:style-name="T196">P</text:span></text:p></draw:text-box></draw:frame><draw:path draw:style-name="gr228" draw:text-style-name="P140" svg:width="0.258cm" svg:height="0.194cm" svg:x="1.662cm" svg:y="0.714cm" svg:viewBox="0 0 259 195" svg:d="M0 195c127-65 259-195 259-195"><text:p/></draw:path><draw:path draw:style-name="gr223" draw:text-style-name="P140" svg:width="0.29cm" svg:height="0.109cm" svg:x="0.596cm" svg:y="1.402cm" svg:viewBox="0 0 291 110" svg:d="M0 110c213-64 291-110 291-110"><text:p/></draw:path><draw:path draw:style-name="gr223" draw:text-style-name="P140" svg:width="0.257cm" svg:height="0.15cm" svg:x="2.297cm" svg:y="1.832cm" svg:viewBox="0 0 258 151" svg:d="M0 151c209-88 258-151 258-151"><text:p/></draw:path><draw:path draw:style-name="gr223" draw:text-style-name="P140" svg:width="0.288cm" svg:height="0.229cm" svg:x="1.232cm" svg:y="2.408cm" svg:viewBox="0 0 289 230" svg:d="M0 230c70-58 289-230 289-230"><text:p/></draw:path><draw:frame draw:style-name="gr229" draw:text-style-name="P161" svg:width="1.214cm" svg:height="0.414cm" draw:transform="rotate (-0.197745804250958) translate (1.41816666666667cm 0.238125cm)"><draw:text-box><text:p text:style-name="P154"><text:span text:style-name="T196">2,5 cm</text:span></text:p></draw:text-box></draw:frame></draw:g><text:span text:style-name="Character_5f_20_5f_style"><text:s/></text:span></text:h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</table:table-cell>
          <table:table-cell table:style-name="Tableau1.B1" office:value-type="string">
            <text:h text:style-name="_5f_Tableau_5f_Centré_5f_Gras" text:outline-level="1"><draw:g text:anchor-type="paragraph" draw:z-index="278" draw:name="Shape17_0" draw:style-name="gr210"><draw:frame draw:style-name="gr211" draw:text-style-name="P161" svg:width="0.249cm" svg:height="0.414cm" svg:x="2.574cm" svg:y="1.605cm"><draw:text-box><text:p text:style-name="P154"><text:span text:style-name="T196">R</text:span></text:p></draw:text-box></draw:frame><draw:frame draw:style-name="gr212" draw:text-style-name="P161" svg:width="0.26cm" svg:height="0.414cm" svg:x="4.613cm" svg:y="0.85cm"><draw:text-box><text:p text:style-name="P154"><text:span text:style-name="T196">S</text:span></text:p></draw:text-box></draw:frame><draw:frame draw:style-name="gr213" draw:text-style-name="P161" svg:width="0.219cm" svg:height="0.414cm" svg:x="4.588cm" svg:y="2.464cm"><draw:text-box><text:p text:style-name="P154"><text:span text:style-name="T196">T</text:span></text:p></draw:text-box></draw:frame><draw:frame draw:style-name="gr214" draw:text-style-name="P161" svg:width="1.214cm" svg:height="0.414cm" svg:x="3.999cm" svg:y="1.404cm"><draw:text-box><text:p text:style-name="P154"><text:span text:style-name="T196">4,2 cm</text:span></text:p></draw:text-box></draw:frame><draw:frame draw:style-name="gr215" draw:text-style-name="P165" svg:width="0.879cm" svg:height="0.414cm" draw:transform="rotate (0.367566340470006) translate (3.20498611111111cm 1.20473611111111cm)"><draw:text-box><text:p text:style-name="P164"><text:span text:style-name="T196">3 cm</text:span></text:p></draw:text-box></draw:frame><draw:path draw:style-name="gr216" draw:text-style-name="P163" svg:width="1.704cm" svg:height="0.577cm" svg:x="2.854cm" svg:y="1.242cm" svg:viewBox="0 0 1705 578" svg:d="M0 576c124 17 259-92 376-129 127-41 252-71 377-118 122-46 259-123 388-129 173-9 114-93 294-71l188-94 82-35"><text:p/></draw:path><draw:path draw:style-name="gr217" draw:text-style-name="P163" svg:width="1.704cm" svg:height="0.577cm" svg:x="2.854cm" svg:y="1.242cm" svg:viewBox="0 0 1705 578" svg:d="M0 576c124 17 259-92 376-129 127-41 252-71 377-118 122-46 259-123 388-129 173-9 114-93 294-71l188-94 82-35"><text:p/></draw:path><draw:path draw:style-name="gr217" draw:text-style-name="P163" svg:width="1.727cm" svg:height="0.575cm" svg:x="4.583cm" svg:y="1.231cm" svg:viewBox="0 0 1728 576" svg:d="M0 0c114 81 267 67 389 129 128 65 243 114 376 165 116 45 387 118 493 129 129 36 109 65 247 71l129 47 94 35"><text:p/></draw:path><draw:path draw:style-name="gr217" draw:text-style-name="P163" svg:width="1.727cm" svg:height="0.587cm" svg:x="4.617cm" svg:y="1.816cm" svg:viewBox="0 0 1728 588" svg:d="M1728 0c-133 21-234 109-376 118-131 8-259 62-376 129-113 65-259 52-365 129-118 86-257 39-375 106l-118 72-118 34"><text:p/></draw:path><draw:path draw:style-name="gr217" draw:text-style-name="P163" svg:width="1.799cm" svg:height="0.587cm" svg:x="2.869cm" svg:y="1.816cm" svg:viewBox="0 0 1800 588" svg:d="M0 0c142 6 218 128 376 129 124 0 226 49 340 94 127 49 189 161 342 118 153 35 295 146 435 141l118 35 129 59 60 12"><text:p/></draw:path><draw:path draw:style-name="gr218" draw:text-style-name="P163" svg:width="3.398cm" svg:height="0.048cm" svg:x="2.914cm" svg:y="1.816cm" svg:viewBox="0 0 3399 49" svg:d="M0 0c125 3 250 1 376 12 120 10 243 0 365 0 125 0 250 0 376 0 124 0 251-4 376 0 121 3 242-5 365 23s249-14 376-11c123 3 244 18 366 23 124 5 268-47 388-12 160 47 129-47 270 0l141-23"><text:p/></draw:path><draw:frame draw:style-name="gr219" draw:text-style-name="P161" svg:width="0.262cm" svg:height="0.414cm" svg:x="6.553cm" svg:y="1.601cm"><draw:text-box><text:p text:style-name="P154"><text:span text:style-name="T196">U</text:span></text:p></draw:text-box></draw:frame><draw:line draw:style-name="gr220" draw:text-style-name="P163" svg:x1="3.631cm" svg:y1="1.459cm" svg:x2="3.841cm" svg:y2="1.581cm"><text:p/></draw:line><draw:line draw:style-name="gr220" draw:text-style-name="P163" svg:x1="5.241cm" svg:y1="2.09cm" svg:x2="5.451cm" svg:y2="2.212cm"><text:p/></draw:line><draw:line draw:style-name="gr220" draw:text-style-name="P163" svg:x1="5.248cm" svg:y1="1.596cm" svg:x2="5.418cm" svg:y2="1.427cm"><text:p/></draw:line><draw:line draw:style-name="gr220" draw:text-style-name="P163" svg:x1="3.982cm" svg:y1="2.307cm" svg:x2="4.152cm" svg:y2="2.138cm"><text:p/></draw:line></draw:g><draw:g text:anchor-type="char" draw:z-index="276" draw:name="Shape15" draw:style-name="gr230"><draw:frame draw:style-name="gr231" draw:text-style-name="P166" svg:width="1.214cm" svg:height="0.414cm" draw:transform="rotate (-0.28640853025227) translate (0.823736111111111cm 2.63877777777778cm)"><draw:text-box><text:p text:style-name="P154"><text:span text:style-name="T197">3,3 cm</text:span></text:p></draw:text-box></draw:frame><draw:g draw:style-name="gr24"><draw:path draw:style-name="gr232" draw:text-style-name="P167" svg:width="1.904cm" svg:height="2.476cm" svg:x="0.758cm" svg:y="0.503cm" svg:viewBox="0 0 1905 2477" svg:d="M1309 2475c-413-90-1083-314-1083-314l-226-40 163-617 296-1050 105-454 499 142c0 0 549 191 476 171-74-20 366 78 366 78l-172 444-231 1047-186 595z"><text:p/></draw:path><draw:path draw:style-name="gr232" draw:text-style-name="P167" svg:width="0.321cm" svg:height="0.182cm" svg:x="1.816cm" svg:y="2.74cm" svg:viewBox="0 0 322 183" svg:d="M0 183c44-130 58-183 58-183 0 0 158 28 138 23-19-6 126 33 126 33"><text:p/></draw:path><draw:path draw:style-name="gr232" draw:text-style-name="P167" svg:width="0.183cm" svg:height="0.234cm" svg:x="0.818cm" svg:y="2.425cm" svg:viewBox="0 0 184 235" svg:d="M137 235c38-139 47-193 47-193l-74-20-110-22"><text:p/></draw:path><draw:path draw:style-name="gr232" draw:text-style-name="P167" svg:width="0.225cm" svg:height="0.219cm" svg:x="1.266cm" svg:y="0.551cm" svg:viewBox="0 0 226 220" svg:d="M0 167c72 26 172 53 172 53l43-159 11-61"><text:p/></draw:path><draw:path draw:style-name="gr232" draw:text-style-name="P167" svg:width="0.2cm" svg:height="0.267cm" svg:x="2.372cm" svg:y="0.85cm" svg:viewBox="0 0 201 268" svg:d="M201 268c-94-25-201-54-201-54l58-183 15-31"><text:p/></draw:path></draw:g><draw:frame draw:style-name="gr233" draw:text-style-name="P166" svg:width="0.269cm" svg:height="0.414cm" svg:x="1.053cm" svg:y="0.127cm"><draw:text-box><text:p text:style-name="P154"><text:span text:style-name="T197">N</text:span></text:p></draw:text-box></draw:frame><draw:frame draw:style-name="gr234" draw:text-style-name="P166" svg:width="0.251cm" svg:height="0.414cm" svg:x="2.748cm" svg:y="0.596cm"><draw:text-box><text:p text:style-name="P154"><text:span text:style-name="T197">C</text:span></text:p></draw:text-box></draw:frame><draw:frame draw:style-name="gr235" draw:text-style-name="P166" svg:width="0.207cm" svg:height="0.414cm" svg:x="2.106cm" svg:y="2.969cm"><draw:text-box><text:p text:style-name="P154"><text:span text:style-name="T197">F</text:span></text:p></draw:text-box></draw:frame><draw:frame draw:style-name="gr236" draw:text-style-name="P166" svg:width="0.228cm" svg:height="0.414cm" svg:x="0.448cm" svg:y="2.484cm"><draw:text-box><text:p text:style-name="P154"><text:span text:style-name="T197">S</text:span></text:p></draw:text-box></draw:frame><draw:frame draw:style-name="gr231" draw:text-style-name="P166" svg:width="1.214cm" svg:height="0.414cm" draw:transform="rotate (1.33430421314967) translate (0.504472222222222cm 2.02847222222222cm)"><draw:text-box><text:p text:style-name="P154"><text:span text:style-name="T197">5,4 cm</text:span></text:p></draw:text-box></draw:frame></draw:g><text:span text:style-name="Character_5f_20_5f_style"/></text:h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</table:table-cell>
          <table:table-cell table:style-name="Tableau1.B1" office:value-type="string">
            <text:h text:style-name="_5f_Tableau_5f_Centré_5f_Gras" text:outline-level="1"><text:span text:style-name="Character_5f_20_5f_style"><text:s/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 text:start-value="1">
              <text:p text:style-name="P128"><text:span text:style-name="_5f_Caractères">Trace </text:span><text:span text:style-name="_5f_pointillés_20_gris"><text:s/></text:span><text:span text:style-name="_5f_Caractères_5f_correction"><text:span text:style-name="T184">un carré </text:span></text:span><text:span text:style-name="_5f_Caractères_5f_correction"><text:span text:style-name="T185">RATP dont le côté mesure 2,5 cm. </text:span></text:span></text:p>
              <text:p text:style-name="P128"><text:span text:style-name="_5f_Caractères_5f_correction"><text:span text:style-name="T185"/></text:span></text:p>
            </text:list-item>
            <text:list-item>
              <text:p text:style-name="P128"><text:span text:style-name="_5f_Caractères">Trace </text:span><text:span text:style-name="_5f_Caractères_5f_correction"><text:span text:style-name="T184">un </text:span></text:span><text:span text:style-name="_5f_Caractères_5f_correction"><text:span text:style-name="T185">rectangle</text:span></text:span><text:span text:style-name="_5f_Caractères_5f_correction"><text:span text:style-name="T184"> </text:span></text:span><text:span text:style-name="_5f_Caractères_5f_correction"><text:span text:style-name="T185">SNCF dont le côté [SN] mesure 5,4 cm et le côté [SF]mesure 3,3 cm. </text:span></text:span></text:p>
              <text:p text:style-name="P128"><text:span text:style-name="_5f_Caractères_5f_correction"><text:span text:style-name="T185"/></text:span></text:p>
            </text:list-item>
            <text:list-item>
              <text:p text:style-name="P129"><text:span text:style-name="_5f_Caractères">Trace </text:span><text:span text:style-name="_5f_Caractères_5f_correction"><text:span text:style-name="T184">un </text:span></text:span><text:span text:style-name="_5f_Caractères_5f_correction"><text:span text:style-name="T186">losange</text:span></text:span><text:span text:style-name="_5f_Caractères_5f_correction"><text:span text:style-name="T184"> </text:span></text:span><text:span text:style-name="_5f_Caractères_5f_correction"><text:span text:style-name="T182">RSUT</text:span></text:span><text:span text:style-name="_5f_Caractères_5f_correction"><text:span text:style-name="T186"> </text:span></text:span><text:span text:style-name="_5f_Caractères_5f_correction"><text:span text:style-name="T185">dont le côté [</text:span></text:span><text:span text:style-name="_5f_Caractères_5f_correction"><text:span text:style-name="T186">RS</text:span></text:span><text:span text:style-name="_5f_Caractères_5f_correction"><text:span text:style-name="T185">] mesure </text:span></text:span><text:span text:style-name="_5f_Caractères_5f_correction"><text:span text:style-name="T186">3</text:span></text:span><text:span text:style-name="_5f_Caractères_5f_correction"><text:span text:style-name="T185"> cm et l</text:span></text:span><text:span text:style-name="_5f_Caractères_5f_correction"><text:span text:style-name="T186">a diagonale</text:span></text:span><text:span text:style-name="_5f_Caractères_5f_correction"><text:span text:style-name="T185"> [</text:span></text:span><text:span text:style-name="_5f_Caractères_5f_correction"><text:span text:style-name="T186">RU</text:span></text:span><text:span text:style-name="_5f_Caractères_5f_correction"><text:span text:style-name="T185">]mesure </text:span></text:span><text:span text:style-name="_5f_Caractères_5f_correction"><text:span text:style-name="T186">4,2</text:span></text:span><text:span text:style-name="_5f_Caractères_5f_correction"><text:span text:style-name="T185"> cm. 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Dashed_20__28_var_29__20_221" draw:display-name="Dashed (var) 221" draw:style="rect" draw:dots1="1" draw:dots1-length="0.002cm" draw:dots2="1" draw:dots2-length="0.002cm" draw:distance="0.002cm"/>
    <draw:stroke-dash draw:name="Dashed_20__28_var_29__20_6089" draw:display-name="Dashed (var) 6089" draw:style="rect" draw:dots1="1" draw:dots1-length="0.001cm" draw:dots2="1" draw:dots2-length="0.001cm" draw:distance="0.001cm"/>
    <draw:stroke-dash draw:name="Dashed_20__28_var_29__20_6090" draw:display-name="Dashed (var) 6090" draw:style="rect" draw:dots1="1" draw:dots1-length="0.001cm" draw:dots2="1" draw:dots2-length="0.001cm" draw:distance="0.001cm"/>
    <draw:stroke-dash draw:name="Dashed_20__28_var_29__20_6091" draw:display-name="Dashed (var) 6091" draw:style="rect" draw:dots1="1" draw:dots1-length="0.001cm" draw:dots2="1" draw:dots2-length="0.001cm" draw:distance="0.001cm"/>
    <draw:stroke-dash draw:name="Dashed_20__28_var_29__20_6092" draw:display-name="Dashed (var) 6092" draw:style="rect" draw:dots1="1" draw:dots1-length="0.001cm" draw:dots2="1" draw:dots2-length="0.001cm" draw:distance="0.001cm"/>
    <draw:stroke-dash draw:name="Dashed_20__28_var_29__20_6093" draw:display-name="Dashed (var) 6093" draw:style="rect" draw:dots1="1" draw:dots1-length="0.001cm" draw:dots2="1" draw:dots2-length="0.001cm" draw:distance="0.001cm"/>
    <draw:stroke-dash draw:name="Dashed_20__28_var_29__20_6094" draw:display-name="Dashed (var) 6094" draw:style="rect" draw:dots1="1" draw:dots1-length="0.001cm" draw:dots2="1" draw:dots2-length="0.001cm" draw:distance="0.001cm"/>
    <draw:stroke-dash draw:name="Dashed_20__28_var_29__20_6096" draw:display-name="Dashed (var) 6096" draw:style="rect" draw:dots1="1" draw:dots1-length="0.001cm" draw:dots2="1" draw:dots2-length="0.001cm" draw:distance="0.001cm"/>
    <draw:stroke-dash draw:name="Dashed_20__28_var_29__20_6097" draw:display-name="Dashed (var) 6097" draw:style="rect" draw:dots1="1" draw:dots1-length="0.001cm" draw:dots2="1" draw:dots2-length="0.001cm" draw:distance="0.001cm"/>
    <draw:stroke-dash draw:name="Dashed_20__28_var_29__20_6098" draw:display-name="Dashed (var) 6098" draw:style="rect" draw:dots1="1" draw:dots1-length="0.001cm" draw:dots2="1" draw:dots2-length="0.001cm" draw:distance="0.001cm"/>
    <draw:stroke-dash draw:name="Dashed_20__28_var_29__20_6099" draw:display-name="Dashed (var) 6099" draw:style="rect" draw:dots1="1" draw:dots1-length="0.001cm" draw:dots2="1" draw:dots2-length="0.001cm" draw:distance="0.001cm"/>
    <draw:stroke-dash draw:name="Dashed_20__28_var_29__20_6100" draw:display-name="Dashed (var) 6100" draw:style="rect" draw:dots1="1" draw:dots1-length="0.001cm" draw:dots2="1" draw:dots2-length="0.001cm" draw:distance="0.001cm"/>
    <draw:stroke-dash draw:name="Dashed_20__28_var_29__20_6101" draw:display-name="Dashed (var) 6101" draw:style="rect" draw:dots1="1" draw:dots1-length="0.001cm" draw:dots2="1" draw:dots2-length="0.001cm" draw:distance="0.001cm"/>
    <draw:stroke-dash draw:name="Dashed_20__28_var_29__20_6102" draw:display-name="Dashed (var) 6102" draw:style="rect" draw:dots1="1" draw:dots1-length="0.001cm" draw:dots2="1" draw:dots2-length="0.001cm" draw:distance="0.001cm"/>
    <draw:stroke-dash draw:name="Dashed_20__28_var_29__20_6103" draw:display-name="Dashed (var) 6103" draw:style="rect" draw:dots1="1" draw:dots1-length="0.001cm" draw:dots2="1" draw:dots2-length="0.001cm" draw:distance="0.001cm"/>
    <draw:stroke-dash draw:name="Dashed_20__28_var_29__20_6104" draw:display-name="Dashed (var) 6104" draw:style="rect" draw:dots1="1" draw:dots1-length="0.001cm" draw:dots2="1" draw:dots2-length="0.001cm" draw:distance="0.001cm"/>
    <draw:stroke-dash draw:name="Dashed_20__28_var_29__20_6105" draw:display-name="Dashed (var) 6105" draw:style="rect" draw:dots1="1" draw:dots1-length="0.001cm" draw:dots2="1" draw:dots2-length="0.001cm" draw:distance="0.001cm"/>
    <draw:stroke-dash draw:name="Dashed_20__28_var_29__20_6108" draw:display-name="Dashed (var) 6108" draw:style="rect" draw:dots1="1" draw:dots1-length="0.001cm" draw:dots2="1" draw:dots2-length="0.001cm" draw:distance="0.001cm"/>
    <draw:stroke-dash draw:name="Dashed_20__28_var_29__20_6109" draw:display-name="Dashed (var) 6109" draw:style="rect" draw:dots1="1" draw:dots1-length="0.001cm" draw:dots2="1" draw:dots2-length="0.001cm" draw:distance="0.001cm"/>
    <draw:stroke-dash draw:name="Dashed_20__28_var_29__20_6110" draw:display-name="Dashed (var) 6110" draw:style="rect" draw:dots1="1" draw:dots1-length="0.001cm" draw:dots2="1" draw:dots2-length="0.001cm" draw:distance="0.001cm"/>
    <draw:stroke-dash draw:name="Dashed_20__28_var_29__20_6112" draw:display-name="Dashed (var) 6112" draw:style="rect" draw:dots1="1" draw:dots1-length="0.001cm" draw:dots2="1" draw:dots2-length="0.001cm" draw:distance="0.001cm"/>
    <draw:stroke-dash draw:name="Dashed_20__28_var_29__20_6113" draw:display-name="Dashed (var) 6113" draw:style="rect" draw:dots1="1" draw:dots1-length="0.001cm" draw:dots2="1" draw:dots2-length="0.001cm" draw:distance="0.001cm"/>
    <draw:stroke-dash draw:name="Dashed_20__28_var_29__20_6116" draw:display-name="Dashed (var) 6116" draw:style="rect" draw:dots1="1" draw:dots1-length="0.001cm" draw:dots2="1" draw:dots2-length="0.001cm" draw:distance="0.001cm"/>
    <draw:stroke-dash draw:name="Dashed_20__28_var_29__20_6117" draw:display-name="Dashed (var) 6117" draw:style="rect" draw:dots1="1" draw:dots1-length="0.001cm" draw:dots2="1" draw:dots2-length="0.001cm" draw:distance="0.001cm"/>
    <draw:stroke-dash draw:name="Dashed_20__28_var_29__20_6118" draw:display-name="Dashed (var) 6118" draw:style="rect" draw:dots1="1" draw:dots1-length="0.001cm" draw:dots2="1" draw:dots2-length="0.001cm" draw:distance="0.001cm"/>
    <draw:stroke-dash draw:name="Dashed_20__28_var_29__20_6119" draw:display-name="Dashed (var) 6119" draw:style="rect" draw:dots1="1" draw:dots1-length="0.001cm" draw:dots2="1" draw:dots2-length="0.001cm" draw:distance="0.001cm"/>
    <draw:stroke-dash draw:name="Dashed_20__28_var_29__20_6120" draw:display-name="Dashed (var) 6120" draw:style="rect" draw:dots1="1" draw:dots1-length="0.001cm" draw:dots2="1" draw:dots2-length="0.001cm" draw:distance="0.001cm"/>
    <draw:stroke-dash draw:name="Dashed_20__28_var_29__20_6121" draw:display-name="Dashed (var) 6121" draw:style="rect" draw:dots1="1" draw:dots1-length="0.001cm" draw:dots2="1" draw:dots2-length="0.001cm" draw:distance="0.001cm"/>
    <draw:stroke-dash draw:name="Dashed_20__28_var_29__20_6122" draw:display-name="Dashed (var) 6122" draw:style="rect" draw:dots1="1" draw:dots1-length="0.001cm" draw:dots2="1" draw:dots2-length="0.001cm" draw:distance="0.001cm"/>
    <draw:stroke-dash draw:name="Dashed_20__28_var_29__20_6123" draw:display-name="Dashed (var) 6123" draw:style="rect" draw:dots1="1" draw:dots1-length="0.001cm" draw:dots2="1" draw:dots2-length="0.001cm" draw:distance="0.001cm"/>
    <draw:stroke-dash draw:name="Dashed_20__28_var_29__20_6124" draw:display-name="Dashed (var) 6124" draw:style="rect" draw:dots1="1" draw:dots1-length="0.001cm" draw:dots2="1" draw:dots2-length="0.001cm" draw:distance="0.001cm"/>
    <draw:stroke-dash draw:name="Dashed_20__28_var_29__20_6125" draw:display-name="Dashed (var) 6125" draw:style="rect" draw:dots1="1" draw:dots1-length="0.001cm" draw:dots2="1" draw:dots2-length="0.001cm" draw:distance="0.001cm"/>
    <draw:stroke-dash draw:name="Dashed_20__28_var_29__20_6126" draw:display-name="Dashed (var) 6126" draw:style="rect" draw:dots1="1" draw:dots1-length="0.001cm" draw:dots2="1" draw:dots2-length="0.001cm" draw:distance="0.001cm"/>
    <draw:stroke-dash draw:name="Dashed_20__28_var_29__20_6127" draw:display-name="Dashed (var) 6127" draw:style="rect" draw:dots1="1" draw:dots1-length="0.001cm" draw:dots2="1" draw:dots2-length="0.001cm" draw:distance="0.001cm"/>
    <draw:stroke-dash draw:name="Dashed_20__28_var_29__20_6128" draw:display-name="Dashed (var) 6128" draw:style="rect" draw:dots1="1" draw:dots1-length="0.001cm" draw:dots2="1" draw:dots2-length="0.001cm" draw:distance="0.001cm"/>
    <draw:stroke-dash draw:name="Dashed_20__28_var_29__20_6129" draw:display-name="Dashed (var) 6129" draw:style="rect" draw:dots1="1" draw:dots1-length="0.001cm" draw:dots2="1" draw:dots2-length="0.001cm" draw:distance="0.001cm"/>
    <draw:stroke-dash draw:name="Dashed_20__28_var_29__20_6130" draw:display-name="Dashed (var) 6130" draw:style="rect" draw:dots1="1" draw:dots1-length="0.001cm" draw:dots2="1" draw:dots2-length="0.001cm" draw:distance="0.001cm"/>
    <draw:stroke-dash draw:name="Dashed_20__28_var_29__20_6131" draw:display-name="Dashed (var) 6131" draw:style="rect" draw:dots1="1" draw:dots1-length="0.001cm" draw:dots2="1" draw:dots2-length="0.001cm" draw:distance="0.001cm"/>
    <draw:stroke-dash draw:name="Dashed_20__28_var_29__20_6132" draw:display-name="Dashed (var) 6132" draw:style="rect" draw:dots1="1" draw:dots1-length="0.001cm" draw:dots2="1" draw:dots2-length="0.001cm" draw:distance="0.001cm"/>
    <draw:stroke-dash draw:name="Dashed_20__28_var_29__20_6134" draw:display-name="Dashed (var) 6134" draw:style="rect" draw:dots1="1" draw:dots1-length="0.001cm" draw:dots2="1" draw:dots2-length="0.001cm" draw:distance="0.001cm"/>
    <draw:stroke-dash draw:name="Dashed_20__28_var_29__20_6137" draw:display-name="Dashed (var) 6137" draw:style="rect" draw:dots1="1" draw:dots1-length="0.001cm" draw:dots2="1" draw:dots2-length="0.001cm" draw:distance="0.001cm"/>
    <draw:stroke-dash draw:name="Dashed_20__28_var_29__20_6138" draw:display-name="Dashed (var) 6138" draw:style="rect" draw:dots1="1" draw:dots1-length="0.001cm" draw:dots2="1" draw:dots2-length="0.001cm" draw:distance="0.001cm"/>
    <draw:stroke-dash draw:name="Dashed_20__28_var_29__20_6139" draw:display-name="Dashed (var) 6139" draw:style="rect" draw:dots1="1" draw:dots1-length="0.001cm" draw:dots2="1" draw:dots2-length="0.001cm" draw:distance="0.001cm"/>
    <draw:stroke-dash draw:name="Dashed_20__28_var_29__20_6140" draw:display-name="Dashed (var) 6140" draw:style="rect" draw:dots1="1" draw:dots1-length="0.001cm" draw:dots2="1" draw:dots2-length="0.001cm" draw:distance="0.001cm"/>
    <draw:stroke-dash draw:name="Dashed_20__28_var_29__20_6141" draw:display-name="Dashed (var) 6141" draw:style="rect" draw:dots1="1" draw:dots1-length="0.001cm" draw:dots2="1" draw:dots2-length="0.001cm" draw:distance="0.001cm"/>
    <draw:stroke-dash draw:name="Dashed_20__28_var_29__20_6142" draw:display-name="Dashed (var) 6142" draw:style="rect" draw:dots1="1" draw:dots1-length="0.001cm" draw:dots2="1" draw:dots2-length="0.001cm" draw:distance="0.001cm"/>
    <draw:stroke-dash draw:name="Dashed_20__28_var_29__20_6143" draw:display-name="Dashed (var) 6143" draw:style="rect" draw:dots1="1" draw:dots1-length="0.001cm" draw:dots2="1" draw:dots2-length="0.001cm" draw:distance="0.001cm"/>
    <draw:stroke-dash draw:name="Dashed_20__28_var_29__20_6144" draw:display-name="Dashed (var) 6144" draw:style="rect" draw:dots1="1" draw:dots1-length="0.001cm" draw:dots2="1" draw:dots2-length="0.001cm" draw:distance="0.001cm"/>
    <draw:stroke-dash draw:name="Dashed_20__28_var_29__20_6146" draw:display-name="Dashed (var) 6146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3cm" draw:dots2="1" draw:dots2-length="0.003cm" draw:distance="0.003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9565" draw:display-name="Dashed (var) 9565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draw:fill="none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 text:start-value="12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" style:family="paragraph" style:parent-style-name="Footer"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rsid="011350d1" officeooo:paragraph-rsid="011350d1"/>
    </style:style>
    <style:style style:name="MP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8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19" style:family="paragraph" style:parent-style-name="Header">
      <style:paragraph-properties fo:text-align="start" style:justify-single-word="false"/>
      <style:text-properties officeooo:paragraph-rsid="0211dd7e"/>
    </style:style>
    <style:style style:name="MP20" style:family="paragraph" style:parent-style-name="Foot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 style:parent-style-name="Footer">
      <style:text-properties officeooo:paragraph-rsid="008d016c"/>
    </style:style>
    <style:style style:name="MP24" style:family="paragraph">
      <style:paragraph-properties fo:text-align="center"/>
    </style:style>
    <style:style style:name="MP25" style:family="paragraph" style:parent-style-name="Header">
      <style:paragraph-properties fo:margin-left="0cm" fo:margin-right="0cm" fo:text-indent="0cm" style:auto-text-indent="false"/>
    </style:style>
    <style:style style:name="MP26" style:family="paragraph" style:parent-style-name="Footer">
      <style:text-properties officeooo:paragraph-rsid="010f7046"/>
    </style:style>
    <style:style style:name="MP27" style:family="paragraph" style:parent-style-name="Footer">
      <style:text-properties officeooo:paragraph-rsid="01120261"/>
    </style:style>
    <style:style style:name="MP2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31" style:family="paragraph" style:parent-style-name="_5f_Header_20_D_20_page_20_impaire_20__28_D_29_">
      <style:text-properties officeooo:paragraph-rsid="01a13e78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4" style:family="paragraph" style:parent-style-name="Header">
      <style:paragraph-properties fo:text-align="center" style:justify-single-word="false"/>
      <style:text-properties officeooo:paragraph-rsid="00ab054e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_5f_Header_20_N_20_page_20_impaire_20__28_D_29_">
      <style:paragraph-properties fo:text-align="start" style:justify-single-word="false"/>
    </style:style>
    <style:style style:name="MP43" style:family="paragraph" style:parent-style-name="Footer">
      <style:text-properties officeooo:paragraph-rsid="00d4df5c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d7e12c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8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6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8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2" style:family="paragraph" style:parent-style-name="Footer">
      <style:text-properties officeooo:paragraph-rsid="00863005"/>
    </style:style>
    <style:style style:name="MP63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6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7" style:family="paragraph" style:parent-style-name="_5f_Header_20_N_20_page_20_impaire_20__28_D_29_">
      <style:text-properties officeooo:rsid="0277791e" officeooo:paragraph-rsid="0277791e"/>
    </style:style>
    <style:style style:name="MP68" style:family="paragraph" style:parent-style-name="_5f_Header_20_N_20_page_20_impaire_20__28_D_29_">
      <style:text-properties officeooo:rsid="027aa87d" officeooo:paragraph-rsid="027aa87d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0" style:family="paragraph" style:parent-style-name="_5f_Header_20_G_20_page_20_impaire_20__28_D_29_">
      <style:text-properties officeooo:paragraph-rsid="00c87b35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_5f_Header_20_G_20_page_20_paire_20__28_G_29_">
      <style:text-properties officeooo:paragraph-rsid="0334a5be"/>
    </style:style>
    <style:style style:name="MP88" style:family="paragraph" style:parent-style-name="_5f_Header_20_G_20_page_20_paire_20__28_G_29_">
      <style:paragraph-properties fo:text-align="start" style:justify-single-word="false"/>
    </style:style>
    <style:style style:name="MP89" style:family="paragraph" style:parent-style-name="Footer">
      <style:text-properties officeooo:paragraph-rsid="030c4d7d"/>
    </style:style>
    <style:style style:name="MP90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92" style:family="paragraph" style:parent-style-name="Footer">
      <style:text-properties officeooo:paragraph-rsid="00d8520c"/>
    </style:style>
    <style:style style:name="MP9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96" style:family="paragraph" style:parent-style-name="Header">
      <style:paragraph-properties fo:text-align="center" style:justify-single-word="false"/>
      <style:text-properties officeooo:paragraph-rsid="00c10aa6"/>
    </style:style>
    <style:style style:name="MP97" style:family="paragraph" style:parent-style-name="Header">
      <style:paragraph-properties fo:text-align="start" style:justify-single-word="false"/>
      <style:text-properties officeooo:paragraph-rsid="0289fb0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2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3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officeooo:rsid="0096b4e2"/>
    </style:style>
    <style:style style:name="MT8" style:family="text">
      <style:text-properties officeooo:rsid="008d016c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12" style:family="text">
      <style:text-properties officeooo:rsid="01fe03f2"/>
    </style:style>
    <style:style style:name="MT13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4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16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7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20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22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24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26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3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3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33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34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3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37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38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3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4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41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42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4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4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4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6" style:family="text">
      <style:text-properties officeooo:rsid="010c4d3a"/>
    </style:style>
    <style:style style:name="MT4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51" style:family="text">
      <style:text-properties fo:font-variant="small-caps" fo:color="#9d0f89" loext:opacity="100%" style:font-name="Bitstream Vera Sans6" fo:font-size="16pt" fo:font-weight="bold" officeooo:rsid="01a13e78"/>
    </style:style>
    <style:style style:name="MT52" style:family="text">
      <style:text-properties officeooo:rsid="00b6801f"/>
    </style:style>
    <style:style style:name="MT5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4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56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57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5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0" style:family="text">
      <style:text-properties fo:font-size="16pt" style:font-size-asian="16pt" style:font-size-complex="16pt"/>
    </style:style>
    <style:style style:name="MT6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2" style:family="text">
      <style:text-properties officeooo:rsid="01f8729d"/>
    </style:style>
    <style:style style:name="MT63" style:family="text">
      <style:text-properties officeooo:rsid="01b6dc57"/>
    </style:style>
    <style:style style:name="MT6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6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68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7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1" style:family="text">
      <style:text-properties officeooo:rsid="00b5d2d1"/>
    </style:style>
    <style:style style:name="MT7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4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75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77" style:family="text">
      <style:text-properties officeooo:rsid="015f088a"/>
    </style:style>
    <style:style style:name="MT78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80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1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8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8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85" style:family="text">
      <style:text-properties officeooo:rsid="0160d7ef"/>
    </style:style>
    <style:style style:name="MT86" style:family="text">
      <style:text-properties officeooo:rsid="02735980"/>
    </style:style>
    <style:style style:name="MT87" style:family="text">
      <style:text-properties officeooo:rsid="02757f12"/>
    </style:style>
    <style:style style:name="MT88" style:family="text">
      <style:text-properties officeooo:rsid="0272f9e5"/>
    </style:style>
    <style:style style:name="MT89" style:family="text">
      <style:text-properties officeooo:rsid="026ec296"/>
    </style:style>
    <style:style style:name="MT90" style:family="text">
      <style:text-properties officeooo:rsid="0268e0aa"/>
    </style:style>
    <style:style style:name="MT91" style:family="text">
      <style:text-properties officeooo:rsid="0072f07f"/>
    </style:style>
    <style:style style:name="MT92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9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7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100" style:family="text">
      <style:text-properties officeooo:rsid="014407b5"/>
    </style:style>
    <style:style style:name="MT10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2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103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05" style:family="text">
      <style:text-properties officeooo:rsid="00a59a60"/>
    </style:style>
    <style:style style:name="MT10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0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10" style:family="text">
      <style:text-properties fo:font-variant="small-caps" officeooo:rsid="0054f64f"/>
    </style:style>
    <style:style style:name="MT111" style:family="text">
      <style:text-properties fo:font-variant="small-caps"/>
    </style:style>
    <style:style style:name="MT11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14" style:family="text">
      <style:text-properties officeooo:rsid="005a3fa8"/>
    </style:style>
    <style:style style:name="MT11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1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17" style:family="text">
      <style:text-properties officeooo:rsid="00415f3a"/>
    </style:style>
    <style:style style:name="MT118" style:family="text">
      <style:text-properties officeooo:rsid="00386ebd"/>
    </style:style>
    <style:style style:name="MT11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20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2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22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123" style:family="text">
      <style:text-properties officeooo:rsid="0334a5be"/>
    </style:style>
    <style:style style:name="MT124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25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6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7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28" style:family="text">
      <style:text-properties officeooo:rsid="0315af39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30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31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3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3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35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136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2" style:family="text">
      <style:text-properties officeooo:rsid="00a4cf55"/>
    </style:style>
    <style:style style:name="MT143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46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47" style:family="text">
      <style:text-properties officeooo:rsid="009e3fdd"/>
    </style:style>
    <style:style style:name="MT1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52" style:family="text">
      <style:text-properties fo:font-variant="small-caps" fo:color="#1ca2b8" loext:opacity="100%" style:font-name="Bitstream Vera Sans1" fo:font-size="16pt" fo:font-style="normal" fo:text-shadow="none" fo:font-weight="bold" officeooo:rsid="012d9d2e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5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58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">Géométrie de base, partie 1: nommer, mesurer</text:p>
      </style:header>
      <style:header-left>
        <text:p text:style-name="_5f_Header_20_G_20_page_20_impaire_20__28_D_29_">Géométrie plane : Vocabulaire</text:p>
        <text:p text:style-name="MP2">Géométrie de base, partie 1: nommer, mesurer</text:p>
      </style:header-left>
      <style:footer>
        <text:p text:style-name="MP3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48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G</text:span><text:span text:style-name="MT2">éométrie </text:span><text:span text:style-name="MT3">plane </text:span><text:span text:style-name="MT2">: </text:span><text:span text:style-name="MT3">vocabulaire</text:span></text:h></draw:text-box></draw:frame></text:p>
      </style:footer>
      <style:footer-left>
        <text:p text:style-name="MP3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49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">G</text:span><text:span text:style-name="MT2">éométrie </text:span><text:span text:style-name="MT4">plane</text:span><text:span text:style-name="MT2"> : </text:span><text:span text:style-name="MT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4"><draw:g text:anchor-type="paragraph" draw:z-index="50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4"><draw:g text:anchor-type="paragraph" draw:z-index="51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9"><text:span text:style-name="MT8"><text:s text:c="15"/>A</text:span>ires : Calculer une aire</text:p>
      </style:header>
      <style:footer>
        <text:p text:style-name="MP10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4"><draw:g text:anchor-type="paragraph" draw:z-index="52" draw:name="Shape4_161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53" draw:name="Shape4_15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54" draw:name="Shape4_1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55" draw:name="Shape4_15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2">Aires </text:span>: <text:span text:style-name="MT12">problèmes <text:s text:c="4"/></text:span></text:h>
      </style:footer>
      <style:footer-left>
        <text:p text:style-name="MP1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7"><text:span text:style-name="MT8"><text:s text:c="15"/>A</text:span>ires : Aire et unité</text:p>
      </style:header>
      <style:header-left>
        <text:p text:style-name="MP17"><text:span text:style-name="MT8"><text:s text:c="15"/>A</text:span>ires : Aire et unité</text:p>
      </style:header-left>
      <style:footer>
        <text:p text:style-name="MP10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111" draw:name="Shape4_15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13" draw:name="Shape4_10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9" draw:name="Shape4_15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5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19"><text:span text:style-name="MT13">Conversions d’unités : </text:span><text:span text:style-name="MT14">Problèmes</text:span></text:p>
      </style:header>
      <style:header-left>
        <text:p text:style-name="MP19"><text:span text:style-name="MT13">Conversions d’unités : </text:span><text:span text:style-name="MT14">Problèmes</text:span></text:p>
      </style:header-left>
      <style:footer>
        <text:p text:style-name="MP10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15" draw:name="Shape4_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0"><text:span text:style-name="MT17">Conversions d’unités : </text:span><text:span text:style-name="MT16">problèmes</text:span></text:p></draw:text-box></draw:frame><draw:g text:anchor-type="paragraph" draw:z-index="112" draw:name="Shape4_142" draw:style-name="Mgr1"><draw:path draw:style-name="Mgr4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14">Problèmes</text:span></text:p>
      </style:header>
      <style:header-left>
        <text:p text:style-name="_5f_Header_20_N_20_page_20_paire_20__28_G_29_"><text:s/><text:span text:style-name="MT18">Conversions d’unités : </text:span><text:span text:style-name="MT14">Problèmes</text:span></text:p>
      </style:header-left>
      <style:footer>
        <text:p text:style-name="MP3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16" draw:name="Shape4_14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9">Conversions d’unités </text:span><text:span text:style-name="MT11">: </text:span><text:span text:style-name="MT19">problèmes</text:span></text:p></draw:text-box></draw:frame><draw:g text:anchor-type="paragraph" draw:z-index="114" draw:name="Shape4_63" draw:style-name="Mgr1"><draw:path draw:style-name="Mgr4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3">Conversions d’unités : </text:span><text:span text:style-name="MT20">Aires</text:span></text:p>
      </style:header>
      <style:header-left>
        <text:p text:style-name="_5f_Header_20_N_20_page_20_paire_20__28_G_29_"><text:span text:style-name="MT13">Conversions d’unités : </text:span><text:span text:style-name="MT20">Aires</text:span></text:p>
      </style:header-left>
      <style:footer>
        <text:p text:style-name="MP10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5">Conversions d’unités : </text:span><text:span text:style-name="MT21">Aires</text:span></text:h></draw:text-box></draw:frame><draw:g text:anchor-type="paragraph" draw:z-index="119" draw:name="Shape4_1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8">Conversions d’unités : </text:span><text:span text:style-name="MT20">Aires</text:span></text:p>
      </style:header>
      <style:header-left>
        <text:p text:style-name="Header"><text:s/><text:span text:style-name="MT18">Conversions d’unités : </text:span><text:span text:style-name="MT20">Aires</text:span></text:p>
      </style:header-left>
      <style:footer>
        <text:p text:style-name="MP3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1">aires</text:span></text:p></draw:text-box></draw:frame><draw:g text:anchor-type="paragraph" draw:z-index="121" draw:name="Shape4_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17" draw:name="Shape4_15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2">Vitesse</text:span></text:p>
      </style:header>
      <style:header-left>
        <text:p text:style-name="_5f_Header_20_N_20_page_20_impaire_20__28_D_29_"><text:span text:style-name="MT13">Conversions d’unités : </text:span><text:span text:style-name="MT22">Vitesse</text:span></text:p>
      </style:header-left>
      <style:footer>
        <text:p text:style-name="MP10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3">vitesse</text:span><text:span text:style-name="MT11"> </text:span></text:p></draw:text-box></draw:frame><draw:g text:anchor-type="paragraph" draw:z-index="124" draw:name="Shape4_14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20" draw:name="Shape4_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24">Temps et durées</text:span></text:p>
      </style:header>
      <style:header-left>
        <text:p text:style-name="_5f_Header_20_N_20_page_20_impaire_20__28_D_29_"><text:s/><text:span text:style-name="MT18">Conversions d’unités : </text:span><text:span text:style-name="MT24">Temps et durées</text:span></text:p>
      </style:header-left>
      <style:footer>
        <text:p text:style-name="MP3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5">Temps et </text:span><text:span text:style-name="MT26">Durée</text:span><text:span text:style-name="MT11"> </text:span></text:p></draw:text-box></draw:frame><draw:g text:anchor-type="paragraph" draw:z-index="126" draw:name="Shape4_1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22" draw:name="Shape4_14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14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>
      <style:header-left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-left>
      <style:footer>
        <text:p text:style-name="MP10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29" draw:name="Shape4_13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25" draw:name="Shape4_14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9">temps et </text:span><text:span text:style-name="MT3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8">Conversions d’unités : </text:span><text:span text:style-name="MT27">Temps et d</text:span><text:span text:style-name="MT28">urées</text:span></text:p>
      </style:header>
      <style:header-left>
        <text:p text:style-name="Header"><text:s/><text:span text:style-name="MT18">Conversions d’unités : </text:span><text:span text:style-name="MT27">Temps et d</text:span><text:span text:style-name="MT28">urées</text:span></text:p>
      </style:header-left>
      <style:footer>
        <text:p text:style-name="MP3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30" draw:name="Shape4_13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27" draw:name="Shape4_13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31">Capacités</text:span></text:p>
      </style:header>
      <style:header-left>
        <text:p text:style-name="_5f_Header_20_N_20_page_20_impaire_20__28_D_29_"><text:span text:style-name="MT13">Conversions d’unités : </text:span><text:span text:style-name="MT31">Capacités</text:span></text:p>
      </style:header-left>
      <style:footer>
        <text:p text:style-name="MP10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2">Capacités</text:span><text:span text:style-name="MT11"> </text:span></text:p></draw:text-box></draw:frame><draw:g text:anchor-type="paragraph" draw:z-index="133" draw:name="Shape4_14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8">Conversions d’unités : </text:span><text:span text:style-name="MT31">Capacités</text:span></text:p>
      </style:header>
      <style:header-left>
        <text:p text:style-name="Header"><text:s/><text:span text:style-name="MT18">Conversions d’unités : </text:span><text:span text:style-name="MT31">Capacités</text:span></text:p>
      </style:header-left>
      <style:footer>
        <text:p text:style-name="MP3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3">capacités</text:span><text:span text:style-name="MT11"> </text:span></text:p></draw:text-box></draw:frame><draw:g text:anchor-type="paragraph" draw:z-index="136" draw:name="Shape4_13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31" draw:name="Shape4_13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>
      <style:header-left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-left>
      <style:footer>
        <text:p text:style-name="MP2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5">Masses</text:span><text:span text:style-name="MT11"> </text:span></text:p></draw:text-box></draw:frame><draw:g text:anchor-type="paragraph" draw:z-index="139" draw:name="Shape4_12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34" draw:name="Shape4_12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35" draw:name="Shape4_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3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34">masses</text:span></text:p>
      </style:header>
      <style:header-left>
        <text:p text:style-name="_5f_Header_20_N_20_page_20_impaire_20__28_D_29_"><text:s/><text:span text:style-name="MT18">Conversions d’unités : </text:span><text:span text:style-name="MT34">masses</text:span></text:p>
      </style:header-left>
      <style:footer>
        <text:p text:style-name="MP3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7">masses</text:span><text:span text:style-name="MT11"> </text:span></text:p></draw:text-box></draw:frame><draw:g text:anchor-type="paragraph" draw:z-index="142" draw:name="Shape4_12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37" draw:name="Shape4_12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3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51" draw:name="Shape4_10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draw:g text:anchor-type="paragraph" draw:z-index="147" draw:name="Shape4_122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52" draw:name="Shape4_10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49" draw:name="Shape4_12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301" draw:name="Shape3_16" draw:style-name="Mgr6" draw:text-style-name="MP24" svg:x1="12.726cm" svg:y1="0.399cm" svg:x2="20.496cm" svg:y2="0.36cm"><text:p/></draw:line><text:span text:style-name="MT40">Périmètre</text:span> : <text:span text:style-name="MT41">Périmètres et unités</text:span></text:p>
      </style:header>
      <style:header-left>
        <text:p text:style-name="MP25"><draw:line text:anchor-type="paragraph" draw:z-index="302" draw:name="Shape3_17" draw:style-name="Mgr6" draw:text-style-name="MP24" svg:x1="16.083cm" svg:y1="0.383cm" svg:x2="20.496cm" svg:y2="0.36cm"><text:p/></draw:line><text:span text:style-name="MT40">Périmètre</text:span> : <text:span text:style-name="MT41">Périmètres et unités</text:span></text:p>
      </style:header-left>
      <style:footer>
        <text:p text:style-name="MP10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53" draw:name="Shape4_10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8">Périmètre <text:s/>: </text:span><text:span text:style-name="MT42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56" draw:name="Shape4_1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4" draw:name="Shape4_2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26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305" draw:name="Shape3_11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>
      <style:header-left>
        <text:p text:style-name="_5f_Header_20_M_20_page_20_impaire_20__28_D_29_"><draw:line text:anchor-type="paragraph" draw:z-index="306" draw:name="Shape3_20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-left>
      <style:footer>
        <text:p text:style-name="MP10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57" draw:name="Shape4_11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44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62" draw:name="Shape4_1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8" draw:name="Shape4_11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1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0">Périmètre</text:span> : <text:span text:style-name="MT40">Calculs sur une figure</text:span></text:p>
      </style:header>
      <style:header-left>
        <text:p text:style-name="_5f_Header_20_M_20_page_20_paire_20__28_G_29_"><text:span text:style-name="MT40">Périmètre</text:span> : <text:span text:style-name="MT40">Calculs sur une figure</text:span></text:p>
      </style:header-left>
      <style:footer>
        <text:p text:style-name="MP10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65" draw:name="Shape4_9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60" draw:name="Shape4_9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1" draw:name="Shape4_96" draw:style-name="Mgr1"><draw:path draw:style-name="Mgr3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67" draw:name="Shape4_9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3" draw:name="Shape4_10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0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>
      <style:header-left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-left>
      <style:footer>
        <text:p text:style-name="MP10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69" draw:name="Shape4_9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8">Proportionnalité et pourcentage : </text:span><text:span text:style-name="MT49">pourcentages</text:span></text:p></draw:text-box></draw:frame></text:p>
      </style:footer>
      <style:footer-left>
        <text:p text:style-name="MP3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7"><text:span text:style-name="MT50">Proportionnalité et pourcentages : </text:span><text:span text:style-name="MT49">pourcentages</text:span></text:p></draw:text-box></draw:frame><draw:g text:anchor-type="paragraph" draw:z-index="166" draw:name="Shape4_112" draw:style-name="Mgr1"><draw:path draw:style-name="Mgr5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171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168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1">Utiliser des données</text:span> : <text:span text:style-name="MT51">Organiser</text:span> </text:p>
      </style:header>
      <style:header-left>
        <text:p text:style-name="MP31"><text:span text:style-name="MT51">Utiliser des données</text:span> : <text:span text:style-name="MT51">Organiser</text:span> </text:p>
      </style:header-left>
      <style:footer>
        <text:p text:style-name="MP10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182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4"><draw:g text:anchor-type="paragraph" draw:z-index="179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>
      <style:header-left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-left>
      <style:footer>
        <text:p text:style-name="MP3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184" draw:name="Shape4_74" draw:style-name="Mgr1"><draw:path draw:style-name="Mgr5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180" draw:name="Shape4_75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181" draw:name="Shape4_25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4"><text:span text:style-name="MT58">Repères du plan : Se repérer</text:span> </text:p>
      </style:header>
      <style:header-left>
        <text:p text:style-name="MP34"><text:span text:style-name="MT58">Repères du plan : Se repérer</text:span> </text:p>
      </style:header-left>
      <style:footer>
        <text:p text:style-name="MP10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4"><draw:g text:anchor-type="paragraph" draw:z-index="187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183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6">Utilis</text:span><text:span text:style-name="MT53">er des</text:span><text:span text:style-name="MT46"> données </text:span>: <text:span text:style-name="MT59">Représenter</text:span> </text:p>
      </style:header>
      <style:header-left>
        <text:p text:style-name="_5f_Header_20_D_20_page_20_paire_20__28_G_29_"><text:span text:style-name="_5f_Caractères"><text:span text:style-name="MT60"><text:s/>Utiliser des données : Représenter </text:span></text:span></text:p>
      </style:header-left>
      <style:footer>
        <text:p text:style-name="MP3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1">représenter</text:span><text:span text:style-name="MT11"> </text:span></text:p></draw:text-box></draw:frame><draw:g text:anchor-type="paragraph" draw:z-index="190" draw:name="Shape4_70" draw:style-name="Mgr1"><draw:path draw:style-name="Mgr5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1">représenter</text:span><text:span text:style-name="MT11"> </text:span></text:p></draw:text-box></draw:frame><draw:g text:anchor-type="paragraph" draw:z-index="185" draw:name="Shape4_91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186" draw:name="Shape4_9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195" draw:name="Shape4_82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2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191" draw:name="Shape4_97" draw:style-name="Mgr1"><draw:path draw:style-name="Mgr4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7" draw:name="Shape4_6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3" draw:name="Shape4_89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3">Calculer : </text:span><text:span text:style-name="MT64">Distributivité</text:span><text:span text:style-name="MT63"> </text:span></text:p>
      </style:header>
      <style:header-left>
        <text:p text:style-name="_5f_Header_20_N_20_page_20_impaire_20__28_D_29_"><text:span text:style-name="MT63">Calculer : </text:span><text:span text:style-name="MT64">Distributivité</text:span><text:span text:style-name="MT63"> </text:span></text:p>
      </style:header-left>
      <style:footer>
        <text:p text:style-name="MP10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4"><draw:g text:anchor-type="paragraph" draw:z-index="204" draw:name="Shape4_7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5">calculer</text:span><text:span text:style-name="MT66"> : </text:span><text:span text:style-name="MT67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6" draw:name="Shape4_6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02" draw:name="Shape4_8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8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3">Calculer : </text:span><text:span text:style-name="MT68">Critères de divisibilité</text:span><text:span text:style-name="MT63"> </text:span></text:p>
      </style:header>
      <style:header-left>
        <text:p text:style-name="_5f_Header_20_N_20_page_20_impaire_20__28_D_29_"><text:span text:style-name="MT63">Calculer : </text:span><text:span text:style-name="MT68">Critères de divisibilité</text:span><text:span text:style-name="MT63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08" draw:name="Shape4_6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5">calculer</text:span><text:span text:style-name="MT66"> : </text:span><text:span text:style-name="MT69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5">calculer</text:span><text:span text:style-name="MT66"> : </text:span><text:span text:style-name="MT69">critères de divisibilité</text:span></text:p></draw:text-box></draw:frame><draw:g text:anchor-type="paragraph" draw:z-index="205" draw:name="Shape4_65" draw:style-name="Mgr1"><draw:path draw:style-name="Mgr4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39"><text:span text:style-name="MT70">G</text:span>éométrie plane : Parallèles, perpendiculaires,<text:line-break/> distances</text:p>
      </style:header>
      <style:header-left>
        <text:p text:style-name="MP40"><text:s/><text:span text:style-name="MT70">Géométrie plane</text:span> : <text:span text:style-name="MT71">P</text:span><text:span text:style-name="MT72">arallèles, perpendiculaires,<text:line-break/> </text:span><text:span text:style-name="MT7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74">Géométrie plane : </text:span><text:span text:style-name="MT75">parallèles, perpendiculaires, </text:span><text:span text:style-name="MT76">distances</text:span></text:h></draw:text-box></draw:frame><draw:g text:anchor-type="paragraph" draw:z-index="210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1" text:outline-level="1"><text:span text:style-name="MT77">G</text:span>éométrie plane : Parallèles, perpendiculaires, distances</text:h></draw:text-box></draw:frame><draw:g text:anchor-type="paragraph" draw:z-index="207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3">Calculer : </text:span><text:span text:style-name="MT78">Diviser</text:span><text:span text:style-name="MT63"> </text:span></text:p>
      </style:header>
      <style:header-left>
        <text:p text:style-name="_5f_Header_20_N_20_page_20_impaire_20__28_D_29_"><text:span text:style-name="MT63">Calculer : </text:span><text:span text:style-name="MT78">Diviser</text:span><text:span text:style-name="MT63"> </text:span></text:p>
      </style:header-left>
      <style:footer>
        <text:p text:style-name="MP10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13" draw:name="Shape4_51" draw:style-name="Mgr1"><draw:path draw:style-name="Mgr4" draw:text-style-name="MP14" svg:width="0.855cm" svg:height="1.172cm" svg:x="7.545cm" svg:y="-0.194cm" svg:viewBox="0 0 856 1173" svg:d="M856 1173h-856v-991c0-100 79-182 175-182h505c97 0 176 82 176 182z"><text:p/></draw:path></draw:g><text:span text:style-name="MT65">calculer</text:span><text:span text:style-name="MT66"> : </text:span><text:span text:style-name="MT79">diviser</text:span></text:p></draw:text-box></draw:frame></text:p>
      </style:footer>
      <style:footer-left>
        <text:p text:style-name="MP10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5">calculer</text:span><text:span text:style-name="MT66"> : </text:span><text:span text:style-name="MT79">diviser</text:span></text:p></draw:text-box></draw:frame><draw:g text:anchor-type="paragraph" draw:z-index="209" draw:name="Shape4_60" draw:style-name="Mgr1"><draw:path draw:style-name="Mgr4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15" draw:name="Shape4_5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11" draw:name="Shape4_5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5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2">Calculer : <text:span text:style-name="MT80">Multiplier</text:span> </text:p>
      </style:header>
      <style:header-left>
        <text:p text:style-name="MP42">Calculer : <text:span text:style-name="MT80">Multiplier</text:span> </text:p>
      </style:header-left>
      <style:footer>
        <text:p text:style-name="MP10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18" draw:name="Shape4_55" draw:style-name="Mgr1"><draw:path draw:style-name="Mgr4" draw:text-style-name="MP14" svg:width="0.855cm" svg:height="1.172cm" svg:x="7.535cm" svg:y="-0.178cm" svg:viewBox="0 0 856 1173" svg:d="M856 1173h-856v-991c0-100 79-182 175-182h505c97 0 176 82 176 182z"><text:p/></draw:path></draw:g><text:span text:style-name="MT65">calculer</text:span><text:span text:style-name="MT66"> : </text:span><text:span text:style-name="MT81">Multiplier</text:span></text:p></draw:text-box></draw:frame></text:p>
      </style:footer>
      <style:footer-left>
        <text:p text:style-name="MP10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5">calculer</text:span><text:span text:style-name="MT66"> : </text:span><text:span text:style-name="MT81">Multiplier</text:span></text:p></draw:text-box></draw:frame><draw:g text:anchor-type="paragraph" draw:z-index="214" draw:name="Shape4_262" draw:style-name="Mgr1"><draw:path draw:style-name="Mgr4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20" draw:name="Shape4_5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16" draw:name="Shape4_5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5">calculer</text:span><text:span text:style-name="MT66"> : </text:span><text:span text:style-name="MT65">additionner et soustraire</text:span></text:p></draw:text-box></draw:frame><draw:g text:anchor-type="paragraph" draw:z-index="222" draw:name="Shape4_47" draw:style-name="Mgr1"><draw:path draw:style-name="Mgr4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5">calculer</text:span><text:span text:style-name="MT66"> : </text:span><text:span text:style-name="MT65">additionner et soustraire</text:span></text:p></draw:text-box></draw:frame><draw:g text:anchor-type="paragraph" draw:z-index="219" draw:name="Shape4_261" draw:style-name="Mgr1"><draw:path draw:style-name="Mgr4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23" draw:name="Shape4_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21" draw:name="Shape4_4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4"><draw:path text:anchor-type="paragraph" draw:z-index="310" draw:name="Shape1_6" draw:style-name="Mgr7" draw:text-style-name="MP45" svg:width="4.329cm" svg:height="2.238cm" svg:x="-1.5cm" svg:y="-1.001cm" svg:viewBox="0 0 4330 2239" svg:d="M0 2239l3984-288c209-15 363-167 345-342l-170-1609h-4159z"><text:p/></draw:path><draw:line text:anchor-type="paragraph" draw:z-index="311" draw:name="Shape3_10" draw:style-name="Mgr8" draw:text-style-name="MP24" svg:x1="10.308cm" svg:y1="0.388cm" svg:x2="20.496cm" svg:y2="0.36cm"><text:p/></draw:line><text:span text:style-name="MT82">Fractions</text:span><text:span text:style-name="MT83"> : </text:span><text:span text:style-name="MT84">Problèmes</text:span><text:span text:style-name="MT83"> </text:span></text:p>
      </style:header>
      <style:header-left>
        <text:p text:style-name="MP44"><draw:line text:anchor-type="paragraph" draw:z-index="312" draw:name="Shape3_27" draw:style-name="Mgr8" draw:text-style-name="MP24" svg:x1="10.308cm" svg:y1="0.388cm" svg:x2="20.496cm" svg:y2="0.36cm"><text:p/></draw:line><draw:path text:anchor-type="paragraph" draw:z-index="309" draw:name="Shape1_10" draw:style-name="Mgr7" draw:text-style-name="MP45" svg:width="4.329cm" svg:height="2.238cm" svg:x="-1.5cm" svg:y="-1.001cm" svg:viewBox="0 0 4330 2239" svg:d="M0 2239l3984-288c209-15 363-167 345-342l-170-1609h-4159z"><text:p/></draw:path><text:span text:style-name="MT82">Fractions</text:span><text:span text:style-name="MT83"> : </text:span><text:span text:style-name="MT84">Problèmes</text:span><text:span text:style-name="MT83"> </text:span></text:p>
      </style:header-left>
      <style:footer>
        <text:p text:style-name="MP10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24" draw:name="Shape4_4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5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28" draw:name="Shape4_4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26" draw:name="Shape4_4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4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7"><draw:line text:anchor-type="paragraph" draw:z-index="316" draw:name="Shape3_9" draw:style-name="Mgr8" draw:text-style-name="MP24" svg:x1="10.37cm" svg:y1="0.365cm" svg:x2="20.496cm" svg:y2="0.36cm"><text:p/></draw:line><draw:path text:anchor-type="paragraph" draw:z-index="317" draw:name="Shape1_4" draw:style-name="Mgr7" draw:text-style-name="MP45" svg:width="4.329cm" svg:height="2.238cm" svg:x="-1.5cm" svg:y="-7.4cm" svg:viewBox="0 0 4330 2239" svg:d="M0 2239l3984-288c209-15 363-167 345-342l-170-1609h-4159z"><text:p/></draw:path><text:span text:style-name="MT86">Fractions</text:span> : <text:span text:style-name="MT86">Opérations</text:span> </text:p>
      </style:header>
      <style:header-left>
        <text:p text:style-name="MP47"><draw:path text:anchor-type="paragraph" draw:z-index="318" draw:name="Shape1_8" draw:style-name="Mgr7" draw:text-style-name="MP45" svg:width="4.329cm" svg:height="2.238cm" svg:x="-1.5cm" svg:y="-7.4cm" svg:viewBox="0 0 4330 2239" svg:d="M0 2239l3984-288c209-15 363-167 345-342l-170-1609h-4159z"><text:p/></draw:path><draw:line text:anchor-type="paragraph" draw:z-index="315" draw:name="Shape3_26" draw:style-name="Mgr8" draw:text-style-name="MP24" svg:x1="10.37cm" svg:y1="0.365cm" svg:x2="20.496cm" svg:y2="0.36cm"><text:p/></draw:line><text:span text:style-name="MT86">Fractions</text:span> : <text:span text:style-name="MT86">Opérations</text:span> </text:p>
      </style:header-left>
      <style:footer>
        <text:p text:style-name="MP10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29" draw:name="Shape4_3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5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2" draw:name="Shape4_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0" draw:name="Shape4_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49"><draw:line text:anchor-type="paragraph" draw:z-index="319" draw:name="Shape3_8" draw:style-name="Mgr8" draw:text-style-name="MP24" svg:x1="17.736cm" svg:y1="0.376cm" svg:x2="20.496cm" svg:y2="0.36cm"><text:p/></draw:line><text:span text:style-name="MT87">Fractions</text:span> : <text:span text:style-name="MT87">Fractions, décimaux et comparaison</text:span></text:p>
      </style:header>
      <style:header-left>
        <text:p text:style-name="MP49"><draw:line text:anchor-type="paragraph" draw:z-index="320" draw:name="Shape3_25" draw:style-name="Mgr8" draw:text-style-name="MP24" svg:x1="17.736cm" svg:y1="0.376cm" svg:x2="20.496cm" svg:y2="0.36cm"><text:p/></draw:line><text:span text:style-name="MT87">Fractions</text:span> : <text:span text:style-name="MT87">Fractions, décimaux et comparaison</text:span></text:p>
      </style:header-left>
      <style:footer>
        <text:p text:style-name="MP10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33" draw:name="Shape4_3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5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6" draw:name="Shape4_3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4" draw:name="Shape4_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3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1"><draw:line text:anchor-type="paragraph" draw:z-index="321" draw:name="Shape3_24" draw:style-name="Mgr8" draw:text-style-name="MP24" svg:x1="11.52cm" svg:y1="0.376cm" svg:x2="20.496cm" svg:y2="0.36cm"><text:p/></draw:line><text:span text:style-name="MT88">Fractions</text:span> : <text:span text:style-name="MT88">Droite graduée</text:span></text:p>
      </style:header>
      <style:header-left>
        <text:p text:style-name="MP51"><draw:line text:anchor-type="paragraph" draw:z-index="322" draw:name="Shape3_28" draw:style-name="Mgr8" draw:text-style-name="MP24" svg:x1="11.52cm" svg:y1="0.376cm" svg:x2="20.496cm" svg:y2="0.36cm"><text:p/></draw:line><text:span text:style-name="MT88">Fractions</text:span> : <text:span text:style-name="MT88">Droite graduée</text:span></text:p>
      </style:header-left>
      <style:footer>
        <text:p text:style-name="MP10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237" draw:name="Shape4_30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5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0" draw:name="Shape4_2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8" draw:name="Shape4_3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3"><draw:line text:anchor-type="paragraph" draw:z-index="324" draw:name="Shape3_14" draw:style-name="Mgr8" draw:text-style-name="MP24" svg:x1="12.876cm" svg:y1="0.392cm" svg:x2="20.496cm" svg:y2="0.36cm"><text:p/></draw:line><draw:path text:anchor-type="paragraph" draw:z-index="325" draw:name="Shape1_3" draw:style-name="Mgr7" draw:text-style-name="MP45" svg:width="4.329cm" svg:height="2.238cm" svg:x="-1.8cm" svg:y="-8.982cm" svg:viewBox="0 0 4330 2239" svg:d="M0 2239l3984-288c209-15 363-167 345-342l-170-1609h-4159z"><text:p/></draw:path><text:span text:style-name="MT89">Fractions</text:span> : <text:span text:style-name="MT89">Vocabulaire et sens</text:span></text:p>
      </style:header>
      <style:header-left>
        <text:p text:style-name="MP53"><draw:line text:anchor-type="paragraph" draw:z-index="326" draw:name="Shape3_23" draw:style-name="Mgr8" draw:text-style-name="MP24" svg:x1="12.876cm" svg:y1="0.392cm" svg:x2="20.496cm" svg:y2="0.36cm"><text:p/></draw:line><draw:path text:anchor-type="paragraph" draw:z-index="323" draw:name="Shape1_7" draw:style-name="Mgr7" draw:text-style-name="MP45" svg:width="4.329cm" svg:height="2.238cm" svg:x="-1.8cm" svg:y="-8.982cm" svg:viewBox="0 0 4330 2239" svg:d="M0 2239l3984-288c209-15 363-167 345-342l-170-1609h-4159z"><text:p/></draw:path><text:span text:style-name="MT89">Fractions</text:span> : <text:span text:style-name="MT89">Vocabulaire et sens</text:span></text:p>
      </style:header-left>
      <style:footer>
        <text:p text:style-name="MP10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4"><draw:g text:anchor-type="paragraph" draw:z-index="241" draw:name="Shape4_26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5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4" draw:name="Shape4_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2" draw:name="Shape4_2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5"><draw:path text:anchor-type="paragraph" draw:z-index="328" draw:name="Shape1_1" draw:style-name="Mgr7" draw:text-style-name="MP45" svg:width="4.329cm" svg:height="2.238cm" svg:x="-1.8cm" svg:y="-8.982cm" svg:viewBox="0 0 4330 2239" svg:d="M0 2239l3984-288c209-15 363-167 345-342l-170-1609h-4159z"><text:p/></draw:path><draw:line text:anchor-type="paragraph" draw:z-index="329" draw:name="Shape3_13" draw:style-name="Mgr8" draw:text-style-name="MP24" svg:x1="15.337cm" svg:y1="0.36cm" svg:x2="20.496cm" svg:y2="0.36cm"><text:p/></draw:line><text:span text:style-name="MT90">Fractions</text:span> : <text:span text:style-name="MT90">Représentation géométrique</text:span></text:p>
      </style:header>
      <style:header-left>
        <text:p text:style-name="MP55"><draw:line text:anchor-type="paragraph" draw:z-index="330" draw:name="Shape3_21" draw:style-name="Mgr8" draw:text-style-name="MP24" svg:x1="15.337cm" svg:y1="0.36cm" svg:x2="20.496cm" svg:y2="0.36cm"><text:p/></draw:line><draw:path text:anchor-type="paragraph" draw:z-index="327" draw:name="Shape1_13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Représentation géométrique</text:span></text:p>
      </style:header-left>
      <style:footer>
        <text:p text:style-name="MP10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6"><text:span text:style-name="MT85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7" draw:name="Shape4_2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5" draw:name="Shape4_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8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7"><draw:line text:anchor-type="paragraph" draw:z-index="331" draw:name="Shape3_5" draw:style-name="Mgr8" draw:text-style-name="MP24" svg:x1="18.701cm" svg:y1="0.36cm" svg:x2="20.497cm" svg:y2="0.36cm"><text:p/></draw:line><text:span text:style-name="MT91">Nombres entiers et décimaux</text:span> : <text:span text:style-name="MT91">Comparer, encadrer</text:span></text:p>
      </style:header>
      <style:header-left>
        <text:p text:style-name="MP57"><draw:line text:anchor-type="paragraph" draw:z-index="332" draw:name="Shape3_6" draw:style-name="Mgr8" draw:text-style-name="MP24" svg:x1="18.701cm" svg:y1="0.36cm" svg:x2="20.497cm" svg:y2="0.36cm"><text:p/></draw:line><text:span text:style-name="MT91">Nombres entiers et décimaux</text:span> : <text:span text:style-name="MT91">Comparer, encadrer</text:span></text:p>
      </style:header-left>
      <style:footer>
        <text:p text:style-name="MP10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248" draw:name="Shape4_1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85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2" draw:name="Shape4_1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9" draw:name="Shape4_2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59"><draw:line text:anchor-type="paragraph" draw:z-index="333" draw:name="Shape3_2" draw:style-name="Mgr8" draw:text-style-name="MP24" svg:x1="16.083cm" svg:y1="0.383cm" svg:x2="20.496cm" svg:y2="0.36cm"><text:p/></draw:line>Nombres entiers et décimaux : Numération</text:p>
      </style:header>
      <style:header-left>
        <text:p text:style-name="MP59"><draw:line text:anchor-type="paragraph" draw:z-index="334" draw:name="Shape3_3" draw:style-name="Mgr9" draw:text-style-name="MP24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255" draw:name="Shape4_4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5">N</text:span>ombres entiers et décimaux : numération</text:p></draw:text-box></draw:frame></text:p>
      </style:footer>
      <style:footer-left>
        <text:p text:style-name="MP10"><draw:g text:anchor-type="paragraph" draw:z-index="251" draw:name="Shape4_8" draw:style-name="Mgr1"><draw:path draw:style-name="Mgr4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5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6" draw:name="Shape4_7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3" draw:name="Shape4_11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9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1"><draw:line text:anchor-type="paragraph" draw:z-index="335" draw:name="Shape3_15" draw:style-name="Mgr8" draw:text-style-name="MP24" svg:x1="17.597cm" svg:y1="0.383cm" svg:x2="19.595cm" svg:y2="0.383cm"><text:p/></draw:line><text:span text:style-name="MT83">Nombres entiers et décimaux : </text:span><text:span text:style-name="Character_5f_20_5f_style"><text:span text:style-name="MT92">×</text:span></text:span><text:span text:style-name="MT93"> 10, 100, 1000</text:span></text:p>
      </style:header>
      <style:header-left>
        <text:p text:style-name="MP61"><draw:line text:anchor-type="paragraph" draw:z-index="336" draw:name="Shape3_19" draw:style-name="Mgr8" draw:text-style-name="MP24" svg:x1="17.597cm" svg:y1="0.383cm" svg:x2="19.595cm" svg:y2="0.383cm"><text:p/></draw:line><text:span text:style-name="MT83">Nombres entiers et décimaux : </text:span><text:span text:style-name="Character_5f_20_5f_style"><text:span text:style-name="MT92">×</text:span></text:span><text:span text:style-name="MT93"> 10, 100, 1000</text:span></text:p>
      </style:header-left>
      <style:footer>
        <text:p text:style-name="MP10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57" draw:name="Shape4_15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5">N</text:span><text:span text:style-name="MT94">ombres entiers et décimaux : </text:span><text:span text:style-name="Character_5f_20_5f_style"><text:span text:style-name="MT92">×</text:span></text:span><text:span text:style-name="MT95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2" draw:name="Shape4_1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8" draw:name="Shape4_10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5" draw:name="Shape4_1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0" draw:name="Shape4_1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1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1"><draw:line text:anchor-type="paragraph" draw:z-index="337" draw:name="Shape3_22" draw:style-name="Mgr10" draw:text-style-name="MP24" svg:x1="16.575cm" svg:y1="0cm" svg:x2="19.073cm" svg:y2="0cm"><text:p/></draw:line><text:span text:style-name="MT83">Nombres entiers et décimaux : </text:span><text:span text:style-name="MT96">La droite graduée</text:span></text:p>
      </style:header>
      <style:header-left>
        <text:p text:style-name="MP61"><draw:line text:anchor-type="paragraph" draw:z-index="338" draw:name="Shape3_37" draw:style-name="Mgr8" draw:text-style-name="MP24" svg:x1="17.999cm" svg:y1="0.36cm" svg:x2="20.497cm" svg:y2="0.36cm"><text:p/></draw:line><text:span text:style-name="MT83">Nombres entiers et décimaux : </text:span><text:span text:style-name="MT96">La droite graduée</text:span></text:p>
      </style:header-left>
      <style:footer>
        <text:p text:style-name="MP10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64" draw:name="Shape4_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5">N</text:span><text:span text:style-name="MT94">ombres entiers et décimaux : </text:span><text:span text:style-name="MT97">la droite graduée</text:span></text:p></draw:text-box></draw:frame></text:p>
      </style:footer>
      <style:footer-left>
        <text:p text:style-name="MP10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4"><draw:g text:anchor-type="paragraph" draw:z-index="263" draw:name="Shape4_1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5">N</text:span><text:span text:style-name="MT94">ombres entiers et décimaux : </text:span><text:span text:style-name="MT97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2" draw:name="Shape4_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88" draw:name="Shape4_7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7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3">Calculer : </text:span><text:span text:style-name="MT98">Priorités opératoires</text:span><text:span text:style-name="MT63"> </text:span></text:p>
      </style:header>
      <style:header-left>
        <text:p text:style-name="_5f_Header_20_N_20_page_20_impaire_20__28_D_29_"><text:span text:style-name="MT63">Calculer : </text:span><text:span text:style-name="MT98">Priorités opératoires</text:span><text:span text:style-name="MT63"> </text:span></text:p>
      </style:header-left>
      <style:footer>
        <text:p text:style-name="MP10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00" draw:name="Shape4_67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5">calculer</text:span><text:span text:style-name="MT66"> : </text:span><text:span text:style-name="MT99">priorités opératoires</text:span></text:p></draw:text-box></draw:frame></text:p>
      </style:footer>
      <style:footer-left>
        <text:p text:style-name="MP10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5">calculer</text:span><text:span text:style-name="MT66"> : </text:span><text:span text:style-name="MT99">priorités opératoires</text:span></text:p></draw:text-box></draw:frame><draw:g text:anchor-type="paragraph" draw:z-index="196" draw:name="Shape4_69" draw:style-name="Mgr1"><draw:path draw:style-name="Mgr4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0">P</text:span>roportionnalité </text:p>
      </style:header>
      <style:header-left>
        <text:p text:style-name="_5f_Header_20_D_20_page_20_paire_20__28_G_29_"><text:span text:style-name="MT45"><text:tab/>Proportionnalité et pourcentage</text:span><text:span text:style-name="MT46"> </text:span>: <text:span text:style-name="MT45">proportionnalité</text:span> </text:p>
      </style:header-left>
      <style:footer>
        <text:p text:style-name="MP10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draw:g text:anchor-type="paragraph" draw:z-index="173" draw:name="Shape4_73" draw:style-name="Mgr1"><draw:path draw:style-name="Mgr5" draw:text-style-name="MP3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3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170" draw:name="Shape4_8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176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172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77" draw:name="Shape4_7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4" draw:name="Shape4_10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0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307" draw:name="Shape3_4" draw:style-name="Mgr6" draw:text-style-name="MP24" svg:x1="12.104cm" svg:y1="0.392cm" svg:x2="20.497cm" svg:y2="0.36cm"><text:p/></draw:line><text:span text:style-name="MT40">Périmètre</text:span> : <text:span text:style-name="MT101">Coder et calculer</text:span></text:p>
      </style:header>
      <style:header-left>
        <text:p text:style-name="_5f_Header_20_M_20_page_20_impaire_20__28_D_29_"><draw:line text:anchor-type="paragraph" draw:z-index="308" draw:name="Shape3_18" draw:style-name="Mgr6" draw:text-style-name="MP24" svg:x1="12.104cm" svg:y1="0.392cm" svg:x2="20.497cm" svg:y2="0.36cm"><text:p/></draw:line><text:span text:style-name="MT40">Périmètre</text:span> : <text:span text:style-name="MT101">Coder et calculer</text:span></text:p>
      </style:header-left>
      <style:footer>
        <text:p text:style-name="MP10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178" draw:name="Shape4_10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102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8">Conversions d’unités : longueurs</text:span></text:p>
      </style:header>
      <style:header-left>
        <text:p text:style-name="_5f_Header_20_N_20_page_20_impaire_20__28_D_29_"><text:s/><text:span text:style-name="MT18">Conversions d’unités : longueurs</text:span></text:p>
      </style:header-left>
      <style:footer>
        <text:p text:style-name="MP3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longueurs</text:span><text:span text:style-name="MT11"> </text:span></text:p></draw:text-box></draw:frame><draw:g text:anchor-type="paragraph" draw:z-index="145" draw:name="Shape4_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40" draw:name="Shape4_12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Conversions d’unités : longueurs</text:p></draw:text-box></draw:frame><draw:g text:anchor-type="paragraph" draw:z-index="146" draw:name="Shape4_1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143" draw:name="Shape4_13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Conversions d’unités : longueurs</text:p></draw:text-box></draw:frame><draw:g text:anchor-type="paragraph" draw:z-index="144" draw:name="Shape4_177" draw:style-name="Mgr1"><draw:path draw:style-name="Mgr4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 draw:style-name="Mdp2">
      <style:header>
        <text:p text:style-name="MP6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 draw:style-name="Mdp2">
      <style:header>
        <text:p text:style-name="MP6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48" draw:name="Shape4_145" draw:style-name="Mgr1"><draw:path draw:style-name="Mgr4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03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56" draw:name="Shape4_16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57" draw:name="Shape4_1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58" draw:name="Shape4_16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69"><text:span text:style-name="MT8"><text:s text:c="15"/>A</text:span>ires : Aire par comptage</text:p>
      </style:header>
      <style:footer>
        <text:p text:style-name="MP10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59" draw:name="Shape4_16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04">Aires</text:span><text:span text:style-name="MT38"> <text:s/>: </text:span><text:span text:style-name="MT104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0"><text:span text:style-name="MT70">Géométrie plane</text:span> : <text:span text:style-name="MT105">D</text:span><text:span text:style-name="MT70">roites, </text:span><text:span text:style-name="MT106">demi-droites </text:span><text:span text:style-name="MT107">&amp; </text:span><text:span text:style-name="MT106">segments</text:span></text:p>
      </style:header>
      <style:footer>
        <text:p text:style-name="MP3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4"><draw:g text:anchor-type="paragraph" draw:z-index="60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8">Géométrie plane : </text:span><text:span text:style-name="MT74">droites, </text:span><text:span text:style-name="MT109">DEMI-droites et segments</text:span></text:p></draw:text-box></draw:frame></text:p>
      </style:footer>
      <style:footer-left>
        <text:p text:style-name="MP3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61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droites, </text:span><text:span text:style-name="MT109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73"><text:span text:style-name="MT110">S</text:span><text:span text:style-name="MT111">olides</text:span> : <text:span text:style-name="MT110">Vocabulaire, nature</text:span></text:p>
      </style:header>
      <style:footer>
        <text:p text:style-name="MP3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62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63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2">Volumes : </text:span><text:span text:style-name="MT113">Calculs et conversions</text:span></text:p>
      </style:header>
      <style:header-left>
        <text:p text:style-name="_5f_Header_20_M_20_page_20_paire_20__28_G_29_"><text:span text:style-name="MT112">Volumes : </text:span><text:span text:style-name="MT113">Calculs et conversions</text:span></text:p>
      </style:header-left>
      <style:footer>
        <text:list text:style-name="_5f_Numérotation_20_des_20_exercices">
          <text:list-item>
            <text:list>
              <text:list-item>
                <text:p text:style-name="MP7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4">Volumes : </text:span><text:span text:style-name="MT115">Calculs et conversions</text:span> </text:p></draw:text-box></draw:frame><draw:g text:anchor-type="paragraph" draw:z-index="64" draw:name="Shape4_174" draw:style-name="Mgr1"><draw:path draw:style-name="Mgr3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2356144009326" text:continue-numbering="true" text:style-name="_5f_Numérotation_20_des_20_exercices">
          <text:list-item>
            <text:list>
              <text:list-item>
                <text:p text:style-name="MP7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4">Volumes : </text:span><text:span text:style-name="MT115">Calculs et conversions</text:span> </text:p></draw:text-box></draw:frame><draw:g text:anchor-type="paragraph" draw:z-index="65" draw:name="Shape4_175" draw:style-name="Mgr1"><draw:path draw:style-name="Mgr3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77"><draw:path text:anchor-type="paragraph" draw:z-index="289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290" draw:name="Shape6_3" draw:style-name="Mgr12" draw:text-style-name="MP79" svg:width="2.703cm" svg:height="0.715cm" draw:transform="rotate (0.0872664625997165) translate (-0.172861111111111cm 0.218722222222222cm)"><draw:text-box><text:p text:style-name="MP24"><text:span text:style-name="MT116">Série 1</text:span></text:p></draw:text-box></draw:frame><draw:line text:anchor-type="paragraph" draw:z-index="291" draw:name="Shape7_6" draw:style-name="Mgr6" draw:text-style-name="MP24" svg:x1="9.042cm" svg:y1="0.36cm" svg:x2="20.461cm" svg:y2="0.36cm"><text:p/></draw:line>T<text:span text:style-name="MT117">itre de la série</text:span></text:p>
      </style:header>
      <style:header-left>
        <text:p text:style-name="MP77"><draw:path text:anchor-type="paragraph" draw:z-index="292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293" draw:name="Shape6_4" draw:style-name="Mgr12" draw:text-style-name="MP79" svg:width="2.703cm" svg:height="0.715cm" draw:transform="rotate (0.0872664625997165) translate (-0.172861111111111cm 0.218722222222222cm)"><draw:text-box><text:p text:style-name="MP24"><text:span text:style-name="MT116">Série 1</text:span></text:p></draw:text-box></draw:frame><draw:line text:anchor-type="paragraph" draw:z-index="294" draw:name="Shape7_3" draw:style-name="Mgr6" draw:text-style-name="MP24" svg:x1="9.042cm" svg:y1="0.36cm" svg:x2="20.461cm" svg:y2="0.36cm"><text:p/></draw:line>T<text:span text:style-name="MT117">itre de la série</text:span></text:p>
      </style:header-left>
      <style:footer>
        <text:p text:style-name="MP3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66" draw:name="Shape8_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8">Angles</text:span> • <text:span text:style-name="MT118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0"><text:span text:style-name="MT8"><text:s text:c="15"/>A</text:span>ires : Aires de disques</text:p>
      </style:header>
      <style:footer>
        <text:p text:style-name="MP10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67" draw:name="Shape4_17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68" draw:name="Shape4_17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69" draw:name="Shape4_17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7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71" draw:name="Shape4_1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72" draw:name="Shape4_16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2"><text:span text:style-name="MT40"><text:s text:c="15"/>A</text:span><text:span text:style-name="MT119">ires : Problèmes d’aires</text:span></text:p>
      </style:header>
      <style:footer>
        <text:p text:style-name="MP10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74" draw:name="Shape4_16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75" draw:name="Shape4_18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76" draw:name="Shape4_18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84"><text:span text:style-name="MT8"><text:s text:c="15"/>A</text:span>ires : Aires de triangles</text:p>
      </style:header>
      <style:footer>
        <text:p text:style-name="MP10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78" draw:name="Shape4_178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77"><draw:line text:anchor-type="paragraph" draw:z-index="295" draw:name="Shape7_8" draw:style-name="Mgr6" draw:text-style-name="MP24" svg:x1="9.042cm" svg:y1="0.36cm" svg:x2="20.461cm" svg:y2="0.36cm"><text:p/></draw:line><draw:path text:anchor-type="paragraph" draw:z-index="296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297" draw:name="Shape6_2" draw:style-name="Mgr12" draw:text-style-name="MP79" svg:width="2.703cm" svg:height="0.715cm" draw:transform="rotate (0.0872664625997165) translate (-0.172861111111111cm 0.218722222222222cm)"><draw:text-box><text:p text:style-name="MP24"><text:span text:style-name="MT116">Série 1</text:span></text:p></draw:text-box></draw:frame>T<text:span text:style-name="MT117">itre de la série</text:span></text:p>
      </style:header>
      <style:header-left>
        <text:p text:style-name="MP77"><draw:line text:anchor-type="paragraph" draw:z-index="298" draw:name="Shape7_9" draw:style-name="Mgr6" draw:text-style-name="MP24" svg:x1="9.042cm" svg:y1="0.36cm" svg:x2="20.461cm" svg:y2="0.36cm"><text:p/></draw:line><draw:path text:anchor-type="paragraph" draw:z-index="299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00" draw:name="Shape6_5" draw:style-name="Mgr12" draw:text-style-name="MP79" svg:width="2.703cm" svg:height="0.715cm" draw:transform="rotate (0.0872664625997165) translate (-0.172861111111111cm 0.218722222222222cm)"><draw:text-box><text:p text:style-name="MP24"><text:span text:style-name="MT116">Série 1</text:span></text:p></draw:text-box></draw:frame>T<text:span text:style-name="MT117">itre de la série</text:span></text:p>
      </style:header-left>
      <style:footer>
        <text:p text:style-name="MP3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79" draw:name="Shape8_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8">Angles</text:span> • <text:span text:style-name="MT118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86">Volumes : Volumes par comptage</text:p>
      </style:header>
      <style:footer>
        <text:p text:style-name="MP3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80" draw:name="Shape4_17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14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87"><draw:line text:anchor-type="paragraph" draw:z-index="345" draw:name="Shape3_33" draw:style-name="Mgr13" draw:text-style-name="MP24" svg:x1="15.12cm" svg:y1="0.36cm" svg:x2="20.496cm" svg:y2="0.36cm"><text:p/></draw:line><text:s/><text:span text:style-name="MT120">Angles</text:span> : <text:span text:style-name="MT121">Comprendre la notion d’angle</text:span></text:p>
      </style:header>
      <style:footer>
        <text:p text:style-name="MP3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/text:p>
      </style:footer>
      <style:footer-left>
        <text:p text:style-name="MP3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22">Angles</text:span><text:span text:style-name="MT11"> : </text:span><text:span text:style-name="MT122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282" draw:name="Shape3_7" draw:style-name="Mgr13" draw:text-style-name="MP24" svg:x1="15.12cm" svg:y1="0.36cm" svg:x2="20.496cm" svg:y2="0.36cm"><text:p/></draw:line><text:s/><text:span text:style-name="MT123">Angles : </text:span>Angles : <text:span text:style-name="MT121">Comprendre la notion d’angle</text:span></text:p>
      </style:header>
      <style:header-left>
        <text:p text:style-name="MP88"><draw:line text:anchor-type="paragraph" draw:z-index="283" draw:name="Shape3_29" draw:style-name="Mgr13" draw:text-style-name="MP24" svg:x1="15.12cm" svg:y1="0.36cm" svg:x2="20.496cm" svg:y2="0.36cm"><text:p/></draw:line>Angles : <text:span text:style-name="MT12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25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24">Angles : </text:span><text:span text:style-name="MT126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27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72" draw:name="Shape4_1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70" draw:name="Shape4_18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4" draw:name="Shape3_35" draw:style-name="Mgr13" draw:text-style-name="MP24" svg:x1="11.344cm" svg:y1="0.358cm" svg:x2="20.497cm" svg:y2="0.36cm"><text:p/></draw:line><text:span text:style-name="MT128">Angles </text:span>: Nommer un angle</text:p>
      </style:header>
      <style:footer>
        <text:p text:style-name="MP10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343" draw:name="Shape3_30" draw:style-name="Mgr13" draw:text-style-name="MP24" svg:x1="11.435cm" svg:y1="0.388cm" svg:x2="20.496cm" svg:y2="0.36cm"><text:p/></draw:line><text:span text:style-name="MT129">Angles</text:span> : <text:span text:style-name="MT129">Mesurer un angle</text:span></text:p>
      </style:header-left>
      <style:footer>
        <text:p text:style-name="MP3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9" draw:name="Shape4_17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30">Angles </text:span><text:span text:style-name="MT11">: </text:span><text:span text:style-name="MT13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1" draw:name="Shape3_31" draw:style-name="Mgr13" draw:text-style-name="MP2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2" draw:name="Shape3_32" draw:style-name="Mgr13" draw:text-style-name="MP2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25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25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8" draw:name="Shape4_18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6" draw:name="Shape4_18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1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9" draw:name="Shape3_34" draw:style-name="Mgr13" draw:text-style-name="MP24" svg:x1="15.448cm" svg:y1="0.365cm" svg:x2="20.496cm" svg:y2="0.36cm"><text:p/></draw:line><text:span text:style-name="MT132">Angles</text:span><text:span text:style-name="MT133"> : </text:span><text:span text:style-name="MT134">Calculer des mesures d’angle</text:span></text:p>
      </style:header>
      <style:header-left>
        <text:p text:style-name="_5f_Header_20_G_20_page_20_paire_20__28_G_29_"><draw:line text:anchor-type="paragraph" draw:z-index="340" draw:name="Shape3_36" draw:style-name="Mgr13" draw:text-style-name="MP24" svg:x1="15.448cm" svg:y1="0.365cm" svg:x2="20.496cm" svg:y2="0.36cm"><text:p/></draw:line><text:span text:style-name="MT132">Angles : </text:span><text:span text:style-name="MT13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25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35">Calculer des </text:span><text:span text:style-name="MT131">Mesure</text:span><text:span text:style-name="MT135">s</text:span><text:span text:style-name="MT1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4">Angles : </text:span><text:span text:style-name="MT136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2">R</text:span>epères du plan : Se repérer</text:p>
      </style:header>
      <style:header-left>
        <text:p text:style-name="_5f_Header_20_G_20_page_20_paire_20__28_G_29_"><text:span text:style-name="MT52">R</text:span>epères du plan : Se repérer</text:p>
      </style:header-left>
      <style:footer>
        <text:p text:style-name="MP3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1">Repères du plan : Se repérer</text:p></draw:text-box></draw:frame><draw:g text:anchor-type="paragraph" draw:z-index="81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Repères du plan : se repérer</text:p></draw:text-box></draw:frame><draw:g text:anchor-type="paragraph" draw:z-index="82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83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84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3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1">Repères du plan : Se </text:span><text:span text:style-name="MT140">déplacer</text:span></text:p></draw:text-box></draw:frame><draw:g text:anchor-type="paragraph" draw:z-index="85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3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2"><text:span text:style-name="MT11">Repères du plan : se </text:span><text:span text:style-name="MT140">déplacer</text:span></text:p></draw:text-box></draw:frame><draw:g text:anchor-type="paragraph" draw:z-index="86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87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88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73"><text:span text:style-name="MT110">S</text:span><text:span text:style-name="MT111">olides</text:span> : <text:span text:style-name="MT110">Vocabulaire, nature</text:span></text:p>
      </style:header>
      <style:footer>
        <text:p text:style-name="MP3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89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90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0">Géométrie plane</text:span> : <text:span text:style-name="MT70">Points, droites </text:span><text:span text:style-name="MT141">et cercles</text:span></text:p>
      </style:header>
      <style:footer>
        <text:p text:style-name="MP3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91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Géométrie plane : points, droites <text:span text:style-name="MT142">et cercles</text:span></text:p></draw:text-box></draw:frame></text:p>
      </style:footer>
      <style:footer-left>
        <text:p text:style-name="MP3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92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Géométrie plane : points, droites <text:span text:style-name="MT142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73"><text:span text:style-name="MT110">S</text:span><text:span text:style-name="MT111">olides</text:span> : <text:span text:style-name="MT110">Vocabulaire, nature</text:span></text:p>
      </style:header>
      <style:footer>
        <text:p text:style-name="MP3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93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94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0">Géométrie plane</text:span> : <text:span text:style-name="MT143">Milieu, alignement, </text:span><text:span text:style-name="MT144">appartenance</text:span></text:p>
      </style:header>
      <style:footer>
        <text:p text:style-name="MP10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95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8">Géométrie plane : </text:span><text:span text:style-name="MT145">milieu, Alignement, </text:span><text:span text:style-name="MT146">APPARTENANCE</text:span></text:p></draw:text-box></draw:frame></text:p>
      </style:footer>
      <style:footer-left>
        <text:p text:style-name="MP3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96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145">milieu, alignement, </text:span><text:span text:style-name="MT146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3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97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98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0">Géométrie plane</text:span> : <text:span text:style-name="MT71">P</text:span><text:span text:style-name="MT72">arallèles, perpendiculaires,<text:line-break/> </text:span><text:span text:style-name="MT73">distances</text:span></text:p>
      </style:header>
      <style:footer>
        <text:p text:style-name="MP10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4"><draw:g text:anchor-type="paragraph" draw:z-index="99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8">Géométrie plane : </text:span><text:span text:style-name="MT75">Parallèles, perpendiculaires, </text:span><text:span text:style-name="MT7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draw:g text:anchor-type="paragraph" draw:z-index="100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96"><text:span text:style-name="MT148">Géométrie plane</text:span><text:span text:style-name="MT149"> : </text:span><text:span text:style-name="MT150">Vocabulaire</text:span></text:p>
      </style:header>
      <style:header-left>
        <text:p text:style-name="MP96"><text:span text:style-name="MT148">Géométrie plane</text:span><text:span text:style-name="MT149"> : </text:span><text:span text:style-name="MT150">Vocabulaire</text:span></text:p>
      </style:header-left>
      <style:footer>
        <text:p text:style-name="MP3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4">Géométrie plane : </text:span><text:span text:style-name="MT151">vocabulaire</text:span></text:p></draw:text-box></draw:frame><draw:g text:anchor-type="paragraph" draw:z-index="101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4">Géométrie plane : </text:span><text:span text:style-name="MT151">vocabulaire</text:span></text:p></draw:text-box></draw:frame><draw:g text:anchor-type="paragraph" draw:z-index="102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152">C</text:span><text:span text:style-name="MT153">oder</text:span></text:p>
      </style:header>
      <style:footer>
        <text:h text:style-name="_5f_Footer_20_page_20_paire_20__28_G_29_" text:outline-level="1"><draw:frame draw:style-name="Mfr4" draw:name="Frame413" text:anchor-type="paragraph" svg:x="1.05cm" svg:y="-0.06cm" draw:z-index="281"><draw:text-box fo:min-height="0.499cm" fo:min-width="7.096cm"><text:p text:style-name="MP71"><text:span text:style-name="MT108">Géométrie plane : </text:span><text:span text:style-name="MT154">coder</text:span></text:p></draw:text-box></draw:frame><draw:g text:anchor-type="paragraph" draw:z-index="103" draw:name="Shape4_211" draw:style-name="Mgr1"><draw:path draw:style-name="Mgr2" draw:text-style-name="MP5" svg:width="0.855cm" svg:height="1.172cm" svg:x="-0.065cm" svg:y="-0.174cm" svg:viewBox="0 0 856 1173" svg:d="M856 1173h-856v-991c0-100 79-182 175-182h505c97 0 176 82 176 182z"><text:p/></draw:path></draw:g><text:page-number text:select-page="current">246</text:page-number></text:h>
      </style:footer>
      <style:footer-left>
        <text:p text:style-name="MP3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4">Géométrie plane, </text:span><text:span text:style-name="MT154">coder</text:span></text:p></draw:text-box></draw:frame><draw:g text:anchor-type="paragraph" draw:z-index="104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96"><text:span text:style-name="MT148">Géométrie plane</text:span><text:span text:style-name="MT149"> : </text:span><text:span text:style-name="MT150">Vocabulaire</text:span></text:p>
      </style:header>
      <style:footer>
        <text:p text:style-name="MP3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4">Géométrie plane : </text:span><text:span text:style-name="MT151">vocabulaire</text:span></text:p></draw:text-box></draw:frame><draw:g text:anchor-type="paragraph" draw:z-index="107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4">Géométrie plane : </text:span><text:span text:style-name="MT151">vocabulaire</text:span></text:p></draw:text-box></draw:frame><draw:g text:anchor-type="paragraph" draw:z-index="105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0">Géométrie plane, </text:span><text:span text:style-name="MT155">partie 1</text:span> : <text:span text:style-name="MT156">Assembler et décomposer</text:span></text:p>
      </style:header>
      <style:footer>
        <text:p text:style-name="MP10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<text:span text:style-name="MT108">Géométrie plane, </text:span><text:span text:style-name="MT157">partie 1</text:span><text:span text:style-name="MT108"> : </text:span><text:span text:style-name="MT158">assembler et décomposer</text:span></text:p></draw:text-box></draw:frame><draw:g text:anchor-type="paragraph" draw:z-index="108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4"><draw:g text:anchor-type="paragraph" draw:z-index="106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, </text:span><text:span text:style-name="MT157">partie 1</text:span><text:span text:style-name="MT74"> : </text:span><text:span text:style-name="MT158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97"><draw:line text:anchor-type="paragraph" draw:z-index="313" draw:name="Shape3_39" draw:style-name="Mgr8" draw:text-style-name="MP24" svg:x1="10.308cm" svg:y1="0.388cm" svg:x2="20.496cm" svg:y2="0.36cm"><text:p/></draw:line><draw:path text:anchor-type="paragraph" draw:z-index="314" draw:name="Shape1_12" draw:style-name="Mgr7" draw:text-style-name="MP45" svg:width="4.329cm" svg:height="2.238cm" svg:x="-1.5cm" svg:y="-1.001cm" svg:viewBox="0 0 4330 2239" svg:d="M0 2239l3984-288c209-15 363-167 345-342l-170-1609h-4159z"><text:p/></draw:path><text:span text:style-name="MT82">Fractions</text:span><text:span text:style-name="MT83"> : </text:span><text:span text:style-name="MT84">Problèmes</text:span><text:span text:style-name="MT83"> </text:span></text:p>
      </style:header>
      <style:footer>
        <text:p text:style-name="MP10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4"><draw:g text:anchor-type="paragraph" draw:z-index="225" draw:name="Shape4_25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5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1" draw:name="Shape4_8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8" draw:name="Shape4_2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8"><draw:line text:anchor-type="paragraph" draw:z-index="286" draw:name="Shape9_1" draw:style-name="Mgr13" draw:text-style-name="MP24" svg:x1="11.559cm" svg:y1="0.36cm" svg:x2="20.5cm" svg:y2="0.36cm"><text:p/></draw:line><draw:frame text:anchor-type="paragraph" draw:z-index="287" draw:name="Shape8_6" draw:style-name="Mgr12" draw:text-style-name="MP79" svg:width="2.703cm" svg:height="0.715cm" draw:transform="rotate (0.0872664625997165) translate (-0.172861111111111cm 0.218722222222222cm)"><draw:text-box><text:p text:style-name="MP24"><text:span text:style-name="MT116">Série 1</text:span></text:p></draw:text-box></draw:frame><draw:path text:anchor-type="paragraph" draw:z-index="28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3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47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3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4"><draw:g text:anchor-type="paragraph" draw:z-index="46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102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5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3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4"><draw:g text:anchor-type="paragraph" draw:z-index="43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/text:span><text:span text:style-name="MT1">REPRODUIRE</text:span></text:p></draw:text-box></draw:frame></text:p>
      </style:footer>
      <style:footer-left>
        <text:p text:style-name="MP3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44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footer>
        <text:p text:style-name="MP3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4"><draw:g text:anchor-type="paragraph" draw:z-index="41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4"><draw:g text:anchor-type="paragraph" draw:z-index="42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3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40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4"><draw:g text:anchor-type="paragraph" draw:z-index="38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3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39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73"><text:span text:style-name="MT110">S</text:span><text:span text:style-name="MT111">olides</text:span> : <text:span text:style-name="MT110">Vocabulaire, nature</text:span></text:p>
      </style:header>
      <style:header-left>
        <text:p text:style-name="MP73"><text:span text:style-name="MT110">S</text:span><text:span text:style-name="MT111">olides</text:span> : <text:span text:style-name="MT110">Vocabulaire, nature</text:span></text:p>
      </style:header-left>
      <style:footer>
        <text:p text:style-name="MP3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36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37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3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4"><draw:g text:anchor-type="paragraph" draw:z-index="34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3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4"><draw:g text:anchor-type="paragraph" draw:z-index="35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0">Solides : </text:span><text:span text:style-name="MT169">Patrons</text:span></text:p>
      </style:header>
      <style:header-left>
        <text:p text:style-name="_5f_Header_20_G_20_page_20_paire_20__28_G_29_"><text:span text:style-name="MT11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<text:span text:style-name="MT170">patrons</text:span></text:p></draw:text-box></draw:frame><draw:g text:anchor-type="paragraph" draw:z-index="32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3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3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3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4"><draw:g text:anchor-type="paragraph" draw:z-index="30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3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4"><draw:g text:anchor-type="paragraph" draw:z-index="31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0">S</text:span><text:span text:style-name="MT111">olides</text:span> : <text:span text:style-name="MT110">Vocabulaire, nature</text:span></text:p>
      </style:header>
      <style:header-left>
        <text:p text:style-name="_5f_Header_20_G_20_page_20_impaire_20__28_D_29_"><text:span text:style-name="MT110">S</text:span><text:span text:style-name="MT111">olides</text:span> : <text:span text:style-name="MT110">Vocabulaire, nature</text:span></text:p>
      </style:header-left>
      <style:footer>
        <text:p text:style-name="MP3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28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29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>
      <style:footer>
        <text:p text:style-name="MP3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26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27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3"> : </text:span><text:span text:style-name="MT177">Reconnaissance et axes</text:span></text:p>
      </style:header>
      <style:footer>
        <text:p text:style-name="MP10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4"><draw:g text:anchor-type="paragraph" draw:z-index="24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2">S</text:span>ymétrie axiale : reconnaissance et axes</text:h></draw:text-box></draw:frame></text:p>
      </style:footer>
      <style:footer-left>
        <text:p text:style-name="MP3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4"><draw:g text:anchor-type="paragraph" draw:z-index="25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>
      <style:footer>
        <text:p text:style-name="MP3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22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23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3"> : </text:span><text:span text:style-name="MT176">Médiatrice d’un segment</text:span></text:p>
      </style:header>
      <style:footer>
        <text:p text:style-name="MP10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20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8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3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4"><draw:g text:anchor-type="paragraph" draw:z-index="21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8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3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18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19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2">S</text:span><text:span text:style-name="MT73">ymétrie axiale : Constructions</text:span></text:p>
      </style:header>
      <style:footer>
        <text:p text:style-name="MP10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6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2">S</text:span>ymétrie axiale : Constructions</text:h></draw:text-box></draw:frame></text:p>
      </style:footer>
      <style:footer-left>
        <text:p text:style-name="MP3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4"><draw:g text:anchor-type="paragraph" draw:z-index="17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-left>
      <style:footer>
        <text:p text:style-name="MP3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14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15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73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73"> : </text:span><text:span text:style-name="MT181">Axes de symétrie de figures</text:span></text:p>
      </style:header-left>
      <style:footer>
        <text:p text:style-name="MP10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4"><draw:g text:anchor-type="paragraph" draw:z-index="12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2">S</text:span>ymétrie axiale : axes de symétrie de figures</text:p></draw:text-box></draw:frame></text:p>
      </style:footer>
      <style:footer-left>
        <text:p text:style-name="MP3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4"><draw:g text:anchor-type="paragraph" draw:z-index="13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>
      <style:footer>
        <text:p text:style-name="MP3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10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11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2">S</text:span>ymétrie : Propriétés</text:p>
      </style:header>
      <style:footer>
        <text:p text:style-name="MP10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4"><draw:g text:anchor-type="paragraph" draw:z-index="8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2">S</text:span>ymétrie axiale : propriétés</text:p></draw:text-box></draw:frame></text:p>
      </style:footer>
      <style:footer-left>
        <text:p text:style-name="MP3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9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0"> : </text:span><text:span text:style-name="MT174">Parallèles, perpendiculaires,<text:line-break/> </text:span><text:span text:style-name="MT175">distances</text:span></text:p>
      </style:header>
      <style:footer>
        <text:p text:style-name="MP3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6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7">Géométrie plane : </text:span><text:span text:style-name="MT71">parallèles, perpendiculaires, </text:span><text:span text:style-name="MT52">distances</text:span></text:p></draw:text-box></draw:frame><draw:g text:anchor-type="paragraph" draw:z-index="7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2">S</text:span>ymétrie axiale : pour aller plus loin</text:p>
      </style:header>
      <style:footer>
        <text:p text:style-name="MP10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4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2">S</text:span>ymétrie axiale : pour aller plus loin</text:p></draw:text-box></draw:frame></text:p>
      </style:footer>
      <style:footer-left>
        <text:p text:style-name="MP3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5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4">Géométrie plane : </text:span><text:span text:style-name="MT75">parallèles, perpendiculaires, </text:span><text:span text:style-name="MT7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84" draw:name="Shape3_1" draw:style-name="Mgr15" draw:text-style-name="MP24" svg:x1="10.893cm" svg:y1="0.403cm" svg:x2="20.503cm" svg:y2="0.327cm"><text:p/></draw:line><draw:path text:anchor-type="char" draw:z-index="0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85" draw:name="Shape3_38" draw:style-name="Mgr15" draw:text-style-name="MP2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4"><draw:g text:anchor-type="paragraph" draw:z-index="1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2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6-10T22:23:54.418000000</dc:date>
    <meta:editing-duration>P2DT18H49M40S</meta:editing-duration>
    <meta:editing-cycles>237</meta:editing-cycles>
    <meta:generator>LibreOffice/7.6.6.3$Windows_X86_64 LibreOffice_project/d97b2716a9a4a2ce1391dee1765565ea469b0ae7</meta:generator>
    <meta:document-statistic meta:table-count="1" meta:image-count="0" meta:object-count="0" meta:page-count="1" meta:paragraph-count="750" meta:word-count="2845" meta:character-count="18656" meta:non-whitespace-character-count="16173"/>
    <meta:template xlink:type="simple" xlink:actuate="onRequest" xlink:title="lycee_v3" xlink:href="../Modele_cahier.ott" meta:date="2021-07-09T13:45:32.011278978"/>
  </office:meta>
</office:document-meta>
</file>